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23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8.03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14.16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17.8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48.17mm"/>
    </style:style>
    <style:style style:name="co15" style:family="table-column">
      <style:table-column-properties fo:break-before="auto" style:column-width="22.56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o sant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006" table:default-cell-style-name="ce5"/>
        <table:table-column table:style-name="co17" table:default-cell-style-name="Default"/>
        <table:table-row table:style-name="ro1">
          <table:table-cell office:value-type="string" calcext:value-type="string">
            <text:p><text:s/>instance </text:p>
          </table:table-cell>
          <table:table-cell office:value-type="string" calcext:value-type="string">
            <text:p><text:s/>|V| </text:p>
          </table:table-cell>
          <table:table-cell office:value-type="string" calcext:value-type="string">
            <text:p><text:s/>|A| 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model </text:p>
          </table:table-cell>
          <table:table-cell office:value-type="string" calcext:value-type="string">
            <text:p><text:s/>rootLP </text:p>
          </table:table-cell>
          <table:table-cell office:value-type="string" calcext:value-type="string">
            <text:p><text:s/>maxFlowCuts </text:p>
          </table:table-cell>
          <table:table-cell office:value-type="string" calcext:value-type="string">
            <text:p><text:s/>maxFlowCutsTime </text:p>
          </table:table-cell>
          <table:table-cell office:value-type="string" calcext:value-type="string">
            <text:p><text:s/>lazyCuts 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<text:s/>solverTime 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<text:s/>nodeCount </text:p>
          </table:table-cell>
          <table:table-cell office:value-type="string" calcext:value-type="string">
            <text:p><text:s/>meters </text:p>
          </table:table-cell>
          <table:table-cell office:value-type="string" calcext:value-type="string">
            <text:p><text:s/>tourMinutes </text:p>
          </table:table-cell>
          <table:table-cell office:value-type="string" calcext:value-type="string">
            <text:p><text:s/>blocksMeter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6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13.784216973" calcext:value-type="float">
            <text:p>13,784216973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9.90293121337891" calcext:value-type="float">
            <text:p>9,9029312133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90" calcext:value-type="float">
            <text:p>22890</text:p>
          </table:table-cell>
          <table:table-cell office:value-type="float" office:value="50.5575" calcext:value-type="float">
            <text:p>50,5575</text:p>
          </table:table-cell>
          <table:table-cell office:value-type="float" office:value="3605" calcext:value-type="float">
            <text:p>3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7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6.260460894" calcext:value-type="float">
            <text:p>276,260460894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5233938694" calcext:value-type="float">
            <text:p>68,52339386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8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2.649822206" calcext:value-type="float">
            <text:p>272,649822206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9.2210988998413" calcext:value-type="float">
            <text:p>69,22109889984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9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1.027551358" calcext:value-type="float">
            <text:p>271,027551358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6261878013611" calcext:value-type="float">
            <text:p>68,62618780136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0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52" calcext:value-type="float">
            <text:p>1452</text:p>
          </table:table-cell>
          <table:table-cell office:value-type="float" office:value="811" calcext:value-type="float">
            <text:p>811</text:p>
          </table:table-cell>
          <table:table-cell office:value-type="float" office:value="258.811391419" calcext:value-type="float">
            <text:p>258,811391419</text:p>
          </table:table-cell>
          <table:table-cell office:value-type="float" office:value="28" calcext:value-type="float">
            <text:p>28</text:p>
          </table:table-cell>
          <table:table-cell office:value-type="float" office:value="1452" calcext:value-type="float">
            <text:p>1452</text:p>
          </table:table-cell>
          <table:table-cell office:value-type="float" office:value="24.4576580524445" calcext:value-type="float">
            <text:p>24,457658052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9" calcext:value-type="float">
            <text:p>26229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1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75" calcext:value-type="float">
            <text:p>1475</text:p>
          </table:table-cell>
          <table:table-cell office:value-type="float" office:value="293" calcext:value-type="float">
            <text:p>293</text:p>
          </table:table-cell>
          <table:table-cell office:value-type="float" office:value="54.107521539" calcext:value-type="float">
            <text:p>54,107521539</text:p>
          </table:table-cell>
          <table:table-cell office:value-type="float" office:value="30" calcext:value-type="float">
            <text:p>30</text:p>
          </table:table-cell>
          <table:table-cell office:value-type="float" office:value="1475" calcext:value-type="float">
            <text:p>1475</text:p>
          </table:table-cell>
          <table:table-cell office:value-type="float" office:value="13.7891099452972" calcext:value-type="float">
            <text:p>13,789109945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3" calcext:value-type="float">
            <text:p>23593</text:p>
          </table:table-cell>
          <table:table-cell office:value-type="float" office:value="79.6155" calcext:value-type="float">
            <text:p>79,615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6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  <table:table-cell office:value-type="float" office:value="330.725421124" calcext:value-type="float">
            <text:p>330,725421124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41.5934538841248" calcext:value-type="float">
            <text:p>41,59345388412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049" calcext:value-type="float">
            <text:p>34049</text:p>
          </table:table-cell>
          <table:table-cell office:value-type="float" office:value="67.5075" calcext:value-type="float">
            <text:p>67,5075</text:p>
          </table:table-cell>
          <table:table-cell office:value-type="float" office:value="3652" calcext:value-type="float">
            <text:p>3652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7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34.379793081" calcext:value-type="float">
            <text:p>4934,379793081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17658495903" calcext:value-type="float">
            <text:p>249,17658495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8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7.774124924" calcext:value-type="float">
            <text:p>4907,77412492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7.247741937637" calcext:value-type="float">
            <text:p>247,2477419376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9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5.776869394" calcext:value-type="float">
            <text:p>4905,77686939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466984033585" calcext:value-type="float">
            <text:p>249,466984033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0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29.567147152" calcext:value-type="float">
            <text:p>2429,567147152</text:p>
          </table:table-cell>
          <table:table-cell office:value-type="float" office:value="2087" calcext:value-type="float">
            <text:p>2087</text:p>
          </table:table-cell>
          <table:table-cell office:value-type="float" office:value="1516" calcext:value-type="float">
            <text:p>1516</text:p>
          </table:table-cell>
          <table:table-cell office:value-type="float" office:value="603.264698982239" calcext:value-type="float">
            <text:p>603,26469898223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737" calcext:value-type="float">
            <text:p>31737</text:p>
          </table:table-cell>
          <table:table-cell office:value-type="float" office:value="110331" calcext:value-type="float">
            <text:p>110331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1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708" calcext:value-type="float">
            <text:p>1708</text:p>
          </table:table-cell>
          <table:table-cell office:value-type="float" office:value="1813" calcext:value-type="float">
            <text:p>1813</text:p>
          </table:table-cell>
          <table:table-cell office:value-type="float" office:value="2266.001228968" calcext:value-type="float">
            <text:p>2266,001228968</text:p>
          </table:table-cell>
          <table:table-cell office:value-type="float" office:value="95" calcext:value-type="float">
            <text:p>95</text:p>
          </table:table-cell>
          <table:table-cell office:value-type="float" office:value="1708" calcext:value-type="float">
            <text:p>1708</text:p>
          </table:table-cell>
          <table:table-cell office:value-type="float" office:value="259.081040859222" calcext:value-type="float">
            <text:p>259,0810408592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64" calcext:value-type="float">
            <text:p>36364</text:p>
          </table:table-cell>
          <table:table-cell office:value-type="float" office:value="117.2715" calcext:value-type="float">
            <text:p>117,271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3000-2016 </text:p>
          </table:table-cell>
          <table:table-cell office:value-type="float" office:value="1458" calcext:value-type="float">
            <text:p>1458</text:p>
          </table:table-cell>
          <table:table-cell office:value-type="float" office:value="2124306" calcext:value-type="float">
            <text:p>212430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728.987965326" calcext:value-type="float">
            <text:p>1728,98796532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.842334032059" calcext:value-type="float">
            <text:p>227,84233403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84" calcext:value-type="float">
            <text:p>49984</text:p>
          </table:table-cell>
          <table:table-cell office:value-type="float" office:value="90.6765" calcext:value-type="float">
            <text:p>90,6765</text:p>
          </table:table-cell>
          <table:table-cell office:value-type="float" office:value="3489" calcext:value-type="float">
            <text:p>348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/>
          <table:table-cell table:number-columns-repeated="100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inas" table:style-name="ta1">
        <table:table-column table:style-name="co18" table:number-columns-repeated="5" table:default-cell-style-name="Default"/>
        <table:table-column table:style-name="co18" table:default-cell-style-name="ce6"/>
        <table:table-column table:style-name="co18" table:number-columns-repeated="16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table:style-name="Default"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8358081" calcext:value-type="float">
            <text:p>0,028358081</text:p>
          </table:table-cell>
          <table:table-cell office:value-type="float" office:value="0" calcext:value-type="float">
            <text:p>0</text:p>
          </table:table-cell>
          <table:table-cell office:value-type="float" office:value="2.170415891" calcext:value-type="float">
            <text:p>2,17041589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00913055" calcext:value-type="float">
            <text:p>2,20091305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56074500083923" calcext:value-type="float">
            <text:p>2,56074500083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P2]+[.M2]+[.J2]+[.H2]" office:value-type="float" office:value="6.96043202783923" calcext:value-type="float">
            <text:p>6,96043202783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07600595" calcext:value-type="float">
            <text:p>0,007600595</text:p>
          </table:table-cell>
          <table:table-cell office:value-type="float" office:value="2" calcext:value-type="float">
            <text:p>2</text:p>
          </table:table-cell>
          <table:table-cell office:value-type="float" office:value="0.282759914" calcext:value-type="float">
            <text:p>0,28275991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47773682" calcext:value-type="float">
            <text:p>0,04777368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189039707183838" calcext:value-type="float">
            <text:p>0,01890397071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23.55" calcext:value-type="float">
            <text:p>23,55</text:p>
          </table:table-cell>
          <table:table-cell office:value-type="float" office:value="1675" calcext:value-type="float">
            <text:p>1675</text:p>
          </table:table-cell>
          <table:table-cell table:formula="of:=[.P3]+[.M3]+[.J3]+[.H3]" office:value-type="float" office:value="0.357038161718384" calcext:value-type="float">
            <text:p>0,357038161718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10809334" calcext:value-type="float">
            <text:p>0,010809334</text:p>
          </table:table-cell>
          <table:table-cell office:value-type="float" office:value="0" calcext:value-type="float">
            <text:p>0</text:p>
          </table:table-cell>
          <table:table-cell office:value-type="float" office:value="0.00268356" calcext:value-type="float">
            <text:p>0,0026835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112641072" calcext:value-type="float">
            <text:p>0,11264107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.047191858291626" calcext:value-type="float">
            <text:p>0,04719185829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3.1555" calcext:value-type="float">
            <text:p>23,1555</text:p>
          </table:table-cell>
          <table:table-cell office:value-type="float" office:value="1812" calcext:value-type="float">
            <text:p>1812</text:p>
          </table:table-cell>
          <table:table-cell table:formula="of:=[.P4]+[.M4]+[.J4]+[.H4]" office:value-type="float" office:value="0.173325824291626" calcext:value-type="float">
            <text:p>0,173325824291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32835772" calcext:value-type="float">
            <text:p>0,032835772</text:p>
          </table:table-cell>
          <table:table-cell office:value-type="float" office:value="0" calcext:value-type="float">
            <text:p>0</text:p>
          </table:table-cell>
          <table:table-cell office:value-type="float" office:value="0.003066633" calcext:value-type="float">
            <text:p>0,00306663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168225339" calcext:value-type="float">
            <text:p>0,16822533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0796761512756348" calcext:value-type="float">
            <text:p>0,07967615127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3" calcext:value-type="float">
            <text:p>9493</text:p>
          </table:table-cell>
          <table:table-cell office:value-type="float" office:value="22.1235" calcext:value-type="float">
            <text:p>22,1235</text:p>
          </table:table-cell>
          <table:table-cell office:value-type="float" office:value="1752" calcext:value-type="float">
            <text:p>1752</text:p>
          </table:table-cell>
          <table:table-cell table:formula="of:=[.P5]+[.M5]+[.J5]+[.H5]" office:value-type="float" office:value="0.283803895275635" calcext:value-type="float">
            <text:p>0,283803895275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2570303" calcext:value-type="float">
            <text:p>0,022570303</text:p>
          </table:table-cell>
          <table:table-cell office:value-type="float" office:value="0" calcext:value-type="float">
            <text:p>0</text:p>
          </table:table-cell>
          <table:table-cell office:value-type="float" office:value="0.002934923" calcext:value-type="float">
            <text:p>0,0029349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9675468" calcext:value-type="float">
            <text:p>0,0196754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5928249359131" calcext:value-type="float">
            <text:p>0,02859282493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P6]+[.M6]+[.J6]+[.H6]" office:value-type="float" office:value="0.0737735189359131" calcext:value-type="float">
            <text:p>0,073773518935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47891215" calcext:value-type="float">
            <text:p>0,147891215</text:p>
          </table:table-cell>
          <table:table-cell office:value-type="float" office:value="4" calcext:value-type="float">
            <text:p>4</text:p>
          </table:table-cell>
          <table:table-cell office:value-type="float" office:value="0.011007031" calcext:value-type="float">
            <text:p>0,0110070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234424287" calcext:value-type="float">
            <text:p>0,23442428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78270816802979" calcext:value-type="float">
            <text:p>0,178270816802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68" calcext:value-type="float">
            <text:p>33668</text:p>
          </table:table-cell>
          <table:table-cell office:value-type="float" office:value="81.957" calcext:value-type="float">
            <text:p>81,957</text:p>
          </table:table-cell>
          <table:table-cell office:value-type="float" office:value="6990" calcext:value-type="float">
            <text:p>6990</text:p>
          </table:table-cell>
          <table:table-cell table:formula="of:=[.P7]+[.M7]+[.J7]+[.H7]" office:value-type="float" office:value="0.571593349802979" calcext:value-type="float">
            <text:p>0,571593349802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62713642" calcext:value-type="float">
            <text:p>0,062713642</text:p>
          </table:table-cell>
          <table:table-cell office:value-type="float" office:value="2" calcext:value-type="float">
            <text:p>2</text:p>
          </table:table-cell>
          <table:table-cell office:value-type="float" office:value="0.006521888" calcext:value-type="float">
            <text:p>0,006521888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.628826503" calcext:value-type="float">
            <text:p>1,628826503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0.653146028518677" calcext:value-type="float">
            <text:p>0,653146028518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1" calcext:value-type="float">
            <text:p>36431</text:p>
          </table:table-cell>
          <table:table-cell office:value-type="float" office:value="77.0115" calcext:value-type="float">
            <text:p>77,0115</text:p>
          </table:table-cell>
          <table:table-cell office:value-type="float" office:value="4970" calcext:value-type="float">
            <text:p>4970</text:p>
          </table:table-cell>
          <table:table-cell table:formula="of:=[.P8]+[.M8]+[.J8]+[.H8]" office:value-type="float" office:value="2.35120806151868" calcext:value-type="float">
            <text:p>2,35120806151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20619337" calcext:value-type="float">
            <text:p>0,120619337</text:p>
          </table:table-cell>
          <table:table-cell office:value-type="float" office:value="2" calcext:value-type="float">
            <text:p>2</text:p>
          </table:table-cell>
          <table:table-cell office:value-type="float" office:value="0.007406704" calcext:value-type="float">
            <text:p>0,00740670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.704023015" calcext:value-type="float">
            <text:p>1,7040230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357350826263428" calcext:value-type="float">
            <text:p>0,35735082626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1" calcext:value-type="float">
            <text:p>38851</text:p>
          </table:table-cell>
          <table:table-cell office:value-type="float" office:value="80.799" calcext:value-type="float">
            <text:p>80,799</text:p>
          </table:table-cell>
          <table:table-cell office:value-type="float" office:value="5005" calcext:value-type="float">
            <text:p>5005</text:p>
          </table:table-cell>
          <table:table-cell table:formula="of:=[.P9]+[.M9]+[.J9]+[.H9]" office:value-type="float" office:value="2.18939988226343" calcext:value-type="float">
            <text:p>2,18939988226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96917717" calcext:value-type="float">
            <text:p>0,096917717</text:p>
          </table:table-cell>
          <table:table-cell office:value-type="float" office:value="4" calcext:value-type="float">
            <text:p>4</text:p>
          </table:table-cell>
          <table:table-cell office:value-type="float" office:value="0.011556825" calcext:value-type="float">
            <text:p>0,01155682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720114332" calcext:value-type="float">
            <text:p>0,720114332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.58854699134827" calcext:value-type="float">
            <text:p>1,58854699134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57" calcext:value-type="float">
            <text:p>41857</text:p>
          </table:table-cell>
          <table:table-cell office:value-type="float" office:value="83.031" calcext:value-type="float">
            <text:p>83,031</text:p>
          </table:table-cell>
          <table:table-cell office:value-type="float" office:value="4499" calcext:value-type="float">
            <text:p>4499</text:p>
          </table:table-cell>
          <table:table-cell table:formula="of:=[.P10]+[.M10]+[.J10]+[.H10]" office:value-type="float" office:value="2.41713586534827" calcext:value-type="float">
            <text:p>2,41713586534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47539194" calcext:value-type="float">
            <text:p>0,047539194</text:p>
          </table:table-cell>
          <table:table-cell office:value-type="float" office:value="2" calcext:value-type="float">
            <text:p>2</text:p>
          </table:table-cell>
          <table:table-cell office:value-type="float" office:value="0.006716006" calcext:value-type="float">
            <text:p>0,00671600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.130657282" calcext:value-type="float">
            <text:p>1,130657282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.215113162994385" calcext:value-type="float">
            <text:p>0,21511316299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8" calcext:value-type="float">
            <text:p>35378</text:p>
          </table:table-cell>
          <table:table-cell office:value-type="float" office:value="67.1565" calcext:value-type="float">
            <text:p>67,1565</text:p>
          </table:table-cell>
          <table:table-cell office:value-type="float" office:value="3131" calcext:value-type="float">
            <text:p>3131</text:p>
          </table:table-cell>
          <table:table-cell table:formula="of:=[.P11]+[.M11]+[.J11]+[.H11]" office:value-type="float" office:value="1.40002564499439" calcext:value-type="float">
            <text:p>1,400025644994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11375317" calcext:value-type="float">
            <text:p>0,211375317</text:p>
          </table:table-cell>
          <table:table-cell office:value-type="float" office:value="6" calcext:value-type="float">
            <text:p>6</text:p>
          </table:table-cell>
          <table:table-cell office:value-type="float" office:value="0.015299396" calcext:value-type="float">
            <text:p>0,0152993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7144627" calcext:value-type="float">
            <text:p>0,1071446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42357015609741" calcext:value-type="float">
            <text:p>0,24235701560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1" calcext:value-type="float">
            <text:p>62401</text:p>
          </table:table-cell>
          <table:table-cell office:value-type="float" office:value="119.202" calcext:value-type="float">
            <text:p>119,202</text:p>
          </table:table-cell>
          <table:table-cell office:value-type="float" office:value="5689" calcext:value-type="float">
            <text:p>5689</text:p>
          </table:table-cell>
          <table:table-cell table:formula="of:=[.P12]+[.M12]+[.J12]+[.H12]" office:value-type="float" office:value="0.576176355609741" calcext:value-type="float">
            <text:p>0,576176355609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384101354" calcext:value-type="float">
            <text:p>0,384101354</text:p>
          </table:table-cell>
          <table:table-cell office:value-type="float" office:value="4" calcext:value-type="float">
            <text:p>4</text:p>
          </table:table-cell>
          <table:table-cell office:value-type="float" office:value="0.011085894" calcext:value-type="float">
            <text:p>0,0110858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9039098" calcext:value-type="float">
            <text:p>0,10903909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82618999481201" calcext:value-type="float">
            <text:p>0,28261899948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4" calcext:value-type="float">
            <text:p>44784</text:p>
          </table:table-cell>
          <table:table-cell office:value-type="float" office:value="88.83" calcext:value-type="float">
            <text:p>88,83</text:p>
          </table:table-cell>
          <table:table-cell office:value-type="float" office:value="4812" calcext:value-type="float">
            <text:p>4812</text:p>
          </table:table-cell>
          <table:table-cell table:formula="of:=[.P13]+[.M13]+[.J13]+[.H13]" office:value-type="float" office:value="0.786845345481201" calcext:value-type="float">
            <text:p>0,786845345481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157080762" calcext:value-type="float">
            <text:p>0,157080762</text:p>
          </table:table-cell>
          <table:table-cell office:value-type="float" office:value="4" calcext:value-type="float">
            <text:p>4</text:p>
          </table:table-cell>
          <table:table-cell office:value-type="float" office:value="0.011994686" calcext:value-type="float">
            <text:p>0,01199468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.962465332" calcext:value-type="float">
            <text:p>3,962465332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0.861961126327515" calcext:value-type="float">
            <text:p>0,861961126327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67" calcext:value-type="float">
            <text:p>54267</text:p>
          </table:table-cell>
          <table:table-cell office:value-type="float" office:value="109.3185" calcext:value-type="float">
            <text:p>109,3185</text:p>
          </table:table-cell>
          <table:table-cell office:value-type="float" office:value="6204" calcext:value-type="float">
            <text:p>6204</text:p>
          </table:table-cell>
          <table:table-cell table:formula="of:=[.P14]+[.M14]+[.J14]+[.H14]" office:value-type="float" office:value="4.99350190632752" calcext:value-type="float">
            <text:p>4,99350190632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121238598" calcext:value-type="float">
            <text:p>0,121238598</text:p>
          </table:table-cell>
          <table:table-cell office:value-type="float" office:value="4" calcext:value-type="float">
            <text:p>4</text:p>
          </table:table-cell>
          <table:table-cell office:value-type="float" office:value="0.010992161" calcext:value-type="float">
            <text:p>0,01099216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657286604" calcext:value-type="float">
            <text:p>0,657286604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float" office:value="0.973717927932739" calcext:value-type="float">
            <text:p>0,9737179279327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163" calcext:value-type="float">
            <text:p>46163</text:p>
          </table:table-cell>
          <table:table-cell office:value-type="float" office:value="97.1535" calcext:value-type="float">
            <text:p>97,1535</text:p>
          </table:table-cell>
          <table:table-cell office:value-type="float" office:value="6202" calcext:value-type="float">
            <text:p>6202</text:p>
          </table:table-cell>
          <table:table-cell table:formula="of:=[.P15]+[.M15]+[.J15]+[.H15]" office:value-type="float" office:value="1.76323529093274" calcext:value-type="float">
            <text:p>1,763235290932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94919422" calcext:value-type="float">
            <text:p>0,294919422</text:p>
          </table:table-cell>
          <table:table-cell office:value-type="float" office:value="0" calcext:value-type="float">
            <text:p>0</text:p>
          </table:table-cell>
          <table:table-cell office:value-type="float" office:value="0.003824311" calcext:value-type="float">
            <text:p>0,0038243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.344934742" calcext:value-type="float">
            <text:p>1,344934742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2.84880900382996" calcext:value-type="float">
            <text:p>2,848809003829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859" calcext:value-type="float">
            <text:p>55859</text:p>
          </table:table-cell>
          <table:table-cell office:value-type="float" office:value="118.38" calcext:value-type="float">
            <text:p>118,38</text:p>
          </table:table-cell>
          <table:table-cell office:value-type="float" office:value="7687" calcext:value-type="float">
            <text:p>7687</text:p>
          </table:table-cell>
          <table:table-cell table:formula="of:=[.P16]+[.M16]+[.J16]+[.H16]" office:value-type="float" office:value="4.49248747882996" calcext:value-type="float">
            <text:p>4,49248747882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617885274" calcext:value-type="float">
            <text:p>0,617885274</text:p>
          </table:table-cell>
          <table:table-cell office:value-type="float" office:value="4" calcext:value-type="float">
            <text:p>4</text:p>
          </table:table-cell>
          <table:table-cell office:value-type="float" office:value="0.01792345" calcext:value-type="float">
            <text:p>0,017923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95901325" calcext:value-type="float">
            <text:p>1,9590132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.20476198196411" calcext:value-type="float">
            <text:p>3,20476198196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97" calcext:value-type="float">
            <text:p>56397</text:p>
          </table:table-cell>
          <table:table-cell office:value-type="float" office:value="119.4525" calcext:value-type="float">
            <text:p>119,4525</text:p>
          </table:table-cell>
          <table:table-cell office:value-type="float" office:value="7746" calcext:value-type="float">
            <text:p>7746</text:p>
          </table:table-cell>
          <table:table-cell table:formula="of:=[.P17]+[.M17]+[.J17]+[.H17]" office:value-type="float" office:value="5.79958395596411" calcext:value-type="float">
            <text:p>5,799583955964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316996979" calcext:value-type="float">
            <text:p>0,316996979</text:p>
          </table:table-cell>
          <table:table-cell office:value-type="float" office:value="22" calcext:value-type="float">
            <text:p>22</text:p>
          </table:table-cell>
          <table:table-cell office:value-type="float" office:value="0.085085211" calcext:value-type="float">
            <text:p>0,08508521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16.091872432" calcext:value-type="float">
            <text:p>16,091872432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02223205566406" calcext:value-type="float">
            <text:p>2,0222320556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65" calcext:value-type="float">
            <text:p>48465</text:p>
          </table:table-cell>
          <table:table-cell office:value-type="float" office:value="113.778" calcext:value-type="float">
            <text:p>113,778</text:p>
          </table:table-cell>
          <table:table-cell office:value-type="float" office:value="9129" calcext:value-type="float">
            <text:p>9129</text:p>
          </table:table-cell>
          <table:table-cell table:formula="of:=[.P18]+[.M18]+[.J18]+[.H18]" office:value-type="float" office:value="18.5161866776641" calcext:value-type="float">
            <text:p>18,51618667766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295455942" calcext:value-type="float">
            <text:p>0,295455942</text:p>
          </table:table-cell>
          <table:table-cell office:value-type="float" office:value="8" calcext:value-type="float">
            <text:p>8</text:p>
          </table:table-cell>
          <table:table-cell office:value-type="float" office:value="0.021615376" calcext:value-type="float">
            <text:p>0,021615376</text:p>
          </table:table-cell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office:value-type="float" office:value="30.541235881" calcext:value-type="float">
            <text:p>30,54123588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34464073181152" calcext:value-type="float">
            <text:p>0,33446407318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5" calcext:value-type="float">
            <text:p>50875</text:p>
          </table:table-cell>
          <table:table-cell office:value-type="float" office:value="107.133" calcext:value-type="float">
            <text:p>107,133</text:p>
          </table:table-cell>
          <table:table-cell office:value-type="float" office:value="6849" calcext:value-type="float">
            <text:p>6849</text:p>
          </table:table-cell>
          <table:table-cell table:formula="of:=[.P19]+[.M19]+[.J19]+[.H19]" office:value-type="float" office:value="31.1927712721811" calcext:value-type="float">
            <text:p>31,19277127218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445124058" calcext:value-type="float">
            <text:p>0,445124058</text:p>
          </table:table-cell>
          <table:table-cell office:value-type="float" office:value="10" calcext:value-type="float">
            <text:p>10</text:p>
          </table:table-cell>
          <table:table-cell office:value-type="float" office:value="0.028072816" calcext:value-type="float">
            <text:p>0,02807281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3.563761377" calcext:value-type="float">
            <text:p>13,563761377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3.01451683044434" calcext:value-type="float">
            <text:p>3,0145168304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36" calcext:value-type="float">
            <text:p>48036</text:p>
          </table:table-cell>
          <table:table-cell office:value-type="float" office:value="111.8475" calcext:value-type="float">
            <text:p>111,8475</text:p>
          </table:table-cell>
          <table:table-cell office:value-type="float" office:value="8843" calcext:value-type="float">
            <text:p>8843</text:p>
          </table:table-cell>
          <table:table-cell table:formula="of:=[.P20]+[.M20]+[.J20]+[.H20]" office:value-type="float" office:value="17.0514750814443" calcext:value-type="float">
            <text:p>17,0514750814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342191681" calcext:value-type="float">
            <text:p>0,342191681</text:p>
          </table:table-cell>
          <table:table-cell office:value-type="float" office:value="14" calcext:value-type="float">
            <text:p>14</text:p>
          </table:table-cell>
          <table:table-cell office:value-type="float" office:value="0.037276454" calcext:value-type="float">
            <text:p>0,037276454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36.063298312" calcext:value-type="float">
            <text:p>36,063298312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.825679063797" calcext:value-type="float">
            <text:p>3,82567906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8" calcext:value-type="float">
            <text:p>51848</text:p>
          </table:table-cell>
          <table:table-cell office:value-type="float" office:value="119.46" calcext:value-type="float">
            <text:p>119,46</text:p>
          </table:table-cell>
          <table:table-cell office:value-type="float" office:value="9264" calcext:value-type="float">
            <text:p>9264</text:p>
          </table:table-cell>
          <table:table-cell table:formula="of:=[.P21]+[.M21]+[.J21]+[.H21]" office:value-type="float" office:value="40.268445510797" calcext:value-type="float">
            <text:p>40,2684455107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417887867" calcext:value-type="float">
            <text:p>0,417887867</text:p>
          </table:table-cell>
          <table:table-cell office:value-type="float" office:value="6" calcext:value-type="float">
            <text:p>6</text:p>
          </table:table-cell>
          <table:table-cell office:value-type="float" office:value="0.019101098" calcext:value-type="float">
            <text:p>0,019101098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36.849561086" calcext:value-type="float">
            <text:p>36,849561086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2.55633401870728" calcext:value-type="float">
            <text:p>2,556334018707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010" calcext:value-type="float">
            <text:p>47010</text:p>
          </table:table-cell>
          <table:table-cell office:value-type="float" office:value="118.395" calcext:value-type="float">
            <text:p>118,395</text:p>
          </table:table-cell>
          <table:table-cell office:value-type="float" office:value="10640" calcext:value-type="float">
            <text:p>10640</text:p>
          </table:table-cell>
          <table:table-cell table:formula="of:=[.P22]+[.M22]+[.J22]+[.H22]" office:value-type="float" office:value="39.8428840697073" calcext:value-type="float">
            <text:p>39,84288406970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574937939" calcext:value-type="float">
            <text:p>0,574937939</text:p>
          </table:table-cell>
          <table:table-cell office:value-type="float" office:value="4" calcext:value-type="float">
            <text:p>4</text:p>
          </table:table-cell>
          <table:table-cell office:value-type="float" office:value="0.016712832" calcext:value-type="float">
            <text:p>0,01671283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.796349826" calcext:value-type="float">
            <text:p>9,796349826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4.93244218826294" calcext:value-type="float">
            <text:p>4,932442188262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333" calcext:value-type="float">
            <text:p>48333</text:p>
          </table:table-cell>
          <table:table-cell office:value-type="float" office:value="117.8865" calcext:value-type="float">
            <text:p>117,8865</text:p>
          </table:table-cell>
          <table:table-cell office:value-type="float" office:value="10086" calcext:value-type="float">
            <text:p>10086</text:p>
          </table:table-cell>
          <table:table-cell table:formula="of:=[.P23]+[.M23]+[.J23]+[.H23]" office:value-type="float" office:value="15.3204427852629" calcext:value-type="float">
            <text:p>15,32044278526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992915983" calcext:value-type="float">
            <text:p>0,992915983</text:p>
          </table:table-cell>
          <table:table-cell office:value-type="float" office:value="8" calcext:value-type="float">
            <text:p>8</text:p>
          </table:table-cell>
          <table:table-cell office:value-type="float" office:value="0.030447682" calcext:value-type="float">
            <text:p>0,030447682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60.582065432" calcext:value-type="float">
            <text:p>60,582065432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5.22188520431519" calcext:value-type="float">
            <text:p>5,221885204315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438" calcext:value-type="float">
            <text:p>43438</text:p>
          </table:table-cell>
          <table:table-cell office:value-type="float" office:value="118.5855" calcext:value-type="float">
            <text:p>118,5855</text:p>
          </table:table-cell>
          <table:table-cell office:value-type="float" office:value="11873" calcext:value-type="float">
            <text:p>11873</text:p>
          </table:table-cell>
          <table:table-cell table:formula="of:=[.P24]+[.M24]+[.J24]+[.H24]" office:value-type="float" office:value="66.8273143013152" calcext:value-type="float">
            <text:p>66,82731430131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464990095" calcext:value-type="float">
            <text:p>0,464990095</text:p>
          </table:table-cell>
          <table:table-cell office:value-type="float" office:value="16" calcext:value-type="float">
            <text:p>16</text:p>
          </table:table-cell>
          <table:table-cell office:value-type="float" office:value="0.047782735" calcext:value-type="float">
            <text:p>0,047782735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23.604196324" calcext:value-type="float">
            <text:p>23,604196324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3.56963610649109" calcext:value-type="float">
            <text:p>3,569636106491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535" calcext:value-type="float">
            <text:p>44535</text:p>
          </table:table-cell>
          <table:table-cell office:value-type="float" office:value="115.5555" calcext:value-type="float">
            <text:p>115,5555</text:p>
          </table:table-cell>
          <table:table-cell office:value-type="float" office:value="10834" calcext:value-type="float">
            <text:p>10834</text:p>
          </table:table-cell>
          <table:table-cell table:formula="of:=[.P25]+[.M25]+[.J25]+[.H25]" office:value-type="float" office:value="27.6866052604911" calcext:value-type="float">
            <text:p>27,68660526049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789885584" calcext:value-type="float">
            <text:p>0,789885584</text:p>
          </table:table-cell>
          <table:table-cell office:value-type="float" office:value="20" calcext:value-type="float">
            <text:p>20</text:p>
          </table:table-cell>
          <table:table-cell office:value-type="float" office:value="0.072213589" calcext:value-type="float">
            <text:p>0,072213589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6.188640275" calcext:value-type="float">
            <text:p>16,18864027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.99300503730774" calcext:value-type="float">
            <text:p>4,99300503730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65" calcext:value-type="float">
            <text:p>44765</text:p>
          </table:table-cell>
          <table:table-cell office:value-type="float" office:value="119.7975" calcext:value-type="float">
            <text:p>119,7975</text:p>
          </table:table-cell>
          <table:table-cell office:value-type="float" office:value="11700" calcext:value-type="float">
            <text:p>11700</text:p>
          </table:table-cell>
          <table:table-cell table:formula="of:=[.P26]+[.M26]+[.J26]+[.H26]" office:value-type="float" office:value="22.0437444853077" calcext:value-type="float">
            <text:p>22,04374448530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710424564" calcext:value-type="float">
            <text:p>1,710424564</text:p>
          </table:table-cell>
          <table:table-cell office:value-type="float" office:value="32" calcext:value-type="float">
            <text:p>32</text:p>
          </table:table-cell>
          <table:table-cell office:value-type="float" office:value="0.142336872" calcext:value-type="float">
            <text:p>0,142336872</text:p>
          </table:table-cell>
          <table:table-cell office:value-type="float" office:value="30" calcext:value-type="float">
            <text:p>30</text:p>
          </table:table-cell>
          <table:table-cell office:value-type="float" office:value="1582" calcext:value-type="float">
            <text:p>1582</text:p>
          </table:table-cell>
          <table:table-cell office:value-type="float" office:value="1332.552762873" calcext:value-type="float">
            <text:p>1332,552762873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5.00621294975281" calcext:value-type="float">
            <text:p>5,00621294975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3" calcext:value-type="float">
            <text:p>37393</text:p>
          </table:table-cell>
          <table:table-cell office:value-type="float" office:value="119.7735" calcext:value-type="float">
            <text:p>119,7735</text:p>
          </table:table-cell>
          <table:table-cell office:value-type="float" office:value="14152" calcext:value-type="float">
            <text:p>14152</text:p>
          </table:table-cell>
          <table:table-cell table:formula="of:=[.P27]+[.M27]+[.J27]+[.H27]" office:value-type="float" office:value="1339.41173725875" calcext:value-type="float">
            <text:p>1339,41173725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7756569" calcext:value-type="float">
            <text:p>0,77756569</text:p>
          </table:table-cell>
          <table:table-cell office:value-type="float" office:value="31" calcext:value-type="float">
            <text:p>31</text:p>
          </table:table-cell>
          <table:table-cell office:value-type="float" office:value="0.134125115" calcext:value-type="float">
            <text:p>0,134125115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88.912296596" calcext:value-type="float">
            <text:p>88,91229659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.91738796234131" calcext:value-type="float">
            <text:p>3,917387962341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421" calcext:value-type="float">
            <text:p>40421</text:p>
          </table:table-cell>
          <table:table-cell office:value-type="float" office:value="119.586" calcext:value-type="float">
            <text:p>119,586</text:p>
          </table:table-cell>
          <table:table-cell office:value-type="float" office:value="13101" calcext:value-type="float">
            <text:p>13101</text:p>
          </table:table-cell>
          <table:table-cell table:formula="of:=[.P28]+[.M28]+[.J28]+[.H28]" office:value-type="float" office:value="93.7413753633413" calcext:value-type="float">
            <text:p>93,74137536334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877274004" calcext:value-type="float">
            <text:p>1,877274004</text:p>
          </table:table-cell>
          <table:table-cell office:value-type="float" office:value="17" calcext:value-type="float">
            <text:p>17</text:p>
          </table:table-cell>
          <table:table-cell office:value-type="float" office:value="0.094957309" calcext:value-type="float">
            <text:p>0,094957309</text:p>
          </table:table-cell>
          <table:table-cell office:value-type="float" office:value="30" calcext:value-type="float">
            <text:p>30</text:p>
          </table:table-cell>
          <table:table-cell office:value-type="float" office:value="2968" calcext:value-type="float">
            <text:p>2968</text:p>
          </table:table-cell>
          <table:table-cell office:value-type="float" office:value="3810.173911219" calcext:value-type="float">
            <text:p>3810,173911219</text:p>
          </table:table-cell>
          <table:table-cell office:value-type="float" office:value="19935" calcext:value-type="float">
            <text:p>19935</text:p>
          </table:table-cell>
          <table:table-cell office:value-type="float" office:value="30" calcext:value-type="float">
            <text:p>30</text:p>
          </table:table-cell>
          <table:table-cell office:value-type="float" office:value="1839.16958403587" calcext:value-type="float">
            <text:p>1839,16958403587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33062" calcext:value-type="float">
            <text:p>33062</text:p>
          </table:table-cell>
          <table:table-cell office:value-type="float" office:value="119.6985" calcext:value-type="float">
            <text:p>119,6985</text:p>
          </table:table-cell>
          <table:table-cell office:value-type="float" office:value="15579" calcext:value-type="float">
            <text:p>15579</text:p>
          </table:table-cell>
          <table:table-cell table:formula="of:=[.P29]+[.M29]+[.J29]+[.H29]" office:value-type="float" office:value="5651.31572656787" calcext:value-type="float">
            <text:p>5651,315726567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453541227" calcext:value-type="float">
            <text:p>1,453541227</text:p>
          </table:table-cell>
          <table:table-cell office:value-type="float" office:value="69" calcext:value-type="float">
            <text:p>69</text:p>
          </table:table-cell>
          <table:table-cell office:value-type="float" office:value="0.409230805" calcext:value-type="float">
            <text:p>0,409230805</text:p>
          </table:table-cell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office:value-type="float" office:value="380.337856344" calcext:value-type="float">
            <text:p>380,337856344</text:p>
          </table:table-cell>
          <table:table-cell office:value-type="float" office:value="1729" calcext:value-type="float">
            <text:p>1729</text:p>
          </table:table-cell>
          <table:table-cell office:value-type="float" office:value="30" calcext:value-type="float">
            <text:p>30</text:p>
          </table:table-cell>
          <table:table-cell office:value-type="float" office:value="55.1864068508148" calcext:value-type="float">
            <text:p>55,186406850814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8817" calcext:value-type="float">
            <text:p>38817</text:p>
          </table:table-cell>
          <table:table-cell office:value-type="float" office:value="119.547" calcext:value-type="float">
            <text:p>119,547</text:p>
          </table:table-cell>
          <table:table-cell office:value-type="float" office:value="13627" calcext:value-type="float">
            <text:p>13627</text:p>
          </table:table-cell>
          <table:table-cell table:formula="of:=[.P30]+[.M30]+[.J30]+[.H30]" office:value-type="float" office:value="437.387035226815" calcext:value-type="float">
            <text:p>437,3870352268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95404957" calcext:value-type="float">
            <text:p>0,795404957</text:p>
          </table:table-cell>
          <table:table-cell office:value-type="float" office:value="18" calcext:value-type="float">
            <text:p>18</text:p>
          </table:table-cell>
          <table:table-cell office:value-type="float" office:value="0.061515166" calcext:value-type="float">
            <text:p>0,061515166</text:p>
          </table:table-cell>
          <table:table-cell office:value-type="float" office:value="30" calcext:value-type="float">
            <text:p>30</text:p>
          </table:table-cell>
          <table:table-cell office:value-type="float" office:value="844" calcext:value-type="float">
            <text:p>844</text:p>
          </table:table-cell>
          <table:table-cell office:value-type="float" office:value="328.819740233" calcext:value-type="float">
            <text:p>328,819740233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.61137080192566" calcext:value-type="float">
            <text:p>3,6113708019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71" calcext:value-type="float">
            <text:p>39471</text:p>
          </table:table-cell>
          <table:table-cell office:value-type="float" office:value="119.8935" calcext:value-type="float">
            <text:p>119,8935</text:p>
          </table:table-cell>
          <table:table-cell office:value-type="float" office:value="13486" calcext:value-type="float">
            <text:p>13486</text:p>
          </table:table-cell>
          <table:table-cell table:formula="of:=[.P31]+[.M31]+[.J31]+[.H31]" office:value-type="float" office:value="333.288031157926" calcext:value-type="float">
            <text:p>333,2880311579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,50E+01</text:p>
          </table:table-cell>
          <table:table-cell office:value-type="float" office:value="35" calcext:value-type="float">
            <text:p>35</text:p>
          </table:table-cell>
          <table:table-cell office:value-type="float" office:value="2.402147346" calcext:value-type="float">
            <text:p>2,402147346</text:p>
          </table:table-cell>
          <table:table-cell office:value-type="float" office:value="26" calcext:value-type="float">
            <text:p>26</text:p>
          </table:table-cell>
          <table:table-cell office:value-type="float" office:value="0.135217031" calcext:value-type="float">
            <text:p>0,135217031</text:p>
          </table:table-cell>
          <table:table-cell office:value-type="float" office:value="35" calcext:value-type="float">
            <text:p>35</text:p>
          </table:table-cell>
          <table:table-cell office:value-type="float" office:value="1173" calcext:value-type="float">
            <text:p>1173</text:p>
          </table:table-cell>
          <table:table-cell office:value-type="float" office:value="1231.453318541" calcext:value-type="float">
            <text:p>1231,453318541</text:p>
          </table:table-cell>
          <table:table-cell office:value-type="float" office:value="9704" calcext:value-type="float">
            <text:p>9704</text:p>
          </table:table-cell>
          <table:table-cell office:value-type="float" office:value="35" calcext:value-type="float">
            <text:p>35</text:p>
          </table:table-cell>
          <table:table-cell office:value-type="float" office:value="817.289262056351" calcext:value-type="float">
            <text:p>817,289262056351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5969" calcext:value-type="float">
            <text:p>35969</text:p>
          </table:table-cell>
          <table:table-cell office:value-type="float" office:value="119.8605" calcext:value-type="float">
            <text:p>119,8605</text:p>
          </table:table-cell>
          <table:table-cell office:value-type="float" office:value="14646" calcext:value-type="float">
            <text:p>14646</text:p>
          </table:table-cell>
          <table:table-cell table:formula="of:=[.P32]+[.M32]+[.J32]+[.H32]" office:value-type="float" office:value="2051.27994497435" calcext:value-type="float">
            <text:p>2051,27994497435</text:p>
          </table:table-cell>
        </table:table-row>
      </table:table>
      <table:table table:name="Campinas - relaxed " table:style-name="ta1">
        <table:table-column table:style-name="co18" table:number-columns-repeated="5" table:default-cell-style-name="Default"/>
        <table:table-column table:style-name="co18" table:default-cell-style-name="ce6"/>
        <table:table-column table:style-name="co18" table:number-columns-repeated="16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table:style-name="Default"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8711634" calcext:value-type="float">
            <text:p>0,028711634</text:p>
          </table:table-cell>
          <table:table-cell office:value-type="float" office:value="0" calcext:value-type="float">
            <text:p>0</text:p>
          </table:table-cell>
          <table:table-cell office:value-type="float" office:value="2.16267041" calcext:value-type="float">
            <text:p>2,162670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58744907" calcext:value-type="float">
            <text:p>1,75874490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49375796318054" calcext:value-type="float">
            <text:p>2,49375796318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P2]+[.M2]+[.J2]+[.H2]" office:value-type="float" office:value="6.44388491418054" calcext:value-type="float">
            <text:p>6,44388491418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07365474" calcext:value-type="float">
            <text:p>0,007365474</text:p>
          </table:table-cell>
          <table:table-cell office:value-type="float" office:value="2" calcext:value-type="float">
            <text:p>2</text:p>
          </table:table-cell>
          <table:table-cell office:value-type="float" office:value="0.281058437" calcext:value-type="float">
            <text:p>0,2810584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000385" calcext:value-type="float">
            <text:p>0,00500038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185830593109131" calcext:value-type="float">
            <text:p>0,018583059310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23.55" calcext:value-type="float">
            <text:p>23,55</text:p>
          </table:table-cell>
          <table:table-cell office:value-type="float" office:value="1675" calcext:value-type="float">
            <text:p>1675</text:p>
          </table:table-cell>
          <table:table-cell table:formula="of:=[.P3]+[.M3]+[.J3]+[.H3]" office:value-type="float" office:value="0.312007355310913" calcext:value-type="float">
            <text:p>0,312007355310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12399714" calcext:value-type="float">
            <text:p>0,012399714</text:p>
          </table:table-cell>
          <table:table-cell office:value-type="float" office:value="0" calcext:value-type="float">
            <text:p>0</text:p>
          </table:table-cell>
          <table:table-cell office:value-type="float" office:value="0.002987759" calcext:value-type="float">
            <text:p>0,00298775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350924969" calcext:value-type="float">
            <text:p>0,350924969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.0474381446838379" calcext:value-type="float">
            <text:p>0,04743814468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3.1555" calcext:value-type="float">
            <text:p>23,1555</text:p>
          </table:table-cell>
          <table:table-cell office:value-type="float" office:value="1812" calcext:value-type="float">
            <text:p>1812</text:p>
          </table:table-cell>
          <table:table-cell table:formula="of:=[.P4]+[.M4]+[.J4]+[.H4]" office:value-type="float" office:value="0.413750586683838" calcext:value-type="float">
            <text:p>0,413750586683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34079201" calcext:value-type="float">
            <text:p>0,034079201</text:p>
          </table:table-cell>
          <table:table-cell office:value-type="float" office:value="0" calcext:value-type="float">
            <text:p>0</text:p>
          </table:table-cell>
          <table:table-cell office:value-type="float" office:value="0.002825807" calcext:value-type="float">
            <text:p>0,0028258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58373434" calcext:value-type="float">
            <text:p>0,05837343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0784749984741211" calcext:value-type="float">
            <text:p>0,078474998474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3" calcext:value-type="float">
            <text:p>9493</text:p>
          </table:table-cell>
          <table:table-cell office:value-type="float" office:value="22.1235" calcext:value-type="float">
            <text:p>22,1235</text:p>
          </table:table-cell>
          <table:table-cell office:value-type="float" office:value="1752" calcext:value-type="float">
            <text:p>1752</text:p>
          </table:table-cell>
          <table:table-cell table:formula="of:=[.P5]+[.M5]+[.J5]+[.H5]" office:value-type="float" office:value="0.173753440474121" calcext:value-type="float">
            <text:p>0,173753440474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3144329" calcext:value-type="float">
            <text:p>0,023144329</text:p>
          </table:table-cell>
          <table:table-cell office:value-type="float" office:value="0" calcext:value-type="float">
            <text:p>0</text:p>
          </table:table-cell>
          <table:table-cell office:value-type="float" office:value="0.002999545" calcext:value-type="float">
            <text:p>0,00299954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129505271" calcext:value-type="float">
            <text:p>0,1295052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587818145752" calcext:value-type="float">
            <text:p>0,02858781814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P6]+[.M6]+[.J6]+[.H6]" office:value-type="float" office:value="0.184236963145752" calcext:value-type="float">
            <text:p>0,184236963145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57854686" calcext:value-type="float">
            <text:p>0,157854686</text:p>
          </table:table-cell>
          <table:table-cell office:value-type="float" office:value="4" calcext:value-type="float">
            <text:p>4</text:p>
          </table:table-cell>
          <table:table-cell office:value-type="float" office:value="0.009942799" calcext:value-type="float">
            <text:p>0,00994279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68528776" calcext:value-type="float">
            <text:p>1,685287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76439046859741" calcext:value-type="float">
            <text:p>0,17643904685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68" calcext:value-type="float">
            <text:p>33668</text:p>
          </table:table-cell>
          <table:table-cell office:value-type="float" office:value="81.957" calcext:value-type="float">
            <text:p>81,957</text:p>
          </table:table-cell>
          <table:table-cell office:value-type="float" office:value="6990" calcext:value-type="float">
            <text:p>6990</text:p>
          </table:table-cell>
          <table:table-cell table:formula="of:=[.P7]+[.M7]+[.J7]+[.H7]" office:value-type="float" office:value="2.02952429185974" calcext:value-type="float">
            <text:p>2,02952429185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62884618" calcext:value-type="float">
            <text:p>0,062884618</text:p>
          </table:table-cell>
          <table:table-cell office:value-type="float" office:value="2" calcext:value-type="float">
            <text:p>2</text:p>
          </table:table-cell>
          <table:table-cell office:value-type="float" office:value="0.00644228" calcext:value-type="float">
            <text:p>0,00644228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072512231" calcext:value-type="float">
            <text:p>1,072512231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0.6474289894104" calcext:value-type="float">
            <text:p>0,6474289894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1" calcext:value-type="float">
            <text:p>36431</text:p>
          </table:table-cell>
          <table:table-cell office:value-type="float" office:value="77.0115" calcext:value-type="float">
            <text:p>77,0115</text:p>
          </table:table-cell>
          <table:table-cell office:value-type="float" office:value="4970" calcext:value-type="float">
            <text:p>4970</text:p>
          </table:table-cell>
          <table:table-cell table:formula="of:=[.P8]+[.M8]+[.J8]+[.H8]" office:value-type="float" office:value="1.7892681184104" calcext:value-type="float">
            <text:p>1,7892681184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21921301" calcext:value-type="float">
            <text:p>0,121921301</text:p>
          </table:table-cell>
          <table:table-cell office:value-type="float" office:value="2" calcext:value-type="float">
            <text:p>2</text:p>
          </table:table-cell>
          <table:table-cell office:value-type="float" office:value="0.007574355" calcext:value-type="float">
            <text:p>0,0075743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62469794" calcext:value-type="float">
            <text:p>0,16246979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349163055419922" calcext:value-type="float">
            <text:p>0,349163055419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1" calcext:value-type="float">
            <text:p>38851</text:p>
          </table:table-cell>
          <table:table-cell office:value-type="float" office:value="80799" calcext:value-type="float">
            <text:p>80799</text:p>
          </table:table-cell>
          <table:table-cell office:value-type="float" office:value="5005" calcext:value-type="float">
            <text:p>5005</text:p>
          </table:table-cell>
          <table:table-cell table:formula="of:=[.P9]+[.M9]+[.J9]+[.H9]" office:value-type="float" office:value="0.641128505419922" calcext:value-type="float">
            <text:p>0,641128505419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02888348" calcext:value-type="float">
            <text:p>0,102888348</text:p>
          </table:table-cell>
          <table:table-cell office:value-type="float" office:value="4" calcext:value-type="float">
            <text:p>4</text:p>
          </table:table-cell>
          <table:table-cell office:value-type="float" office:value="0.010724129" calcext:value-type="float">
            <text:p>0,01072412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545441945" calcext:value-type="float">
            <text:p>0,545441945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.56264400482178" calcext:value-type="float">
            <text:p>1,56264400482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57" calcext:value-type="float">
            <text:p>41857</text:p>
          </table:table-cell>
          <table:table-cell office:value-type="float" office:value="83031" calcext:value-type="float">
            <text:p>83031</text:p>
          </table:table-cell>
          <table:table-cell office:value-type="float" office:value="4499" calcext:value-type="float">
            <text:p>4499</text:p>
          </table:table-cell>
          <table:table-cell table:formula="of:=[.P10]+[.M10]+[.J10]+[.H10]" office:value-type="float" office:value="2.22169842682178" calcext:value-type="float">
            <text:p>2,22169842682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4962749" calcext:value-type="float">
            <text:p>0,04962749</text:p>
          </table:table-cell>
          <table:table-cell office:value-type="float" office:value="2" calcext:value-type="float">
            <text:p>2</text:p>
          </table:table-cell>
          <table:table-cell office:value-type="float" office:value="0.006307967" calcext:value-type="float">
            <text:p>0,0063079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6501503" calcext:value-type="float">
            <text:p>0,03650150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.220194101333618" calcext:value-type="float">
            <text:p>0,22019410133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8" calcext:value-type="float">
            <text:p>35378</text:p>
          </table:table-cell>
          <table:table-cell office:value-type="float" office:value="67.1565" calcext:value-type="float">
            <text:p>67,1565</text:p>
          </table:table-cell>
          <table:table-cell office:value-type="float" office:value="3131" calcext:value-type="float">
            <text:p>3131</text:p>
          </table:table-cell>
          <table:table-cell table:formula="of:=[.P11]+[.M11]+[.J11]+[.H11]" office:value-type="float" office:value="0.312631061333618" calcext:value-type="float">
            <text:p>0,3126310613336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34815669" calcext:value-type="float">
            <text:p>0,234815669</text:p>
          </table:table-cell>
          <table:table-cell office:value-type="float" office:value="6" calcext:value-type="float">
            <text:p>6</text:p>
          </table:table-cell>
          <table:table-cell office:value-type="float" office:value="0.017515947" calcext:value-type="float">
            <text:p>0,017515947</text:p>
          </table:table-cell>
          <table:table-cell office:value-type="float" office:value="15" calcext:value-type="float">
            <text:p>15</text:p>
          </table:table-cell>
          <table:table-cell office:value-type="float" office:value="944" calcext:value-type="float">
            <text:p>944</text:p>
          </table:table-cell>
          <table:table-cell office:value-type="float" office:value="92.400816329" calcext:value-type="float">
            <text:p>92,4008163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49589920043945" calcext:value-type="float">
            <text:p>0,24958992004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1" calcext:value-type="float">
            <text:p>62401</text:p>
          </table:table-cell>
          <table:table-cell office:value-type="float" office:value="119202" calcext:value-type="float">
            <text:p>119202</text:p>
          </table:table-cell>
          <table:table-cell office:value-type="float" office:value="5689" calcext:value-type="float">
            <text:p>5689</text:p>
          </table:table-cell>
          <table:table-cell table:formula="of:=[.P12]+[.M12]+[.J12]+[.H12]" office:value-type="float" office:value="92.902737865044" calcext:value-type="float">
            <text:p>92,9027378650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38752318" calcext:value-type="float">
            <text:p>0,238752318</text:p>
          </table:table-cell>
          <table:table-cell office:value-type="float" office:value="4" calcext:value-type="float">
            <text:p>4</text:p>
          </table:table-cell>
          <table:table-cell office:value-type="float" office:value="0.012256339" calcext:value-type="float">
            <text:p>0,01225633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3.373563873" calcext:value-type="float">
            <text:p>3,3735638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82855987548828" calcext:value-type="float">
            <text:p>0,282855987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4" calcext:value-type="float">
            <text:p>44784</text:p>
          </table:table-cell>
          <table:table-cell office:value-type="float" office:value="88.83" calcext:value-type="float">
            <text:p>88,83</text:p>
          </table:table-cell>
          <table:table-cell office:value-type="float" office:value="4812" calcext:value-type="float">
            <text:p>4812</text:p>
          </table:table-cell>
          <table:table-cell table:formula="of:=[.P13]+[.M13]+[.J13]+[.H13]" office:value-type="float" office:value="3.90742851754883" calcext:value-type="float">
            <text:p>3,907428517548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11803819" calcext:value-type="float">
            <text:p>0,211803819</text:p>
          </table:table-cell>
          <table:table-cell office:value-type="float" office:value="4" calcext:value-type="float">
            <text:p>4</text:p>
          </table:table-cell>
          <table:table-cell office:value-type="float" office:value="0.012262953" calcext:value-type="float">
            <text:p>0,01226295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977952559" calcext:value-type="float">
            <text:p>1,977952559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0.850291967391968" calcext:value-type="float">
            <text:p>0,85029196739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67" calcext:value-type="float">
            <text:p>54267</text:p>
          </table:table-cell>
          <table:table-cell office:value-type="float" office:value="109.3185" calcext:value-type="float">
            <text:p>109,3185</text:p>
          </table:table-cell>
          <table:table-cell office:value-type="float" office:value="6204" calcext:value-type="float">
            <text:p>6204</text:p>
          </table:table-cell>
          <table:table-cell table:formula="of:=[.P14]+[.M14]+[.J14]+[.H14]" office:value-type="float" office:value="3.05231129839197" calcext:value-type="float">
            <text:p>3,052311298391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131435351" calcext:value-type="float">
            <text:p>0,131435351</text:p>
          </table:table-cell>
          <table:table-cell office:value-type="float" office:value="4" calcext:value-type="float">
            <text:p>4</text:p>
          </table:table-cell>
          <table:table-cell office:value-type="float" office:value="0.011525643" calcext:value-type="float">
            <text:p>0,011525643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office:value-type="float" office:value="20.237632883" calcext:value-type="float">
            <text:p>20,237632883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float" office:value="0.968384027481079" calcext:value-type="float">
            <text:p>0,9683840274810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163" calcext:value-type="float">
            <text:p>46163</text:p>
          </table:table-cell>
          <table:table-cell office:value-type="float" office:value="97.1535" calcext:value-type="float">
            <text:p>97,1535</text:p>
          </table:table-cell>
          <table:table-cell office:value-type="float" office:value="6202" calcext:value-type="float">
            <text:p>6202</text:p>
          </table:table-cell>
          <table:table-cell table:formula="of:=[.P15]+[.M15]+[.J15]+[.H15]" office:value-type="float" office:value="21.3489779044811" calcext:value-type="float">
            <text:p>21,34897790448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97540979" calcext:value-type="float">
            <text:p>0,297540979</text:p>
          </table:table-cell>
          <table:table-cell office:value-type="float" office:value="0" calcext:value-type="float">
            <text:p>0</text:p>
          </table:table-cell>
          <table:table-cell office:value-type="float" office:value="0.0039553" calcext:value-type="float">
            <text:p>0,003955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.740663732" calcext:value-type="float">
            <text:p>2,740663732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2.82736396789551" calcext:value-type="float">
            <text:p>2,827363967895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859" calcext:value-type="float">
            <text:p>55859</text:p>
          </table:table-cell>
          <table:table-cell office:value-type="float" office:value="118.38" calcext:value-type="float">
            <text:p>118,38</text:p>
          </table:table-cell>
          <table:table-cell office:value-type="float" office:value="7687" calcext:value-type="float">
            <text:p>7687</text:p>
          </table:table-cell>
          <table:table-cell table:formula="of:=[.P16]+[.M16]+[.J16]+[.H16]" office:value-type="float" office:value="5.86952397889551" calcext:value-type="float">
            <text:p>5,869523978895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617920989" calcext:value-type="float">
            <text:p>0,617920989</text:p>
          </table:table-cell>
          <table:table-cell office:value-type="float" office:value="4" calcext:value-type="float">
            <text:p>4</text:p>
          </table:table-cell>
          <table:table-cell office:value-type="float" office:value="0.01582164" calcext:value-type="float">
            <text:p>0,01582164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6.933860392" calcext:value-type="float">
            <text:p>86,93386039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.18528079986572" calcext:value-type="float">
            <text:p>3,18528079986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97" calcext:value-type="float">
            <text:p>56397</text:p>
          </table:table-cell>
          <table:table-cell office:value-type="float" office:value="119.4525" calcext:value-type="float">
            <text:p>119,4525</text:p>
          </table:table-cell>
          <table:table-cell office:value-type="float" office:value="7746" calcext:value-type="float">
            <text:p>7746</text:p>
          </table:table-cell>
          <table:table-cell table:formula="of:=[.P17]+[.M17]+[.J17]+[.H17]" office:value-type="float" office:value="90.7528838208657" calcext:value-type="float">
            <text:p>90,75288382086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312340733" calcext:value-type="float">
            <text:p>0,312340733</text:p>
          </table:table-cell>
          <table:table-cell office:value-type="float" office:value="22" calcext:value-type="float">
            <text:p>22</text:p>
          </table:table-cell>
          <table:table-cell office:value-type="float" office:value="0.139222698" calcext:value-type="float">
            <text:p>0,139222698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2.474682218" calcext:value-type="float">
            <text:p>12,474682218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01614308357239" calcext:value-type="float">
            <text:p>2,01614308357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65" calcext:value-type="float">
            <text:p>48465</text:p>
          </table:table-cell>
          <table:table-cell office:value-type="float" office:value="113778" calcext:value-type="float">
            <text:p>113778</text:p>
          </table:table-cell>
          <table:table-cell office:value-type="float" office:value="9129" calcext:value-type="float">
            <text:p>9129</text:p>
          </table:table-cell>
          <table:table-cell table:formula="of:=[.P18]+[.M18]+[.J18]+[.H18]" office:value-type="float" office:value="14.9423887325724" calcext:value-type="float">
            <text:p>14,94238873257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28610131" calcext:value-type="float">
            <text:p>0,28610131</text:p>
          </table:table-cell>
          <table:table-cell office:value-type="float" office:value="8" calcext:value-type="float">
            <text:p>8</text:p>
          </table:table-cell>
          <table:table-cell office:value-type="float" office:value="0.020375232" calcext:value-type="float">
            <text:p>0,02037523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.822956603" calcext:value-type="float">
            <text:p>7,82295660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11187982559204" calcext:value-type="float">
            <text:p>0,311187982559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5" calcext:value-type="float">
            <text:p>50875</text:p>
          </table:table-cell>
          <table:table-cell office:value-type="float" office:value="107.133" calcext:value-type="float">
            <text:p>107,133</text:p>
          </table:table-cell>
          <table:table-cell office:value-type="float" office:value="6849" calcext:value-type="float">
            <text:p>6849</text:p>
          </table:table-cell>
          <table:table-cell table:formula="of:=[.P19]+[.M19]+[.J19]+[.H19]" office:value-type="float" office:value="8.4406211275592" calcext:value-type="float">
            <text:p>8,4406211275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29647191" calcext:value-type="float">
            <text:p>0,29647191</text:p>
          </table:table-cell>
          <table:table-cell office:value-type="float" office:value="10" calcext:value-type="float">
            <text:p>10</text:p>
          </table:table-cell>
          <table:table-cell office:value-type="float" office:value="0.02728587" calcext:value-type="float">
            <text:p>0,0272858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6.29253526" calcext:value-type="float">
            <text:p>6,29253526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3.00749397277832" calcext:value-type="float">
            <text:p>3,0074939727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36" calcext:value-type="float">
            <text:p>48036</text:p>
          </table:table-cell>
          <table:table-cell office:value-type="float" office:value="111.8475" calcext:value-type="float">
            <text:p>111,8475</text:p>
          </table:table-cell>
          <table:table-cell office:value-type="float" office:value="8843" calcext:value-type="float">
            <text:p>8843</text:p>
          </table:table-cell>
          <table:table-cell table:formula="of:=[.P20]+[.M20]+[.J20]+[.H20]" office:value-type="float" office:value="9.62378701277832" calcext:value-type="float">
            <text:p>9,62378701277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508701917" calcext:value-type="float">
            <text:p>0,508701917</text:p>
          </table:table-cell>
          <table:table-cell office:value-type="float" office:value="14" calcext:value-type="float">
            <text:p>14</text:p>
          </table:table-cell>
          <table:table-cell office:value-type="float" office:value="0.039916513" calcext:value-type="float">
            <text:p>0,039916513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7.22914004" calcext:value-type="float">
            <text:p>7,22914004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.83151197433472" calcext:value-type="float">
            <text:p>3,83151197433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8" calcext:value-type="float">
            <text:p>51848</text:p>
          </table:table-cell>
          <table:table-cell office:value-type="float" office:value="119.46" calcext:value-type="float">
            <text:p>119,46</text:p>
          </table:table-cell>
          <table:table-cell office:value-type="float" office:value="9264" calcext:value-type="float">
            <text:p>9264</text:p>
          </table:table-cell>
          <table:table-cell table:formula="of:=[.P21]+[.M21]+[.J21]+[.H21]" office:value-type="float" office:value="11.6092704443347" calcext:value-type="float">
            <text:p>11,6092704443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306928169" calcext:value-type="float">
            <text:p>0,306928169</text:p>
          </table:table-cell>
          <table:table-cell office:value-type="float" office:value="6" calcext:value-type="float">
            <text:p>6</text:p>
          </table:table-cell>
          <table:table-cell office:value-type="float" office:value="0.019748323" calcext:value-type="float">
            <text:p>0,0197483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80421743" calcext:value-type="float">
            <text:p>0,80421743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2.59605503082275" calcext:value-type="float">
            <text:p>2,596055030822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010" calcext:value-type="float">
            <text:p>47010</text:p>
          </table:table-cell>
          <table:table-cell office:value-type="float" office:value="118.395" calcext:value-type="float">
            <text:p>118,395</text:p>
          </table:table-cell>
          <table:table-cell office:value-type="float" office:value="10640" calcext:value-type="float">
            <text:p>10640</text:p>
          </table:table-cell>
          <table:table-cell table:formula="of:=[.P22]+[.M22]+[.J22]+[.H22]" office:value-type="float" office:value="3.72694895282275" calcext:value-type="float">
            <text:p>3,726948952822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580265777" calcext:value-type="float">
            <text:p>0,580265777</text:p>
          </table:table-cell>
          <table:table-cell office:value-type="float" office:value="4" calcext:value-type="float">
            <text:p>4</text:p>
          </table:table-cell>
          <table:table-cell office:value-type="float" office:value="0.015936287" calcext:value-type="float">
            <text:p>0,015936287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30.248825247" calcext:value-type="float">
            <text:p>30,248825247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4.92323088645935" calcext:value-type="float">
            <text:p>4,923230886459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333" calcext:value-type="float">
            <text:p>48333</text:p>
          </table:table-cell>
          <table:table-cell office:value-type="float" office:value="117.8865" calcext:value-type="float">
            <text:p>117,8865</text:p>
          </table:table-cell>
          <table:table-cell office:value-type="float" office:value="10086" calcext:value-type="float">
            <text:p>10086</text:p>
          </table:table-cell>
          <table:table-cell table:formula="of:=[.P23]+[.M23]+[.J23]+[.H23]" office:value-type="float" office:value="35.7682581974594" calcext:value-type="float">
            <text:p>35,76825819745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1.006394403" calcext:value-type="float">
            <text:p>1,006394403</text:p>
          </table:table-cell>
          <table:table-cell office:value-type="float" office:value="8" calcext:value-type="float">
            <text:p>8</text:p>
          </table:table-cell>
          <table:table-cell office:value-type="float" office:value="0.031245935" calcext:value-type="float">
            <text:p>0,031245935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53.850750618" calcext:value-type="float">
            <text:p>153,850750618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5.27702498435974" calcext:value-type="float">
            <text:p>5,277024984359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438" calcext:value-type="float">
            <text:p>43438</text:p>
          </table:table-cell>
          <table:table-cell office:value-type="float" office:value="118.5855" calcext:value-type="float">
            <text:p>118,5855</text:p>
          </table:table-cell>
          <table:table-cell office:value-type="float" office:value="11873" calcext:value-type="float">
            <text:p>11873</text:p>
          </table:table-cell>
          <table:table-cell table:formula="of:=[.P24]+[.M24]+[.J24]+[.H24]" office:value-type="float" office:value="160.16541594036" calcext:value-type="float">
            <text:p>160,165415940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468016355" calcext:value-type="float">
            <text:p>0,468016355</text:p>
          </table:table-cell>
          <table:table-cell office:value-type="float" office:value="16" calcext:value-type="float">
            <text:p>16</text:p>
          </table:table-cell>
          <table:table-cell office:value-type="float" office:value="0.047184225" calcext:value-type="float">
            <text:p>0,04718422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.910288659" calcext:value-type="float">
            <text:p>56,910288659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3.53899693489075" calcext:value-type="float">
            <text:p>3,538996934890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535" calcext:value-type="float">
            <text:p>44535</text:p>
          </table:table-cell>
          <table:table-cell office:value-type="float" office:value="115.5555" calcext:value-type="float">
            <text:p>115,5555</text:p>
          </table:table-cell>
          <table:table-cell office:value-type="float" office:value="10834" calcext:value-type="float">
            <text:p>10834</text:p>
          </table:table-cell>
          <table:table-cell table:formula="of:=[.P25]+[.M25]+[.J25]+[.H25]" office:value-type="float" office:value="60.9644861738908" calcext:value-type="float">
            <text:p>60,96448617389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782306351" calcext:value-type="float">
            <text:p>0,782306351</text:p>
          </table:table-cell>
          <table:table-cell office:value-type="float" office:value="20" calcext:value-type="float">
            <text:p>20</text:p>
          </table:table-cell>
          <table:table-cell office:value-type="float" office:value="0.072470269" calcext:value-type="float">
            <text:p>0,072470269</text:p>
          </table:table-cell>
          <table:table-cell office:value-type="float" office:value="25" calcext:value-type="float">
            <text:p>25</text:p>
          </table:table-cell>
          <table:table-cell office:value-type="float" office:value="492" calcext:value-type="float">
            <text:p>492</text:p>
          </table:table-cell>
          <table:table-cell office:value-type="float" office:value="299.051650454" calcext:value-type="float">
            <text:p>299,05165045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00108909606934" calcext:value-type="float">
            <text:p>5,0010890960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65" calcext:value-type="float">
            <text:p>44765</text:p>
          </table:table-cell>
          <table:table-cell office:value-type="float" office:value="119.7975" calcext:value-type="float">
            <text:p>119,7975</text:p>
          </table:table-cell>
          <table:table-cell office:value-type="float" office:value="11700" calcext:value-type="float">
            <text:p>11700</text:p>
          </table:table-cell>
          <table:table-cell table:formula="of:=[.P26]+[.M26]+[.J26]+[.H26]" office:value-type="float" office:value="304.907516170069" calcext:value-type="float">
            <text:p>304,907516170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713919232" calcext:value-type="float">
            <text:p>1,713919232</text:p>
          </table:table-cell>
          <table:table-cell office:value-type="float" office:value="32" calcext:value-type="float">
            <text:p>32</text:p>
          </table:table-cell>
          <table:table-cell office:value-type="float" office:value="0.154900528" calcext:value-type="float">
            <text:p>0,154900528</text:p>
          </table:table-cell>
          <table:table-cell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office:value-type="float" office:value="271.112801039" calcext:value-type="float">
            <text:p>271,11280103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.88018012046814" calcext:value-type="float">
            <text:p>4,88018012046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3" calcext:value-type="float">
            <text:p>37393</text:p>
          </table:table-cell>
          <table:table-cell office:value-type="float" office:value="119.7735" calcext:value-type="float">
            <text:p>119,7735</text:p>
          </table:table-cell>
          <table:table-cell office:value-type="float" office:value="14152" calcext:value-type="float">
            <text:p>14152</text:p>
          </table:table-cell>
          <table:table-cell table:formula="of:=[.P27]+[.M27]+[.J27]+[.H27]" office:value-type="float" office:value="277.861800919468" calcext:value-type="float">
            <text:p>277,8618009194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67791442" calcext:value-type="float">
            <text:p>0,767791442</text:p>
          </table:table-cell>
          <table:table-cell office:value-type="float" office:value="31" calcext:value-type="float">
            <text:p>31</text:p>
          </table:table-cell>
          <table:table-cell office:value-type="float" office:value="0.133347973" calcext:value-type="float">
            <text:p>0,13334797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1.38671235" calcext:value-type="float">
            <text:p>11,38671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.90037393569946" calcext:value-type="float">
            <text:p>3,900373935699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421" calcext:value-type="float">
            <text:p>40421</text:p>
          </table:table-cell>
          <table:table-cell office:value-type="float" office:value="119586" calcext:value-type="float">
            <text:p>119586</text:p>
          </table:table-cell>
          <table:table-cell office:value-type="float" office:value="13101" calcext:value-type="float">
            <text:p>13101</text:p>
          </table:table-cell>
          <table:table-cell table:formula="of:=[.P28]+[.M28]+[.J28]+[.H28]" office:value-type="float" office:value="16.1882257006995" calcext:value-type="float">
            <text:p>16,188225700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911164377" calcext:value-type="float">
            <text:p>1,911164377</text:p>
          </table:table-cell>
          <table:table-cell office:value-type="float" office:value="17" calcext:value-type="float">
            <text:p>17</text:p>
          </table:table-cell>
          <table:table-cell office:value-type="float" office:value="0.090793152" calcext:value-type="float">
            <text:p>0,090793152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192.242254529" calcext:value-type="float">
            <text:p>192,242254529</text:p>
          </table:table-cell>
          <table:table-cell office:value-type="float" office:value="19935" calcext:value-type="float">
            <text:p>19935</text:p>
          </table:table-cell>
          <table:table-cell office:value-type="float" office:value="30" calcext:value-type="float">
            <text:p>30</text:p>
          </table:table-cell>
          <table:table-cell office:value-type="float" office:value="1837.31259298325" calcext:value-type="float">
            <text:p>1837,31259298325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33062" calcext:value-type="float">
            <text:p>33062</text:p>
          </table:table-cell>
          <table:table-cell office:value-type="float" office:value="119.6985" calcext:value-type="float">
            <text:p>119,6985</text:p>
          </table:table-cell>
          <table:table-cell office:value-type="float" office:value="15579" calcext:value-type="float">
            <text:p>15579</text:p>
          </table:table-cell>
          <table:table-cell table:formula="of:=[.P29]+[.M29]+[.J29]+[.H29]" office:value-type="float" office:value="2031.55680504125" calcext:value-type="float">
            <text:p>2031,55680504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425915805" calcext:value-type="float">
            <text:p>1,425915805</text:p>
          </table:table-cell>
          <table:table-cell office:value-type="float" office:value="69" calcext:value-type="float">
            <text:p>69</text:p>
          </table:table-cell>
          <table:table-cell office:value-type="float" office:value="0.419581574" calcext:value-type="float">
            <text:p>0,419581574</text:p>
          </table:table-cell>
          <table:table-cell office:value-type="float" office:value="30" calcext:value-type="float">
            <text:p>30</text:p>
          </table:table-cell>
          <table:table-cell office:value-type="float" office:value="878" calcext:value-type="float">
            <text:p>878</text:p>
          </table:table-cell>
          <table:table-cell office:value-type="float" office:value="853.884357411" calcext:value-type="float">
            <text:p>853,884357411</text:p>
          </table:table-cell>
          <table:table-cell office:value-type="float" office:value="1729" calcext:value-type="float">
            <text:p>1729</text:p>
          </table:table-cell>
          <table:table-cell office:value-type="float" office:value="30" calcext:value-type="float">
            <text:p>30</text:p>
          </table:table-cell>
          <table:table-cell office:value-type="float" office:value="54.5619630813599" calcext:value-type="float">
            <text:p>54,56196308135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8817" calcext:value-type="float">
            <text:p>38817</text:p>
          </table:table-cell>
          <table:table-cell office:value-type="float" office:value="119547" calcext:value-type="float">
            <text:p>119547</text:p>
          </table:table-cell>
          <table:table-cell office:value-type="float" office:value="13627" calcext:value-type="float">
            <text:p>13627</text:p>
          </table:table-cell>
          <table:table-cell table:formula="of:=[.P30]+[.M30]+[.J30]+[.H30]" office:value-type="float" office:value="910.29181787136" calcext:value-type="float">
            <text:p>910,29181787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93622531" calcext:value-type="float">
            <text:p>0,793622531</text:p>
          </table:table-cell>
          <table:table-cell office:value-type="float" office:value="18" calcext:value-type="float">
            <text:p>18</text:p>
          </table:table-cell>
          <table:table-cell office:value-type="float" office:value="0.062256266" calcext:value-type="float">
            <text:p>0,062256266</text:p>
          </table:table-cell>
          <table:table-cell office:value-type="float" office:value="30" calcext:value-type="float">
            <text:p>30</text:p>
          </table:table-cell>
          <table:table-cell office:value-type="float" office:value="322" calcext:value-type="float">
            <text:p>322</text:p>
          </table:table-cell>
          <table:table-cell office:value-type="float" office:value="128.126262003" calcext:value-type="float">
            <text:p>128,126262003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.64087986946106" calcext:value-type="float">
            <text:p>3,64087986946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71" calcext:value-type="float">
            <text:p>39471</text:p>
          </table:table-cell>
          <table:table-cell office:value-type="float" office:value="119.8935" calcext:value-type="float">
            <text:p>119,8935</text:p>
          </table:table-cell>
          <table:table-cell office:value-type="float" office:value="13486" calcext:value-type="float">
            <text:p>13486</text:p>
          </table:table-cell>
          <table:table-cell table:formula="of:=[.P31]+[.M31]+[.J31]+[.H31]" office:value-type="float" office:value="132.623020669461" calcext:value-type="float">
            <text:p>132,6230206694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,50E+01</text:p>
          </table:table-cell>
          <table:table-cell office:value-type="float" office:value="35" calcext:value-type="float">
            <text:p>35</text:p>
          </table:table-cell>
          <table:table-cell office:value-type="float" office:value="2.349180363" calcext:value-type="float">
            <text:p>2,349180363</text:p>
          </table:table-cell>
          <table:table-cell office:value-type="float" office:value="26" calcext:value-type="float">
            <text:p>26</text:p>
          </table:table-cell>
          <table:table-cell office:value-type="float" office:value="0.123695951" calcext:value-type="float">
            <text:p>0,1236959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.95025326" calcext:value-type="float">
            <text:p>5,95025326</text:p>
          </table:table-cell>
          <table:table-cell office:value-type="float" office:value="9704" calcext:value-type="float">
            <text:p>9704</text:p>
          </table:table-cell>
          <table:table-cell office:value-type="float" office:value="35" calcext:value-type="float">
            <text:p>35</text:p>
          </table:table-cell>
          <table:table-cell office:value-type="float" office:value="828.775786876678" calcext:value-type="float">
            <text:p>828,775786876678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5969" calcext:value-type="float">
            <text:p>35969</text:p>
          </table:table-cell>
          <table:table-cell office:value-type="float" office:value="119.8605" calcext:value-type="float">
            <text:p>119,8605</text:p>
          </table:table-cell>
          <table:table-cell office:value-type="float" office:value="14646" calcext:value-type="float">
            <text:p>14646</text:p>
          </table:table-cell>
          <table:table-cell table:formula="of:=[.P32]+[.M32]+[.J32]+[.H32]" office:value-type="float" office:value="837.198916450678" calcext:value-type="float">
            <text:p>837,1989164506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,50E+01</text:p>
          </table:table-cell>
          <table:table-cell office:value-type="float" office:value="35" calcext:value-type="float">
            <text:p>35</text:p>
          </table:table-cell>
          <table:table-cell office:value-type="float" office:value="2.187473192" calcext:value-type="float">
            <text:p>2,187473192</text:p>
          </table:table-cell>
          <table:table-cell office:value-type="float" office:value="34" calcext:value-type="float">
            <text:p>34</text:p>
          </table:table-cell>
          <table:table-cell office:value-type="float" office:value="0.174103401" calcext:value-type="float">
            <text:p>0,174103401</text:p>
          </table:table-cell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office:value-type="float" office:value="1384.169099362" calcext:value-type="float">
            <text:p>1384,169099362</text:p>
          </table:table-cell>
          <table:table-cell office:value-type="float" office:value="16138" calcext:value-type="float">
            <text:p>16138</text:p>
          </table:table-cell>
          <table:table-cell office:value-type="float" office:value="35" calcext:value-type="float">
            <text:p>35</text:p>
          </table:table-cell>
          <table:table-cell office:value-type="float" office:value="2830.90486192703" calcext:value-type="float">
            <text:p>2830,9048619270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3035" calcext:value-type="float">
            <text:p>33035</text:p>
          </table:table-cell>
          <table:table-cell office:value-type="float" office:value="119.8065" calcext:value-type="float">
            <text:p>119,8065</text:p>
          </table:table-cell>
          <table:table-cell office:value-type="float" office:value="15612" calcext:value-type="float">
            <text:p>15612</text:p>
          </table:table-cell>
          <table:table-cell table:formula="of:=[.P33]+[.M33]+[.J33]+[.H33]" office:value-type="float" office:value="4217.43553788203" calcext:value-type="float">
            <text:p>4217,43553788203</text:p>
          </table:table-cell>
        </table:table-row>
        <table:table-row table:style-name="ro1">
          <table:table-cell table:number-columns-repeated="22"/>
        </table:table-row>
      </table:table>
      <table:table table:name="Campinas - no intersection - relaxed 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59234965" calcext:value-type="float">
            <text:p>0,05923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62598971" calcext:value-type="float">
            <text:p>1,86259897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53163909912109" calcext:value-type="float">
            <text:p>2,5316390991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P2]+[.M2]+[.J2]+[.H2]" office:value-type="float" office:value="4.45347303512109" calcext:value-type="float">
            <text:p>4,45347303512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7136572" calcext:value-type="float">
            <text:p>0,007136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4938395" calcext:value-type="float">
            <text:p>0,00493839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194060802459717" calcext:value-type="float">
            <text:p>0,01940608024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23.55" calcext:value-type="float">
            <text:p>23,55</text:p>
          </table:table-cell>
          <table:table-cell office:value-type="float" office:value="1675" calcext:value-type="float">
            <text:p>1675</text:p>
          </table:table-cell>
          <table:table-cell table:formula="of:=[.P3]+[.M3]+[.J3]+[.H3]" office:value-type="float" office:value="0.0314810472459717" calcext:value-type="float">
            <text:p>0,031481047245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1705413" calcext:value-type="float">
            <text:p>0,011705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439276288" calcext:value-type="float">
            <text:p>0,43927628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.0669300556182861" calcext:value-type="float">
            <text:p>0,066930055618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3.1555" calcext:value-type="float">
            <text:p>23,1555</text:p>
          </table:table-cell>
          <table:table-cell office:value-type="float" office:value="1812" calcext:value-type="float">
            <text:p>1812</text:p>
          </table:table-cell>
          <table:table-cell table:formula="of:=[.P4]+[.M4]+[.J4]+[.H4]" office:value-type="float" office:value="0.517911756618286" calcext:value-type="float">
            <text:p>0,517911756618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32012984" calcext:value-type="float">
            <text:p>0,032012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8233473" calcext:value-type="float">
            <text:p>0,02823347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0791900157928467" calcext:value-type="float">
            <text:p>0,07919001579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3" calcext:value-type="float">
            <text:p>9493</text:p>
          </table:table-cell>
          <table:table-cell office:value-type="float" office:value="22.1235" calcext:value-type="float">
            <text:p>22,1235</text:p>
          </table:table-cell>
          <table:table-cell office:value-type="float" office:value="1752" calcext:value-type="float">
            <text:p>1752</text:p>
          </table:table-cell>
          <table:table-cell table:formula="of:=[.P5]+[.M5]+[.J5]+[.H5]" office:value-type="float" office:value="0.139436472792847" calcext:value-type="float">
            <text:p>0,139436472792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329414" calcext:value-type="float">
            <text:p>0,0232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146010857" calcext:value-type="float">
            <text:p>0,1460108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7270545959473" calcext:value-type="float">
            <text:p>0,02872705459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P6]+[.M6]+[.J6]+[.H6]" office:value-type="float" office:value="0.198032051595947" calcext:value-type="float">
            <text:p>0,198032051595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7883145" calcext:value-type="float">
            <text:p>0,14788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648718964" calcext:value-type="float">
            <text:p>1,6487189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79049968719482" calcext:value-type="float">
            <text:p>0,179049968719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68" calcext:value-type="float">
            <text:p>33668</text:p>
          </table:table-cell>
          <table:table-cell office:value-type="float" office:value="81.957" calcext:value-type="float">
            <text:p>81,957</text:p>
          </table:table-cell>
          <table:table-cell office:value-type="float" office:value="6990" calcext:value-type="float">
            <text:p>6990</text:p>
          </table:table-cell>
          <table:table-cell table:formula="of:=[.P7]+[.M7]+[.J7]+[.H7]" office:value-type="float" office:value="1.97565207771948" calcext:value-type="float">
            <text:p>1,97565207771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6356602" calcext:value-type="float">
            <text:p>0,0635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076583213" calcext:value-type="float">
            <text:p>1,076583213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0.660964965820313" calcext:value-type="float">
            <text:p>0,660964965820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1" calcext:value-type="float">
            <text:p>36431</text:p>
          </table:table-cell>
          <table:table-cell office:value-type="float" office:value="77.0115" calcext:value-type="float">
            <text:p>77,0115</text:p>
          </table:table-cell>
          <table:table-cell office:value-type="float" office:value="4970" calcext:value-type="float">
            <text:p>4970</text:p>
          </table:table-cell>
          <table:table-cell table:formula="of:=[.P8]+[.M8]+[.J8]+[.H8]" office:value-type="float" office:value="1.80111419882031" calcext:value-type="float">
            <text:p>1,80111419882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25627059" calcext:value-type="float">
            <text:p>0,12562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77284864" calcext:value-type="float">
            <text:p>0,17728486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591742992401123" calcext:value-type="float">
            <text:p>0,59174299240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1" calcext:value-type="float">
            <text:p>38851</text:p>
          </table:table-cell>
          <table:table-cell office:value-type="float" office:value="80799" calcext:value-type="float">
            <text:p>80799</text:p>
          </table:table-cell>
          <table:table-cell office:value-type="float" office:value="5005" calcext:value-type="float">
            <text:p>5005</text:p>
          </table:table-cell>
          <table:table-cell table:formula="of:=[.P9]+[.M9]+[.J9]+[.H9]" office:value-type="float" office:value="0.894654915401123" calcext:value-type="float">
            <text:p>0,894654915401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8678099" calcext:value-type="float">
            <text:p>0,098678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990656648" calcext:value-type="float">
            <text:p>0,990656648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.57563591003418" calcext:value-type="float">
            <text:p>1,5756359100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57" calcext:value-type="float">
            <text:p>41857</text:p>
          </table:table-cell>
          <table:table-cell office:value-type="float" office:value="83031" calcext:value-type="float">
            <text:p>83031</text:p>
          </table:table-cell>
          <table:table-cell office:value-type="float" office:value="4499" calcext:value-type="float">
            <text:p>4499</text:p>
          </table:table-cell>
          <table:table-cell table:formula="of:=[.P10]+[.M10]+[.J10]+[.H10]" office:value-type="float" office:value="2.66497065703418" calcext:value-type="float">
            <text:p>2,6649706570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48331246" calcext:value-type="float">
            <text:p>0,04833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7024167" calcext:value-type="float">
            <text:p>0,037024167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.226030826568604" calcext:value-type="float">
            <text:p>0,22603082656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8" calcext:value-type="float">
            <text:p>35378</text:p>
          </table:table-cell>
          <table:table-cell office:value-type="float" office:value="67.1565" calcext:value-type="float">
            <text:p>67,1565</text:p>
          </table:table-cell>
          <table:table-cell office:value-type="float" office:value="3131" calcext:value-type="float">
            <text:p>3131</text:p>
          </table:table-cell>
          <table:table-cell table:formula="of:=[.P11]+[.M11]+[.J11]+[.H11]" office:value-type="float" office:value="0.311386239568604" calcext:value-type="float">
            <text:p>0,3113862395686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20012296" calcext:value-type="float">
            <text:p>0,320012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44" calcext:value-type="float">
            <text:p>944</text:p>
          </table:table-cell>
          <table:table-cell office:value-type="float" office:value="92.223057591" calcext:value-type="float">
            <text:p>92,2230575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53065824508667" calcext:value-type="float">
            <text:p>0,25306582450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1" calcext:value-type="float">
            <text:p>62401</text:p>
          </table:table-cell>
          <table:table-cell office:value-type="float" office:value="119202" calcext:value-type="float">
            <text:p>119202</text:p>
          </table:table-cell>
          <table:table-cell office:value-type="float" office:value="5689" calcext:value-type="float">
            <text:p>5689</text:p>
          </table:table-cell>
          <table:table-cell table:formula="of:=[.P12]+[.M12]+[.J12]+[.H12]" office:value-type="float" office:value="92.7961357115087" calcext:value-type="float">
            <text:p>92,7961357115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244800778" calcext:value-type="float">
            <text:p>0,24480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3.384418562" calcext:value-type="float">
            <text:p>3,3844185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8507399559021" calcext:value-type="float">
            <text:p>0,28507399559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4" calcext:value-type="float">
            <text:p>44784</text:p>
          </table:table-cell>
          <table:table-cell office:value-type="float" office:value="88.83" calcext:value-type="float">
            <text:p>88,83</text:p>
          </table:table-cell>
          <table:table-cell office:value-type="float" office:value="4812" calcext:value-type="float">
            <text:p>4812</text:p>
          </table:table-cell>
          <table:table-cell table:formula="of:=[.P13]+[.M13]+[.J13]+[.H13]" office:value-type="float" office:value="3.91429333559021" calcext:value-type="float">
            <text:p>3,91429333559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158704442" calcext:value-type="float">
            <text:p>0,158704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814005057" calcext:value-type="float">
            <text:p>1,814005057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0.846692085266113" calcext:value-type="float">
            <text:p>0,846692085266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67" calcext:value-type="float">
            <text:p>54267</text:p>
          </table:table-cell>
          <table:table-cell office:value-type="float" office:value="109.3185" calcext:value-type="float">
            <text:p>109,3185</text:p>
          </table:table-cell>
          <table:table-cell office:value-type="float" office:value="6204" calcext:value-type="float">
            <text:p>6204</text:p>
          </table:table-cell>
          <table:table-cell table:formula="of:=[.P14]+[.M14]+[.J14]+[.H14]" office:value-type="float" office:value="2.81940158426611" calcext:value-type="float">
            <text:p>2,81940158426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120749941" calcext:value-type="float">
            <text:p>0,12074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office:value-type="float" office:value="20.217168982" calcext:value-type="float">
            <text:p>20,217168982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float" office:value="0.977978944778442" calcext:value-type="float">
            <text:p>0,9779789447784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163" calcext:value-type="float">
            <text:p>46163</text:p>
          </table:table-cell>
          <table:table-cell office:value-type="float" office:value="97.1535" calcext:value-type="float">
            <text:p>97,1535</text:p>
          </table:table-cell>
          <table:table-cell office:value-type="float" office:value="6202" calcext:value-type="float">
            <text:p>6202</text:p>
          </table:table-cell>
          <table:table-cell table:formula="of:=[.P15]+[.M15]+[.J15]+[.H15]" office:value-type="float" office:value="21.3158978677784" calcext:value-type="float">
            <text:p>21,3158978677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456174709" calcext:value-type="float">
            <text:p>0,45617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.73630537" calcext:value-type="float">
            <text:p>2,73630537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2.850172996521" calcext:value-type="float">
            <text:p>2,850172996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859" calcext:value-type="float">
            <text:p>55859</text:p>
          </table:table-cell>
          <table:table-cell office:value-type="float" office:value="118.38" calcext:value-type="float">
            <text:p>118,38</text:p>
          </table:table-cell>
          <table:table-cell office:value-type="float" office:value="7687" calcext:value-type="float">
            <text:p>7687</text:p>
          </table:table-cell>
          <table:table-cell table:formula="of:=[.P16]+[.M16]+[.J16]+[.H16]" office:value-type="float" office:value="6.042653075521" calcext:value-type="float">
            <text:p>6,0426530755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606379718" calcext:value-type="float">
            <text:p>0,606379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5.801340414" calcext:value-type="float">
            <text:p>85,80134041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.18324995040894" calcext:value-type="float">
            <text:p>3,18324995040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97" calcext:value-type="float">
            <text:p>56397</text:p>
          </table:table-cell>
          <table:table-cell office:value-type="float" office:value="119.4525" calcext:value-type="float">
            <text:p>119,4525</text:p>
          </table:table-cell>
          <table:table-cell office:value-type="float" office:value="7746" calcext:value-type="float">
            <text:p>7746</text:p>
          </table:table-cell>
          <table:table-cell table:formula="of:=[.P17]+[.M17]+[.J17]+[.H17]" office:value-type="float" office:value="89.5909700824089" calcext:value-type="float">
            <text:p>89,59097008240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40756649" calcext:value-type="float">
            <text:p>0,340756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2.356912026" calcext:value-type="float">
            <text:p>12,356912026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01758980751038" calcext:value-type="float">
            <text:p>2,0175898075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65" calcext:value-type="float">
            <text:p>48465</text:p>
          </table:table-cell>
          <table:table-cell office:value-type="float" office:value="113778" calcext:value-type="float">
            <text:p>113778</text:p>
          </table:table-cell>
          <table:table-cell office:value-type="float" office:value="9129" calcext:value-type="float">
            <text:p>9129</text:p>
          </table:table-cell>
          <table:table-cell table:formula="of:=[.P18]+[.M18]+[.J18]+[.H18]" office:value-type="float" office:value="14.7152584825104" calcext:value-type="float">
            <text:p>14,7152584825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225623056" calcext:value-type="float">
            <text:p>0,22562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.8524124" calcext:value-type="float">
            <text:p>7,852412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18031072616577" calcext:value-type="float">
            <text:p>0,318031072616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5" calcext:value-type="float">
            <text:p>50875</text:p>
          </table:table-cell>
          <table:table-cell office:value-type="float" office:value="107.133" calcext:value-type="float">
            <text:p>107,133</text:p>
          </table:table-cell>
          <table:table-cell office:value-type="float" office:value="6849" calcext:value-type="float">
            <text:p>6849</text:p>
          </table:table-cell>
          <table:table-cell table:formula="of:=[.P19]+[.M19]+[.J19]+[.H19]" office:value-type="float" office:value="8.39606652861658" calcext:value-type="float">
            <text:p>8,396066528616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08344764" calcext:value-type="float">
            <text:p>0,30834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6.140499694" calcext:value-type="float">
            <text:p>6,140499694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3.00980687141418" calcext:value-type="float">
            <text:p>3,00980687141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36" calcext:value-type="float">
            <text:p>48036</text:p>
          </table:table-cell>
          <table:table-cell office:value-type="float" office:value="111.8475" calcext:value-type="float">
            <text:p>111,8475</text:p>
          </table:table-cell>
          <table:table-cell office:value-type="float" office:value="8843" calcext:value-type="float">
            <text:p>8843</text:p>
          </table:table-cell>
          <table:table-cell table:formula="of:=[.P20]+[.M20]+[.J20]+[.H20]" office:value-type="float" office:value="9.45865132941418" calcext:value-type="float">
            <text:p>9,45865132941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4551232" calcext:value-type="float">
            <text:p>0,3455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6.812935845" calcext:value-type="float">
            <text:p>6,812935845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.84084987640381" calcext:value-type="float">
            <text:p>3,84084987640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8" calcext:value-type="float">
            <text:p>51848</text:p>
          </table:table-cell>
          <table:table-cell office:value-type="float" office:value="119.46" calcext:value-type="float">
            <text:p>119,46</text:p>
          </table:table-cell>
          <table:table-cell office:value-type="float" office:value="9264" calcext:value-type="float">
            <text:p>9264</text:p>
          </table:table-cell>
          <table:table-cell table:formula="of:=[.P21]+[.M21]+[.J21]+[.H21]" office:value-type="float" office:value="10.9992980414038" calcext:value-type="float">
            <text:p>10,99929804140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414878319" calcext:value-type="float">
            <text:p>0,414878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632689979" calcext:value-type="float">
            <text:p>0,632689979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2.56216716766357" calcext:value-type="float">
            <text:p>2,562167167663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010" calcext:value-type="float">
            <text:p>47010</text:p>
          </table:table-cell>
          <table:table-cell office:value-type="float" office:value="118.395" calcext:value-type="float">
            <text:p>118,395</text:p>
          </table:table-cell>
          <table:table-cell office:value-type="float" office:value="10640" calcext:value-type="float">
            <text:p>10640</text:p>
          </table:table-cell>
          <table:table-cell table:formula="of:=[.P22]+[.M22]+[.J22]+[.H22]" office:value-type="float" office:value="3.60973546566357" calcext:value-type="float">
            <text:p>3,609735465663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576790895" calcext:value-type="float">
            <text:p>0,57679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29.611792437" calcext:value-type="float">
            <text:p>29,611792437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4.9846670627594" calcext:value-type="float">
            <text:p>4,98466706275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333" calcext:value-type="float">
            <text:p>48333</text:p>
          </table:table-cell>
          <table:table-cell office:value-type="float" office:value="117.8865" calcext:value-type="float">
            <text:p>117,8865</text:p>
          </table:table-cell>
          <table:table-cell office:value-type="float" office:value="10086" calcext:value-type="float">
            <text:p>10086</text:p>
          </table:table-cell>
          <table:table-cell table:formula="of:=[.P23]+[.M23]+[.J23]+[.H23]" office:value-type="float" office:value="35.1732503947594" calcext:value-type="float">
            <text:p>35,17325039475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992480062" calcext:value-type="float">
            <text:p>0,99248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51.424023481" calcext:value-type="float">
            <text:p>151,424023481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5.28946495056152" calcext:value-type="float">
            <text:p>5,289464950561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438" calcext:value-type="float">
            <text:p>43438</text:p>
          </table:table-cell>
          <table:table-cell office:value-type="float" office:value="118.5855" calcext:value-type="float">
            <text:p>118,5855</text:p>
          </table:table-cell>
          <table:table-cell office:value-type="float" office:value="11873" calcext:value-type="float">
            <text:p>11873</text:p>
          </table:table-cell>
          <table:table-cell table:formula="of:=[.P24]+[.M24]+[.J24]+[.H24]" office:value-type="float" office:value="157.705968493562" calcext:value-type="float">
            <text:p>157,7059684935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47610054" calcext:value-type="float">
            <text:p>0,4761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2.15212453" calcext:value-type="float">
            <text:p>52,15212453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3.55307412147522" calcext:value-type="float">
            <text:p>3,553074121475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535" calcext:value-type="float">
            <text:p>44535</text:p>
          </table:table-cell>
          <table:table-cell office:value-type="float" office:value="115.5555" calcext:value-type="float">
            <text:p>115,5555</text:p>
          </table:table-cell>
          <table:table-cell office:value-type="float" office:value="10834" calcext:value-type="float">
            <text:p>10834</text:p>
          </table:table-cell>
          <table:table-cell table:formula="of:=[.P25]+[.M25]+[.J25]+[.H25]" office:value-type="float" office:value="56.1812991914752" calcext:value-type="float">
            <text:p>56,18129919147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770282901" calcext:value-type="float">
            <text:p>0,77028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92" calcext:value-type="float">
            <text:p>492</text:p>
          </table:table-cell>
          <table:table-cell office:value-type="float" office:value="291.325547787" calcext:value-type="float">
            <text:p>291,32554778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00530815124512" calcext:value-type="float">
            <text:p>5,0053081512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65" calcext:value-type="float">
            <text:p>44765</text:p>
          </table:table-cell>
          <table:table-cell office:value-type="float" office:value="119.7975" calcext:value-type="float">
            <text:p>119,7975</text:p>
          </table:table-cell>
          <table:table-cell office:value-type="float" office:value="11700" calcext:value-type="float">
            <text:p>11700</text:p>
          </table:table-cell>
          <table:table-cell table:formula="of:=[.P26]+[.M26]+[.J26]+[.H26]" office:value-type="float" office:value="297.101138839245" calcext:value-type="float">
            <text:p>297,1011388392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7059756" calcext:value-type="float">
            <text:p>1,7059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office:value-type="float" office:value="274.623888839" calcext:value-type="float">
            <text:p>274,62388883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.91999197006226" calcext:value-type="float">
            <text:p>4,9199919700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3" calcext:value-type="float">
            <text:p>37393</text:p>
          </table:table-cell>
          <table:table-cell office:value-type="float" office:value="119.7735" calcext:value-type="float">
            <text:p>119,7735</text:p>
          </table:table-cell>
          <table:table-cell office:value-type="float" office:value="14152" calcext:value-type="float">
            <text:p>14152</text:p>
          </table:table-cell>
          <table:table-cell table:formula="of:=[.P27]+[.M27]+[.J27]+[.H27]" office:value-type="float" office:value="281.249856409062" calcext:value-type="float">
            <text:p>281,2498564090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776437868" calcext:value-type="float">
            <text:p>0,7764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1.60569435" calcext:value-type="float">
            <text:p>11,605694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.9190719127655" calcext:value-type="float">
            <text:p>3,91907191276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421" calcext:value-type="float">
            <text:p>40421</text:p>
          </table:table-cell>
          <table:table-cell office:value-type="float" office:value="119586" calcext:value-type="float">
            <text:p>119586</text:p>
          </table:table-cell>
          <table:table-cell office:value-type="float" office:value="13101" calcext:value-type="float">
            <text:p>13101</text:p>
          </table:table-cell>
          <table:table-cell table:formula="of:=[.P28]+[.M28]+[.J28]+[.H28]" office:value-type="float" office:value="16.3012041307655" calcext:value-type="float">
            <text:p>16,30120413076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859509378" calcext:value-type="float">
            <text:p>1,85950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192.102604934" calcext:value-type="float">
            <text:p>192,102604934</text:p>
          </table:table-cell>
          <table:table-cell office:value-type="float" office:value="19935" calcext:value-type="float">
            <text:p>19935</text:p>
          </table:table-cell>
          <table:table-cell office:value-type="float" office:value="30" calcext:value-type="float">
            <text:p>30</text:p>
          </table:table-cell>
          <table:table-cell office:value-type="float" office:value="1850.49319601059" calcext:value-type="float">
            <text:p>1850,4931960105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33062" calcext:value-type="float">
            <text:p>33062</text:p>
          </table:table-cell>
          <table:table-cell office:value-type="float" office:value="119.6985" calcext:value-type="float">
            <text:p>119,6985</text:p>
          </table:table-cell>
          <table:table-cell office:value-type="float" office:value="15579" calcext:value-type="float">
            <text:p>15579</text:p>
          </table:table-cell>
          <table:table-cell table:formula="of:=[.P29]+[.M29]+[.J29]+[.H29]" office:value-type="float" office:value="2044.45531032259" calcext:value-type="float">
            <text:p>2044,455310322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40312679" calcext:value-type="float">
            <text:p>1,4031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78" calcext:value-type="float">
            <text:p>878</text:p>
          </table:table-cell>
          <table:table-cell office:value-type="float" office:value="861.064535168" calcext:value-type="float">
            <text:p>861,064535168</text:p>
          </table:table-cell>
          <table:table-cell office:value-type="float" office:value="1729" calcext:value-type="float">
            <text:p>1729</text:p>
          </table:table-cell>
          <table:table-cell office:value-type="float" office:value="30" calcext:value-type="float">
            <text:p>30</text:p>
          </table:table-cell>
          <table:table-cell office:value-type="float" office:value="55.90172290802" calcext:value-type="float">
            <text:p>55,9017229080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8817" calcext:value-type="float">
            <text:p>38817</text:p>
          </table:table-cell>
          <table:table-cell office:value-type="float" office:value="119547" calcext:value-type="float">
            <text:p>119547</text:p>
          </table:table-cell>
          <table:table-cell office:value-type="float" office:value="13627" calcext:value-type="float">
            <text:p>13627</text:p>
          </table:table-cell>
          <table:table-cell table:formula="of:=[.P30]+[.M30]+[.J30]+[.H30]" office:value-type="float" office:value="918.36938486602" calcext:value-type="float">
            <text:p>918,369384866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788462956" calcext:value-type="float">
            <text:p>0,788462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2" calcext:value-type="float">
            <text:p>322</text:p>
          </table:table-cell>
          <table:table-cell office:value-type="float" office:value="125.915178577" calcext:value-type="float">
            <text:p>125,91517857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.59146618843079" calcext:value-type="float">
            <text:p>3,5914661884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71" calcext:value-type="float">
            <text:p>39471</text:p>
          </table:table-cell>
          <table:table-cell office:value-type="float" office:value="119.8935" calcext:value-type="float">
            <text:p>119,8935</text:p>
          </table:table-cell>
          <table:table-cell office:value-type="float" office:value="13486" calcext:value-type="float">
            <text:p>13486</text:p>
          </table:table-cell>
          <table:table-cell table:formula="of:=[.P31]+[.M31]+[.J31]+[.H31]" office:value-type="float" office:value="130.295107721431" calcext:value-type="float">
            <text:p>130,295107721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376475699" calcext:value-type="float">
            <text:p>2,376475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.624418044" calcext:value-type="float">
            <text:p>5,624418044</text:p>
          </table:table-cell>
          <table:table-cell office:value-type="float" office:value="9704" calcext:value-type="float">
            <text:p>9704</text:p>
          </table:table-cell>
          <table:table-cell office:value-type="float" office:value="35" calcext:value-type="float">
            <text:p>35</text:p>
          </table:table-cell>
          <table:table-cell office:value-type="float" office:value="831.752591133118" calcext:value-type="float">
            <text:p>831,752591133118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5969" calcext:value-type="float">
            <text:p>35969</text:p>
          </table:table-cell>
          <table:table-cell office:value-type="float" office:value="119.8605" calcext:value-type="float">
            <text:p>119,8605</text:p>
          </table:table-cell>
          <table:table-cell office:value-type="float" office:value="14646" calcext:value-type="float">
            <text:p>14646</text:p>
          </table:table-cell>
          <table:table-cell table:formula="of:=[.P32]+[.M32]+[.J32]+[.H32]" office:value-type="float" office:value="839.753484876118" calcext:value-type="float">
            <text:p>839,753484876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26741439" calcext:value-type="float">
            <text:p>2,126741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office:value-type="float" office:value="1423.724774498" calcext:value-type="float">
            <text:p>1423,724774498</text:p>
          </table:table-cell>
          <table:table-cell office:value-type="float" office:value="16138" calcext:value-type="float">
            <text:p>16138</text:p>
          </table:table-cell>
          <table:table-cell office:value-type="float" office:value="35" calcext:value-type="float">
            <text:p>35</text:p>
          </table:table-cell>
          <table:table-cell office:value-type="float" office:value="2835.15158700943" calcext:value-type="float">
            <text:p>2835,1515870094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3035" calcext:value-type="float">
            <text:p>33035</text:p>
          </table:table-cell>
          <table:table-cell office:value-type="float" office:value="119.8065" calcext:value-type="float">
            <text:p>119,8065</text:p>
          </table:table-cell>
          <table:table-cell office:value-type="float" office:value="15612" calcext:value-type="float">
            <text:p>15612</text:p>
          </table:table-cell>
          <table:table-cell table:formula="of:=[.P33]+[.M33]+[.J33]+[.H33]" office:value-type="float" office:value="4261.00310294643" calcext:value-type="float">
            <text:p>4261,00310294643</text:p>
          </table:table-cell>
        </table:table-row>
      </table:table>
      <table:table table:name="Campinas - brkga" table:style-name="ta1">
        <table:table-column table:style-name="co18" table:number-columns-repeated="10" table:default-cell-style-name="Default"/>
        <table:table-row table:style-name="ro1">
          <table:table-cell office:value-type="string" calcext:value-type="string">
            <text:p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9.3003089427948" calcext:value-type="float">
            <text:p>29,3003089427948</text:p>
          </table:table-cell>
          <table:table-cell office:value-type="float" office:value="4242" calcext:value-type="float">
            <text:p>4242</text:p>
          </table:table-cell>
          <table:table-cell office:value-type="float" office:value="16.4295" calcext:value-type="float">
            <text:p>16,4295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.34013891220093" calcext:value-type="float">
            <text:p>7,34013891220093</text:p>
          </table:table-cell>
          <table:table-cell office:value-type="float" office:value="4455" calcext:value-type="float">
            <text:p>4455</text:p>
          </table:table-cell>
          <table:table-cell office:value-type="float" office:value="14.22" calcext:value-type="float">
            <text:p>14,22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.2109780311584" calcext:value-type="float">
            <text:p>12,2109780311584</text:p>
          </table:table-cell>
          <table:table-cell office:value-type="float" office:value="3503" calcext:value-type="float">
            <text:p>3503</text:p>
          </table:table-cell>
          <table:table-cell office:value-type="float" office:value="13.4085" calcext:value-type="float">
            <text:p>13,4085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9.7990999221802" calcext:value-type="float">
            <text:p>39,7990999221802</text:p>
          </table:table-cell>
          <table:table-cell office:value-type="float" office:value="2526" calcext:value-type="float">
            <text:p>2526</text:p>
          </table:table-cell>
          <table:table-cell office:value-type="float" office:value="11.673" calcext:value-type="float">
            <text:p>11,67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8.2861280441284" calcext:value-type="float">
            <text:p>28,2861280441284</text:p>
          </table:table-cell>
          <table:table-cell office:value-type="float" office:value="4626" calcext:value-type="float">
            <text:p>4626</text:p>
          </table:table-cell>
          <table:table-cell office:value-type="float" office:value="17.1315" calcext:value-type="float">
            <text:p>17,1315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4270961284638" calcext:value-type="float">
            <text:p>60,4270961284638</text:p>
          </table:table-cell>
          <table:table-cell office:value-type="float" office:value="6850" calcext:value-type="float">
            <text:p>6850</text:p>
          </table:table-cell>
          <table:table-cell office:value-type="float" office:value="41.73" calcext:value-type="float">
            <text:p>41,73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0505619049072" calcext:value-type="float">
            <text:p>60,0505619049072</text:p>
          </table:table-cell>
          <table:table-cell office:value-type="float" office:value="7101" calcext:value-type="float">
            <text:p>7101</text:p>
          </table:table-cell>
          <table:table-cell office:value-type="float" office:value="33.0165" calcext:value-type="float">
            <text:p>33,0165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1155300140381" calcext:value-type="float">
            <text:p>60,1155300140381</text:p>
          </table:table-cell>
          <table:table-cell office:value-type="float" office:value="8427" calcext:value-type="float">
            <text:p>8427</text:p>
          </table:table-cell>
          <table:table-cell office:value-type="float" office:value="35.163" calcext:value-type="float">
            <text:p>35,163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1987991333008" calcext:value-type="float">
            <text:p>60,1987991333008</text:p>
          </table:table-cell>
          <table:table-cell office:value-type="float" office:value="8012" calcext:value-type="float">
            <text:p>8012</text:p>
          </table:table-cell>
          <table:table-cell office:value-type="float" office:value="32.2635" calcext:value-type="float">
            <text:p>32,2635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1051940917969" calcext:value-type="float">
            <text:p>60,1051940917969</text:p>
          </table:table-cell>
          <table:table-cell office:value-type="float" office:value="9997" calcext:value-type="float">
            <text:p>9997</text:p>
          </table:table-cell>
          <table:table-cell office:value-type="float" office:value="29085" calcext:value-type="float">
            <text:p>29085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7686929702759" calcext:value-type="float">
            <text:p>60,7686929702759</text:p>
          </table:table-cell>
          <table:table-cell office:value-type="float" office:value="13923" calcext:value-type="float">
            <text:p>13923</text:p>
          </table:table-cell>
          <table:table-cell office:value-type="float" office:value="46485" calcext:value-type="float">
            <text:p>46485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6919500827789" calcext:value-type="float">
            <text:p>60,6919500827789</text:p>
          </table:table-cell>
          <table:table-cell office:value-type="float" office:value="14252" calcext:value-type="float">
            <text:p>14252</text:p>
          </table:table-cell>
          <table:table-cell office:value-type="float" office:value="43.032" calcext:value-type="float">
            <text:p>43,032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0416378974915" calcext:value-type="float">
            <text:p>60,0416378974915</text:p>
          </table:table-cell>
          <table:table-cell office:value-type="float" office:value="16741" calcext:value-type="float">
            <text:p>16741</text:p>
          </table:table-cell>
          <table:table-cell office:value-type="float" office:value="53.0295" calcext:value-type="float">
            <text:p>53,0295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0272369384766" calcext:value-type="float">
            <text:p>60,0272369384766</text:p>
          </table:table-cell>
          <table:table-cell office:value-type="float" office:value="11923" calcext:value-type="float">
            <text:p>11923</text:p>
          </table:table-cell>
          <table:table-cell office:value-type="float" office:value="45.7935" calcext:value-type="float">
            <text:p>45,7935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1.8273019790649" calcext:value-type="float">
            <text:p>61,8273019790649</text:p>
          </table:table-cell>
          <table:table-cell office:value-type="float" office:value="13359" calcext:value-type="float">
            <text:p>13359</text:p>
          </table:table-cell>
          <table:table-cell office:value-type="float" office:value="54.63" calcext:value-type="float">
            <text:p>54,63</text:p>
          </table:table-cell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4.8328709602356" calcext:value-type="float">
            <text:p>64,8328709602356</text:p>
          </table:table-cell>
          <table:table-cell office:value-type="float" office:value="19666" calcext:value-type="float">
            <text:p>19666</text:p>
          </table:table-cell>
          <table:table-cell office:value-type="float" office:value="64356" calcext:value-type="float">
            <text:p>64356</text:p>
          </table:table-cell>
          <table:table-cell office:value-type="float" office:value="7746" calcext:value-type="float">
            <text:p>7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1.7784979343414" calcext:value-type="float">
            <text:p>61,7784979343414</text:p>
          </table:table-cell>
          <table:table-cell office:value-type="float" office:value="19148" calcext:value-type="float">
            <text:p>19148</text:p>
          </table:table-cell>
          <table:table-cell office:value-type="float" office:value="69.8025" calcext:value-type="float">
            <text:p>69,8025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0.144758939743" calcext:value-type="float">
            <text:p>60,144758939743</text:p>
          </table:table-cell>
          <table:table-cell office:value-type="float" office:value="17094" calcext:value-type="float">
            <text:p>17094</text:p>
          </table:table-cell>
          <table:table-cell office:value-type="float" office:value="56.4615" calcext:value-type="float">
            <text:p>56,4615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1.4767701625824" calcext:value-type="float">
            <text:p>61,4767701625824</text:p>
          </table:table-cell>
          <table:table-cell office:value-type="float" office:value="16136" calcext:value-type="float">
            <text:p>16136</text:p>
          </table:table-cell>
          <table:table-cell office:value-type="float" office:value="63.9975" calcext:value-type="float">
            <text:p>63,9975</text:p>
          </table:table-cell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2.5778939723969" calcext:value-type="float">
            <text:p>62,5778939723969</text:p>
          </table:table-cell>
          <table:table-cell office:value-type="float" office:value="20543" calcext:value-type="float">
            <text:p>20543</text:p>
          </table:table-cell>
          <table:table-cell office:value-type="float" office:value="72.5025" calcext:value-type="float">
            <text:p>72,5025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2.0766899585724" calcext:value-type="float">
            <text:p>62,0766899585724</text:p>
          </table:table-cell>
          <table:table-cell office:value-type="float" office:value="22307" calcext:value-type="float">
            <text:p>22307</text:p>
          </table:table-cell>
          <table:table-cell office:value-type="float" office:value="81.3405" calcext:value-type="float">
            <text:p>81,3405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6.1358830928802" calcext:value-type="float">
            <text:p>66,1358830928802</text:p>
          </table:table-cell>
          <table:table-cell office:value-type="float" office:value="20528" calcext:value-type="float">
            <text:p>20528</text:p>
          </table:table-cell>
          <table:table-cell office:value-type="float" office:value="76179" calcext:value-type="float">
            <text:p>76179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1.2292740345001" calcext:value-type="float">
            <text:p>61,2292740345001</text:p>
          </table:table-cell>
          <table:table-cell office:value-type="float" office:value="21677" calcext:value-type="float">
            <text:p>21677</text:p>
          </table:table-cell>
          <table:table-cell office:value-type="float" office:value="85.944" calcext:value-type="float">
            <text:p>85,944</text:p>
          </table:table-cell>
          <table:table-cell office:value-type="float" office:value="11873" calcext:value-type="float">
            <text:p>11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0.0531561374664" calcext:value-type="float">
            <text:p>60,0531561374664</text:p>
          </table:table-cell>
          <table:table-cell office:value-type="float" office:value="23900" calcext:value-type="float">
            <text:p>23900</text:p>
          </table:table-cell>
          <table:table-cell office:value-type="float" office:value="84.603" calcext:value-type="float">
            <text:p>84,603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6.1207640171051" calcext:value-type="float">
            <text:p>66,1207640171051</text:p>
          </table:table-cell>
          <table:table-cell office:value-type="float" office:value="21255" calcext:value-type="float">
            <text:p>21255</text:p>
          </table:table-cell>
          <table:table-cell office:value-type="float" office:value="84.5325" calcext:value-type="float">
            <text:p>84,5325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75.3455920219421" calcext:value-type="float">
            <text:p>75,3455920219421</text:p>
          </table:table-cell>
          <table:table-cell office:value-type="float" office:value="26462" calcext:value-type="float">
            <text:p>26462</text:p>
          </table:table-cell>
          <table:table-cell office:value-type="float" office:value="96.2445" calcext:value-type="float">
            <text:p>96,2445</text:p>
          </table:table-cell>
          <table:table-cell office:value-type="float" office:value="12567" calcext:value-type="float">
            <text:p>125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6.4427790641785" calcext:value-type="float">
            <text:p>66,4427790641785</text:p>
          </table:table-cell>
          <table:table-cell office:value-type="float" office:value="22021" calcext:value-type="float">
            <text:p>22021</text:p>
          </table:table-cell>
          <table:table-cell office:value-type="float" office:value="91.986" calcext:value-type="float">
            <text:p>91,986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71.6060791015625" calcext:value-type="float">
            <text:p>71,6060791015625</text:p>
          </table:table-cell>
          <table:table-cell office:value-type="float" office:value="22995" calcext:value-type="float">
            <text:p>22995</text:p>
          </table:table-cell>
          <table:table-cell office:value-type="float" office:value="92.169" calcext:value-type="float">
            <text:p>92,169</text:p>
          </table:table-cell>
          <table:table-cell office:value-type="float" office:value="12817" calcext:value-type="float">
            <text:p>128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74.9740607738495" calcext:value-type="float">
            <text:p>74,9740607738495</text:p>
          </table:table-cell>
          <table:table-cell office:value-type="float" office:value="21826" calcext:value-type="float">
            <text:p>21826</text:p>
          </table:table-cell>
          <table:table-cell office:value-type="float" office:value="90.87" calcext:value-type="float">
            <text:p>90,87</text:p>
          </table:table-cell>
          <table:table-cell office:value-type="float" office:value="12918" calcext:value-type="float">
            <text:p>129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68.16277384758" calcext:value-type="float">
            <text:p>68,16277384758</text:p>
          </table:table-cell>
          <table:table-cell office:value-type="float" office:value="25899" calcext:value-type="float">
            <text:p>25899</text:p>
          </table:table-cell>
          <table:table-cell office:value-type="float" office:value="93.5595" calcext:value-type="float">
            <text:p>93,5595</text:p>
          </table:table-cell>
          <table:table-cell office:value-type="float" office:value="12158" calcext:value-type="float">
            <text:p>121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62.2178740501404" calcext:value-type="float">
            <text:p>62,2178740501404</text:p>
          </table:table-cell>
          <table:table-cell office:value-type="float" office:value="27150" calcext:value-type="float">
            <text:p>27150</text:p>
          </table:table-cell>
          <table:table-cell office:value-type="float" office:value="97.281" calcext:value-type="float">
            <text:p>97,281</text:p>
          </table:table-cell>
          <table:table-cell office:value-type="float" office:value="12568" calcext:value-type="float">
            <text:p>125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78.917927980423" calcext:value-type="float">
            <text:p>78,917927980423</text:p>
          </table:table-cell>
          <table:table-cell office:value-type="float" office:value="27731" calcext:value-type="float">
            <text:p>27731</text:p>
          </table:table-cell>
          <table:table-cell office:value-type="float" office:value="95.4525" calcext:value-type="float">
            <text:p>95,4525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office:value-type="float" office:value="112560" calcext:value-type="float">
            <text:p>1125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85.2732529640198" calcext:value-type="float">
            <text:p>85,2732529640198</text:p>
          </table:table-cell>
          <table:table-cell office:value-type="float" office:value="23809" calcext:value-type="float">
            <text:p>23809</text:p>
          </table:table-cell>
          <table:table-cell office:value-type="float" office:value="94011" calcext:value-type="float">
            <text:p>94011</text:p>
          </table:table-cell>
          <table:table-cell office:value-type="float" office:value="12955" calcext:value-type="float">
            <text:p>129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2" calcext:value-type="float">
            <text:p>332</text:p>
          </table:table-cell>
          <table:table-cell office:value-type="float" office:value="109892" calcext:value-type="float">
            <text:p>10989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73.1512320041657" calcext:value-type="float">
            <text:p>73,1512320041657</text:p>
          </table:table-cell>
          <table:table-cell office:value-type="float" office:value="24794" calcext:value-type="float">
            <text:p>24794</text:p>
          </table:table-cell>
          <table:table-cell office:value-type="float" office:value="91.317" calcext:value-type="float">
            <text:p>91,317</text:p>
          </table:table-cell>
          <table:table-cell office:value-type="float" office:value="12028" calcext:value-type="float">
            <text:p>12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4" calcext:value-type="float">
            <text:p>274</text:p>
          </table:table-cell>
          <table:table-cell office:value-type="float" office:value="74802" calcext:value-type="float">
            <text:p>7480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2.925754070282" calcext:value-type="float">
            <text:p>62,925754070282</text:p>
          </table:table-cell>
          <table:table-cell office:value-type="float" office:value="26790" calcext:value-type="float">
            <text:p>26790</text:p>
          </table:table-cell>
          <table:table-cell office:value-type="float" office:value="96.3225" calcext:value-type="float">
            <text:p>96,3225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office:value-type="float" office:value="117306" calcext:value-type="float">
            <text:p>11730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5.0363161563873" calcext:value-type="float">
            <text:p>65,0363161563873</text:p>
          </table:table-cell>
          <table:table-cell office:value-type="float" office:value="28306" calcext:value-type="float">
            <text:p>28306</text:p>
          </table:table-cell>
          <table:table-cell office:value-type="float" office:value="96.243" calcext:value-type="float">
            <text:p>96,243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7" calcext:value-type="float">
            <text:p>337</text:p>
          </table:table-cell>
          <table:table-cell office:value-type="float" office:value="113232" calcext:value-type="float">
            <text:p>11323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64.8291580677032" calcext:value-type="float">
            <text:p>64,8291580677032</text:p>
          </table:table-cell>
          <table:table-cell office:value-type="float" office:value="27130" calcext:value-type="float">
            <text:p>27130</text:p>
          </table:table-cell>
          <table:table-cell office:value-type="float" office:value="98.0385" calcext:value-type="float">
            <text:p>98,0385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7" calcext:value-type="float">
            <text:p>337</text:p>
          </table:table-cell>
          <table:table-cell office:value-type="float" office:value="113232" calcext:value-type="float">
            <text:p>11323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62.8165318965912" calcext:value-type="float">
            <text:p>62,8165318965912</text:p>
          </table:table-cell>
          <table:table-cell office:value-type="float" office:value="26079" calcext:value-type="float">
            <text:p>26079</text:p>
          </table:table-cell>
          <table:table-cell office:value-type="float" office:value="94.6395" calcext:value-type="float">
            <text:p>94,6395</text:p>
          </table:table-cell>
          <table:table-cell office:value-type="float" office:value="12338" calcext:value-type="float">
            <text:p>123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8.2713279724121" calcext:value-type="float">
            <text:p>68,2713279724121</text:p>
          </table:table-cell>
          <table:table-cell office:value-type="float" office:value="24448" calcext:value-type="float">
            <text:p>24448</text:p>
          </table:table-cell>
          <table:table-cell office:value-type="float" office:value="94.713" calcext:value-type="float">
            <text:p>94,713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office:value-type="float" office:value="105300" calcext:value-type="float">
            <text:p>1053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86.0318920612335" calcext:value-type="float">
            <text:p>86,0318920612335</text:p>
          </table:table-cell>
          <table:table-cell office:value-type="float" office:value="28430" calcext:value-type="float">
            <text:p>28430</text:p>
          </table:table-cell>
          <table:table-cell office:value-type="float" office:value="96.2985" calcext:value-type="float">
            <text:p>96,2985</text:p>
          </table:table-cell>
          <table:table-cell office:value-type="float" office:value="11923" calcext:value-type="float">
            <text:p>119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81.9664959907532" calcext:value-type="float">
            <text:p>81,9664959907532</text:p>
          </table:table-cell>
          <table:table-cell office:value-type="float" office:value="26253" calcext:value-type="float">
            <text:p>26253</text:p>
          </table:table-cell>
          <table:table-cell office:value-type="float" office:value="94.158" calcext:value-type="float">
            <text:p>94,158</text:p>
          </table:table-cell>
          <table:table-cell office:value-type="float" office:value="12173" calcext:value-type="float">
            <text:p>121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104006" calcext:value-type="float">
            <text:p>10400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5.4585118293762" calcext:value-type="float">
            <text:p>65,4585118293762</text:p>
          </table:table-cell>
          <table:table-cell office:value-type="float" office:value="22311" calcext:value-type="float">
            <text:p>22311</text:p>
          </table:table-cell>
          <table:table-cell office:value-type="float" office:value="94158" calcext:value-type="float">
            <text:p>94158</text:p>
          </table:table-cell>
          <table:table-cell office:value-type="float" office:value="13487" calcext:value-type="float">
            <text:p>134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8" calcext:value-type="float">
            <text:p>378</text:p>
          </table:table-cell>
          <table:table-cell office:value-type="float" office:value="142506" calcext:value-type="float">
            <text:p>14250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98.2586359977722" calcext:value-type="float">
            <text:p>98,2586359977722</text:p>
          </table:table-cell>
          <table:table-cell office:value-type="float" office:value="27051" calcext:value-type="float">
            <text:p>27051</text:p>
          </table:table-cell>
          <table:table-cell office:value-type="float" office:value="97.0605" calcext:value-type="float">
            <text:p>97,0605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3" calcext:value-type="float">
            <text:p>383</text:p>
          </table:table-cell>
          <table:table-cell office:value-type="float" office:value="146306" calcext:value-type="float">
            <text:p>14630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94.679074048996" calcext:value-type="float">
            <text:p>94,679074048996</text:p>
          </table:table-cell>
          <table:table-cell office:value-type="float" office:value="23492" calcext:value-type="float">
            <text:p>23492</text:p>
          </table:table-cell>
          <table:table-cell office:value-type="float" office:value="96.15" calcext:value-type="float">
            <text:p>96,15</text:p>
          </table:table-cell>
          <table:table-cell office:value-type="float" office:value="13536" calcext:value-type="float">
            <text:p>135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float" office:value="120062" calcext:value-type="float">
            <text:p>12006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74.0619931221008" calcext:value-type="float">
            <text:p>74,0619931221008</text:p>
          </table:table-cell>
          <table:table-cell office:value-type="float" office:value="20646" calcext:value-type="float">
            <text:p>20646</text:p>
          </table:table-cell>
          <table:table-cell office:value-type="float" office:value="93.7035" calcext:value-type="float">
            <text:p>93,7035</text:p>
          </table:table-cell>
          <table:table-cell office:value-type="float" office:value="13941" calcext:value-type="float">
            <text:p>139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3" calcext:value-type="float">
            <text:p>393</text:p>
          </table:table-cell>
          <table:table-cell office:value-type="float" office:value="154056" calcext:value-type="float">
            <text:p>154056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114.841904163361" calcext:value-type="float">
            <text:p>114,841904163361</text:p>
          </table:table-cell>
          <table:table-cell office:value-type="float" office:value="25037" calcext:value-type="float">
            <text:p>25037</text:p>
          </table:table-cell>
          <table:table-cell office:value-type="float" office:value="96.6765" calcext:value-type="float">
            <text:p>96,6765</text:p>
          </table:table-cell>
          <table:table-cell office:value-type="float" office:value="13138" calcext:value-type="float">
            <text:p>131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  <table:table-cell office:value-type="float" office:value="100806" calcext:value-type="float">
            <text:p>100806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9.8908970355988" calcext:value-type="float">
            <text:p>69,8908970355988</text:p>
          </table:table-cell>
          <table:table-cell office:value-type="float" office:value="30768" calcext:value-type="float">
            <text:p>30768</text:p>
          </table:table-cell>
          <table:table-cell office:value-type="float" office:value="96993" calcext:value-type="float">
            <text:p>96993</text:p>
          </table:table-cell>
          <table:table-cell office:value-type="float" office:value="11298" calcext:value-type="float">
            <text:p>112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3" calcext:value-type="float">
            <text:p>353</text:p>
          </table:table-cell>
          <table:table-cell office:value-type="float" office:value="124256" calcext:value-type="float">
            <text:p>124256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89.8278858661652" calcext:value-type="float">
            <text:p>89,8278858661652</text:p>
          </table:table-cell>
          <table:table-cell office:value-type="float" office:value="23802" calcext:value-type="float">
            <text:p>23802</text:p>
          </table:table-cell>
          <table:table-cell office:value-type="float" office:value="91395" calcext:value-type="float">
            <text:p>91395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2" calcext:value-type="float">
            <text:p>442</text:p>
          </table:table-cell>
          <table:table-cell office:value-type="float" office:value="194922" calcext:value-type="float">
            <text:p>1949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78.7354369163513" calcext:value-type="float">
            <text:p>78,7354369163513</text:p>
          </table:table-cell>
          <table:table-cell office:value-type="float" office:value="24819" calcext:value-type="float">
            <text:p>24819</text:p>
          </table:table-cell>
          <table:table-cell office:value-type="float" office:value="96.7455" calcext:value-type="float">
            <text:p>96,7455</text:p>
          </table:table-cell>
          <table:table-cell office:value-type="float" office:value="13226" calcext:value-type="float">
            <text:p>13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4" calcext:value-type="float">
            <text:p>334</text:p>
          </table:table-cell>
          <table:table-cell office:value-type="float" office:value="111222" calcext:value-type="float">
            <text:p>1112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75.0780248641968" calcext:value-type="float">
            <text:p>75,0780248641968</text:p>
          </table:table-cell>
          <table:table-cell office:value-type="float" office:value="28294" calcext:value-type="float">
            <text:p>28294</text:p>
          </table:table-cell>
          <table:table-cell office:value-type="float" office:value="96792" calcext:value-type="float">
            <text:p>96792</text:p>
          </table:table-cell>
          <table:table-cell office:value-type="float" office:value="12078" calcext:value-type="float">
            <text:p>12078</text:p>
          </table:table-cell>
        </table:table-row>
      </table:table>
      <table:table table:name="Campinas graphics" table:style-name="ta1">
        <table:shapes>
          <draw:frame draw:z-index="0" draw:style-name="gr1" draw:text-style-name="P1" svg:width="159.99mm" svg:height="89.99mm" svg:x="23.58mm" svg:y="1mm">
            <draw:object draw:notify-on-update-of-ranges="'Campinas graphics'.J5:'Campinas graphics'.J5 Campinas.V2:Campinas.V32 'Campinas graphics'.J6:'Campinas graphics'.J6 'Campinas - relaxed '.V2:'Campinas - relaxed '.V32 'Campinas graphics'.J7:'Campinas graphics'.J7 'Campinas - no intersection - relaxed '.V2:'Campinas - no intersection - relaxed '.V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85mm" svg:y="34.8mm">
            <draw:object draw:notify-on-update-of-ranges="'Campinas graphics'.J5:'Campinas graphics'.J5 Campinas.M2:Campinas.M32 'Campinas graphics'.J6:'Campinas graphics'.J6 'Campinas - relaxed '.M2:'Campinas - relaxed '.M32 'Campinas - relaxed '.K2:'Campinas - relaxed '.K34 'Campinas graphics'.J7:'Campinas graphics'.J7 'Campinas - no intersection - relaxed '.M2:'Campinas - no intersection - relaxed '.M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.16mm" svg:y="99.59mm">
            <draw:object draw:notify-on-update-of-ranges="Campinas.J2:Campinas.J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7.82mm" svg:y="227.56mm">
            <draw:object draw:notify-on-update-of-ranges="'Campinas graphics'.J5:'Campinas graphics'.J5 Campinas.P2:Campinas.P32 'Campinas graphics'.J6:'Campinas graphics'.J6 'Campinas - relaxed '.P2:'Campinas - relaxed '.P32 'Campinas - relaxed '.K2:'Campinas - relaxed '.K34 'Campinas graphics'.J7:'Campinas graphics'.J7 'Campinas - no intersection - relaxed '.P2:'Campinas - no intersection - relaxed '.P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04.59mm" svg:y="131.09mm">
            <draw:object draw:notify-on-update-of-ranges="'Campinas graphics'.J5:'Campinas graphics'.J5 Campinas.L2:Campinas.L32 'Campinas graphics'.J6:'Campinas graphics'.J6 'Campinas - relaxed '.L2:'Campinas - relaxed '.L32 'Campinas - relaxed '.K2:'Campinas - relaxed '.K34 'Campinas graphics'.J7:'Campinas graphics'.J7 'Campinas - no intersection - relaxed '.L2:'Campinas - no intersection - relaxed '.L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28.06mm" svg:y="323.87mm">
            <draw:object draw:notify-on-update-of-ranges="'Campinas graphics'.J5:'Campinas graphics'.J5 Campinas.N2:Campinas.N32 'Campinas graphics'.J6:'Campinas graphics'.J6 'Campinas - relaxed '.N2:'Campinas - relaxed '.N32 'Campinas - relaxed '.K2:'Campinas - relaxed '.K34 'Campinas graphics'.J7:'Campinas graphics'.J7 'Campinas - no intersection - relaxed '.N2:'Campinas - no intersection - relaxed '.N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8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nteger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laxed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 intersection cuts and with relaxed separation</text:p>
          </table:table-cell>
        </table:table-row>
      </table:table>
      <table:table table:name="Campinas random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13239905" calcext:value-type="float">
            <text:p>0,013239905</text:p>
          </table:table-cell>
          <table:table-cell office:value-type="float" office:value="0" calcext:value-type="float">
            <text:p>0</text:p>
          </table:table-cell>
          <table:table-cell office:value-type="float" office:value="2.148766762" calcext:value-type="float">
            <text:p>2,14876676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.108696393" calcext:value-type="float">
            <text:p>2,108696393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.55876302719116" calcext:value-type="float">
            <text:p>2,5587630271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2" calcext:value-type="float">
            <text:p>9462</text:p>
          </table:table-cell>
          <table:table-cell office:value-type="float" office:value="21.3255" calcext:value-type="float">
            <text:p>21,3255</text:p>
          </table:table-cell>
          <table:table-cell office:value-type="float" office:value="1585" calcext:value-type="float">
            <text:p>1585</text:p>
          </table:table-cell>
          <table:table-cell table:formula="of:=[.P2]+[.M2]+[.J2]+[.H2]" office:value-type="float" office:value="6.82946608719116" calcext:value-type="float">
            <text:p>6,82946608719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37943184" calcext:value-type="float">
            <text:p>0,037943184</text:p>
          </table:table-cell>
          <table:table-cell office:value-type="float" office:value="0" calcext:value-type="float">
            <text:p>0</text:p>
          </table:table-cell>
          <table:table-cell office:value-type="float" office:value="0.002814496" calcext:value-type="float">
            <text:p>0,00281449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0.349660437" calcext:value-type="float">
            <text:p>0,349660437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0.444322109222412" calcext:value-type="float">
            <text:p>0,44432210922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30.5085" calcext:value-type="float">
            <text:p>30,5085</text:p>
          </table:table-cell>
          <table:table-cell office:value-type="float" office:value="2583" calcext:value-type="float">
            <text:p>2583</text:p>
          </table:table-cell>
          <table:table-cell table:formula="of:=[.P3]+[.M3]+[.J3]+[.H3]" office:value-type="float" office:value="0.834740226222412" calcext:value-type="float">
            <text:p>0,834740226222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7541634" calcext:value-type="float">
            <text:p>0,007541634</text:p>
          </table:table-cell>
          <table:table-cell office:value-type="float" office:value="0" calcext:value-type="float">
            <text:p>0</text:p>
          </table:table-cell>
          <table:table-cell office:value-type="float" office:value="0.002590486" calcext:value-type="float">
            <text:p>0,00259048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055115439" calcext:value-type="float">
            <text:p>0,055115439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0.0264031887054443" calcext:value-type="float">
            <text:p>0,02640318870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16.9245" calcext:value-type="float">
            <text:p>16,9245</text:p>
          </table:table-cell>
          <table:table-cell office:value-type="float" office:value="1924" calcext:value-type="float">
            <text:p>1924</text:p>
          </table:table-cell>
          <table:table-cell table:formula="of:=[.P4]+[.M4]+[.J4]+[.H4]" office:value-type="float" office:value="0.0916507477054443" calcext:value-type="float">
            <text:p>0,091650747705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8454943" calcext:value-type="float">
            <text:p>0,008454943</text:p>
          </table:table-cell>
          <table:table-cell office:value-type="float" office:value="0" calcext:value-type="float">
            <text:p>0</text:p>
          </table:table-cell>
          <table:table-cell office:value-type="float" office:value="0.002996546" calcext:value-type="float">
            <text:p>0,00299654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0.080211966" calcext:value-type="float">
            <text:p>0,0802119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0210859775543213" calcext:value-type="float">
            <text:p>0,02108597755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8" calcext:value-type="float">
            <text:p>6878</text:p>
          </table:table-cell>
          <table:table-cell office:value-type="float" office:value="21.1395" calcext:value-type="float">
            <text:p>21,1395</text:p>
          </table:table-cell>
          <table:table-cell office:value-type="float" office:value="2405" calcext:value-type="float">
            <text:p>2405</text:p>
          </table:table-cell>
          <table:table-cell table:formula="of:=[.P5]+[.M5]+[.J5]+[.H5]" office:value-type="float" office:value="0.112749432554321" calcext:value-type="float">
            <text:p>0,112749432554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30139748" calcext:value-type="float">
            <text:p>0,030139748</text:p>
          </table:table-cell>
          <table:table-cell office:value-type="float" office:value="0" calcext:value-type="float">
            <text:p>0</text:p>
          </table:table-cell>
          <table:table-cell office:value-type="float" office:value="0.002896032" calcext:value-type="float">
            <text:p>0,0028960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069979575" calcext:value-type="float">
            <text:p>0,06997957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389039516448975" calcext:value-type="float">
            <text:p>0,03890395164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9" calcext:value-type="float">
            <text:p>29239</text:p>
          </table:table-cell>
          <table:table-cell office:value-type="float" office:value="51.612" calcext:value-type="float">
            <text:p>51,612</text:p>
          </table:table-cell>
          <table:table-cell office:value-type="float" office:value="1723" calcext:value-type="float">
            <text:p>1723</text:p>
          </table:table-cell>
          <table:table-cell table:formula="of:=[.P6]+[.M6]+[.J6]+[.H6]" office:value-type="float" office:value="0.141919306644898" calcext:value-type="float">
            <text:p>0,141919306644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36507578" calcext:value-type="float">
            <text:p>0,136507578</text:p>
          </table:table-cell>
          <table:table-cell office:value-type="float" office:value="2" calcext:value-type="float">
            <text:p>2</text:p>
          </table:table-cell>
          <table:table-cell office:value-type="float" office:value="0.313075409" calcext:value-type="float">
            <text:p>0,31307540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291944812" calcext:value-type="float">
            <text:p>0,2919448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80292844772339" calcext:value-type="float">
            <text:p>0,18029284477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9" calcext:value-type="float">
            <text:p>37499</text:p>
          </table:table-cell>
          <table:table-cell office:value-type="float" office:value="82.2495" calcext:value-type="float">
            <text:p>82,2495</text:p>
          </table:table-cell>
          <table:table-cell office:value-type="float" office:value="5778" calcext:value-type="float">
            <text:p>5778</text:p>
          </table:table-cell>
          <table:table-cell table:formula="of:=[.P7]+[.M7]+[.J7]+[.H7]" office:value-type="float" office:value="0.921820643772339" calcext:value-type="float">
            <text:p>0,921820643772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45793749" calcext:value-type="float">
            <text:p>0,045793749</text:p>
          </table:table-cell>
          <table:table-cell office:value-type="float" office:value="0" calcext:value-type="float">
            <text:p>0</text:p>
          </table:table-cell>
          <table:table-cell office:value-type="float" office:value="0.003129312" calcext:value-type="float">
            <text:p>0,00312931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0.346740853" calcext:value-type="float">
            <text:p>0,34674085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126103162765503" calcext:value-type="float">
            <text:p>0,126103162765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72.3765" calcext:value-type="float">
            <text:p>72,3765</text:p>
          </table:table-cell>
          <table:table-cell office:value-type="float" office:value="4460" calcext:value-type="float">
            <text:p>4460</text:p>
          </table:table-cell>
          <table:table-cell table:formula="of:=[.P8]+[.M8]+[.J8]+[.H8]" office:value-type="float" office:value="0.521767076765503" calcext:value-type="float">
            <text:p>0,521767076765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67925497" calcext:value-type="float">
            <text:p>0,067925497</text:p>
          </table:table-cell>
          <table:table-cell office:value-type="float" office:value="2" calcext:value-type="float">
            <text:p>2</text:p>
          </table:table-cell>
          <table:table-cell office:value-type="float" office:value="0.005995312" calcext:value-type="float">
            <text:p>0,0059953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.392426669" calcext:value-type="float">
            <text:p>0,39242666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.22763991355896" calcext:value-type="float">
            <text:p>0,227639913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59" calcext:value-type="float">
            <text:p>48259</text:p>
          </table:table-cell>
          <table:table-cell office:value-type="float" office:value="92.6025" calcext:value-type="float">
            <text:p>92,6025</text:p>
          </table:table-cell>
          <table:table-cell office:value-type="float" office:value="4492" calcext:value-type="float">
            <text:p>4492</text:p>
          </table:table-cell>
          <table:table-cell table:formula="of:=[.P9]+[.M9]+[.J9]+[.H9]" office:value-type="float" office:value="0.69398739155896" calcext:value-type="float">
            <text:p>0,69398739155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53071611" calcext:value-type="float">
            <text:p>0,053071611</text:p>
          </table:table-cell>
          <table:table-cell office:value-type="float" office:value="2" calcext:value-type="float">
            <text:p>2</text:p>
          </table:table-cell>
          <table:table-cell office:value-type="float" office:value="0.006700232" calcext:value-type="float">
            <text:p>0,006700232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3.211346192" calcext:value-type="float">
            <text:p>3,21134619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182507038116455" calcext:value-type="float">
            <text:p>0,182507038116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65.9145" calcext:value-type="float">
            <text:p>65,9145</text:p>
          </table:table-cell>
          <table:table-cell office:value-type="float" office:value="4381" calcext:value-type="float">
            <text:p>4381</text:p>
          </table:table-cell>
          <table:table-cell table:formula="of:=[.P10]+[.M10]+[.J10]+[.H10]" office:value-type="float" office:value="3.45362507311646" calcext:value-type="float">
            <text:p>3,45362507311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61933914" calcext:value-type="float">
            <text:p>0,061933914</text:p>
          </table:table-cell>
          <table:table-cell office:value-type="float" office:value="0" calcext:value-type="float">
            <text:p>0</text:p>
          </table:table-cell>
          <table:table-cell office:value-type="float" office:value="0.003248639" calcext:value-type="float">
            <text:p>0,00324863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60543782" calcext:value-type="float">
            <text:p>0,60543782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0.239153861999512" calcext:value-type="float">
            <text:p>0,239153861999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84" calcext:value-type="float">
            <text:p>46284</text:p>
          </table:table-cell>
          <table:table-cell office:value-type="float" office:value="87.5475" calcext:value-type="float">
            <text:p>87,5475</text:p>
          </table:table-cell>
          <table:table-cell office:value-type="float" office:value="4027" calcext:value-type="float">
            <text:p>4027</text:p>
          </table:table-cell>
          <table:table-cell table:formula="of:=[.P11]+[.M11]+[.J11]+[.H11]" office:value-type="float" office:value="0.909774234999512" calcext:value-type="float">
            <text:p>0,909774234999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2596996" calcext:value-type="float">
            <text:p>0,12596996</text:p>
          </table:table-cell>
          <table:table-cell office:value-type="float" office:value="4" calcext:value-type="float">
            <text:p>4</text:p>
          </table:table-cell>
          <table:table-cell office:value-type="float" office:value="0.011350676" calcext:value-type="float">
            <text:p>0,01135067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0.76847969" calcext:value-type="float">
            <text:p>0,7684796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.301872968673706" calcext:value-type="float">
            <text:p>0,301872968673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88" calcext:value-type="float">
            <text:p>49488</text:p>
          </table:table-cell>
          <table:table-cell office:value-type="float" office:value="102.6225" calcext:value-type="float">
            <text:p>102,6225</text:p>
          </table:table-cell>
          <table:table-cell office:value-type="float" office:value="6309" calcext:value-type="float">
            <text:p>6309</text:p>
          </table:table-cell>
          <table:table-cell table:formula="of:=[.P12]+[.M12]+[.J12]+[.H12]" office:value-type="float" office:value="1.20767329467371" calcext:value-type="float">
            <text:p>1,20767329467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4704346" calcext:value-type="float">
            <text:p>0,124704346</text:p>
          </table:table-cell>
          <table:table-cell office:value-type="float" office:value="4" calcext:value-type="float">
            <text:p>4</text:p>
          </table:table-cell>
          <table:table-cell office:value-type="float" office:value="0.010550249" calcext:value-type="float">
            <text:p>0,01055024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978012235" calcext:value-type="float">
            <text:p>0,978012235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0.76003909111023" calcext:value-type="float">
            <text:p>0,76003909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86" calcext:value-type="float">
            <text:p>63086</text:p>
          </table:table-cell>
          <table:table-cell office:value-type="float" office:value="119.937" calcext:value-type="float">
            <text:p>119,937</text:p>
          </table:table-cell>
          <table:table-cell office:value-type="float" office:value="5624" calcext:value-type="float">
            <text:p>5624</text:p>
          </table:table-cell>
          <table:table-cell table:formula="of:=[.P13]+[.M13]+[.J13]+[.H13]" office:value-type="float" office:value="1.87330592111023" calcext:value-type="float">
            <text:p>1,873305921110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147787777" calcext:value-type="float">
            <text:p>0,147787777</text:p>
          </table:table-cell>
          <table:table-cell office:value-type="float" office:value="6" calcext:value-type="float">
            <text:p>6</text:p>
          </table:table-cell>
          <table:table-cell office:value-type="float" office:value="0.013661011" calcext:value-type="float">
            <text:p>0,0136610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.557985848" calcext:value-type="float">
            <text:p>0,55798584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503040075302124" calcext:value-type="float">
            <text:p>0,50304007530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66" calcext:value-type="float">
            <text:p>46866</text:p>
          </table:table-cell>
          <table:table-cell office:value-type="float" office:value="92.1735" calcext:value-type="float">
            <text:p>92,1735</text:p>
          </table:table-cell>
          <table:table-cell office:value-type="float" office:value="4861" calcext:value-type="float">
            <text:p>4861</text:p>
          </table:table-cell>
          <table:table-cell table:formula="of:=[.P14]+[.M14]+[.J14]+[.H14]" office:value-type="float" office:value="1.22247471130212" calcext:value-type="float">
            <text:p>1,22247471130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099546381" calcext:value-type="float">
            <text:p>0,099546381</text:p>
          </table:table-cell>
          <table:table-cell office:value-type="float" office:value="4" calcext:value-type="float">
            <text:p>4</text:p>
          </table:table-cell>
          <table:table-cell office:value-type="float" office:value="0.012264425" calcext:value-type="float">
            <text:p>0,01226442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0.889866095" calcext:value-type="float">
            <text:p>0,889866095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0.452049016952515" calcext:value-type="float">
            <text:p>0,452049016952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83" calcext:value-type="float">
            <text:p>39883</text:p>
          </table:table-cell>
          <table:table-cell office:value-type="float" office:value="85.9245" calcext:value-type="float">
            <text:p>85,9245</text:p>
          </table:table-cell>
          <table:table-cell office:value-type="float" office:value="5800" calcext:value-type="float">
            <text:p>5800</text:p>
          </table:table-cell>
          <table:table-cell table:formula="of:=[.P15]+[.M15]+[.J15]+[.H15]" office:value-type="float" office:value="1.45372591795251" calcext:value-type="float">
            <text:p>1,453725917952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.124432727" calcext:value-type="float">
            <text:p>0,124432727</text:p>
          </table:table-cell>
          <table:table-cell office:value-type="float" office:value="8" calcext:value-type="float">
            <text:p>8</text:p>
          </table:table-cell>
          <table:table-cell office:value-type="float" office:value="0.019759925" calcext:value-type="float">
            <text:p>0,01975992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2.766963956" calcext:value-type="float">
            <text:p>2,766963956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0.788548946380615" calcext:value-type="float">
            <text:p>0,78854894638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81" calcext:value-type="float">
            <text:p>44481</text:p>
          </table:table-cell>
          <table:table-cell office:value-type="float" office:value="96.165" calcext:value-type="float">
            <text:p>96,165</text:p>
          </table:table-cell>
          <table:table-cell office:value-type="float" office:value="6543" calcext:value-type="float">
            <text:p>6543</text:p>
          </table:table-cell>
          <table:table-cell table:formula="of:=[.P16]+[.M16]+[.J16]+[.H16]" office:value-type="float" office:value="3.69970555438061" calcext:value-type="float">
            <text:p>3,69970555438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6959087" calcext:value-type="float">
            <text:p>0,6959087</text:p>
          </table:table-cell>
          <table:table-cell office:value-type="float" office:value="6" calcext:value-type="float">
            <text:p>6</text:p>
          </table:table-cell>
          <table:table-cell office:value-type="float" office:value="0.021053393" calcext:value-type="float">
            <text:p>0,021053393</text:p>
          </table:table-cell>
          <table:table-cell office:value-type="float" office:value="87" calcext:value-type="float">
            <text:p>87</text:p>
          </table:table-cell>
          <table:table-cell office:value-type="float" office:value="410" calcext:value-type="float">
            <text:p>410</text:p>
          </table:table-cell>
          <table:table-cell office:value-type="float" office:value="93.824007661" calcext:value-type="float">
            <text:p>93,82400766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.42247700691223" calcext:value-type="float">
            <text:p>4,42247700691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95" calcext:value-type="float">
            <text:p>43695</text:p>
          </table:table-cell>
          <table:table-cell office:value-type="float" office:value="107.3835" calcext:value-type="float">
            <text:p>107,3835</text:p>
          </table:table-cell>
          <table:table-cell office:value-type="float" office:value="9298" calcext:value-type="float">
            <text:p>9298</text:p>
          </table:table-cell>
          <table:table-cell table:formula="of:=[.P17]+[.M17]+[.J17]+[.H17]" office:value-type="float" office:value="98.9634467609122" calcext:value-type="float">
            <text:p>98,9634467609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352815574" calcext:value-type="float">
            <text:p>0,352815574</text:p>
          </table:table-cell>
          <table:table-cell office:value-type="float" office:value="12" calcext:value-type="float">
            <text:p>12</text:p>
          </table:table-cell>
          <table:table-cell office:value-type="float" office:value="0.034338543" calcext:value-type="float">
            <text:p>0,03433854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863199007" calcext:value-type="float">
            <text:p>0,863199007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.15456914901733" calcext:value-type="float">
            <text:p>2,1545691490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5" calcext:value-type="float">
            <text:p>48105</text:p>
          </table:table-cell>
          <table:table-cell office:value-type="float" office:value="107.946" calcext:value-type="float">
            <text:p>107,946</text:p>
          </table:table-cell>
          <table:table-cell office:value-type="float" office:value="7953" calcext:value-type="float">
            <text:p>7953</text:p>
          </table:table-cell>
          <table:table-cell table:formula="of:=[.P18]+[.M18]+[.J18]+[.H18]" office:value-type="float" office:value="3.40492227301733" calcext:value-type="float">
            <text:p>3,404922273017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705623625" calcext:value-type="float">
            <text:p>0,705623625</text:p>
          </table:table-cell>
          <table:table-cell office:value-type="float" office:value="4" calcext:value-type="float">
            <text:p>4</text:p>
          </table:table-cell>
          <table:table-cell office:value-type="float" office:value="0.016266039" calcext:value-type="float">
            <text:p>0,016266039</text:p>
          </table:table-cell>
          <table:table-cell office:value-type="float" office:value="85" calcext:value-type="float">
            <text:p>85</text:p>
          </table:table-cell>
          <table:table-cell office:value-type="float" office:value="1139" calcext:value-type="float">
            <text:p>1139</text:p>
          </table:table-cell>
          <table:table-cell office:value-type="float" office:value="391.396333065" calcext:value-type="float">
            <text:p>391,396333065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6.38553190231323" calcext:value-type="float">
            <text:p>6,385531902313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606" calcext:value-type="float">
            <text:p>54606</text:p>
          </table:table-cell>
          <table:table-cell office:value-type="float" office:value="119.0745" calcext:value-type="float">
            <text:p>119,0745</text:p>
          </table:table-cell>
          <table:table-cell office:value-type="float" office:value="8259" calcext:value-type="float">
            <text:p>8259</text:p>
          </table:table-cell>
          <table:table-cell table:formula="of:=[.P19]+[.M19]+[.J19]+[.H19]" office:value-type="float" office:value="398.503754631313" calcext:value-type="float">
            <text:p>398,5037546313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288348327" calcext:value-type="float">
            <text:p>0,288348327</text:p>
          </table:table-cell>
          <table:table-cell office:value-type="float" office:value="12" calcext:value-type="float">
            <text:p>12</text:p>
          </table:table-cell>
          <table:table-cell office:value-type="float" office:value="0.030619215" calcext:value-type="float">
            <text:p>0,030619215</text:p>
          </table:table-cell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28.735220071" calcext:value-type="float">
            <text:p>28,73522007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.59028792381287" calcext:value-type="float">
            <text:p>1,5902879238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10" calcext:value-type="float">
            <text:p>49210</text:p>
          </table:table-cell>
          <table:table-cell office:value-type="float" office:value="115.9935" calcext:value-type="float">
            <text:p>115,9935</text:p>
          </table:table-cell>
          <table:table-cell office:value-type="float" office:value="9373" calcext:value-type="float">
            <text:p>9373</text:p>
          </table:table-cell>
          <table:table-cell table:formula="of:=[.P20]+[.M20]+[.J20]+[.H20]" office:value-type="float" office:value="30.6444755368129" calcext:value-type="float">
            <text:p>30,6444755368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.464241709" calcext:value-type="float">
            <text:p>0,464241709</text:p>
          </table:table-cell>
          <table:table-cell office:value-type="float" office:value="17" calcext:value-type="float">
            <text:p>17</text:p>
          </table:table-cell>
          <table:table-cell office:value-type="float" office:value="0.075753779" calcext:value-type="float">
            <text:p>0,07575377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917254" calcext:value-type="float">
            <text:p>0,1391725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86889934539795" calcext:value-type="float">
            <text:p>0,386889934539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6" calcext:value-type="float">
            <text:p>52016</text:p>
          </table:table-cell>
          <table:table-cell office:value-type="float" office:value="116.6295" calcext:value-type="float">
            <text:p>116,6295</text:p>
          </table:table-cell>
          <table:table-cell office:value-type="float" office:value="8579" calcext:value-type="float">
            <text:p>8579</text:p>
          </table:table-cell>
          <table:table-cell table:formula="of:=[.P21]+[.M21]+[.J21]+[.H21]" office:value-type="float" office:value="1.0660579625398" calcext:value-type="float">
            <text:p>1,06605796253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.685625831" calcext:value-type="float">
            <text:p>0,685625831</text:p>
          </table:table-cell>
          <table:table-cell office:value-type="float" office:value="19" calcext:value-type="float">
            <text:p>19</text:p>
          </table:table-cell>
          <table:table-cell office:value-type="float" office:value="0.064344933" calcext:value-type="float">
            <text:p>0,064344933</text:p>
          </table:table-cell>
          <table:table-cell office:value-type="float" office:value="79" calcext:value-type="float">
            <text:p>79</text:p>
          </table:table-cell>
          <table:table-cell office:value-type="float" office:value="1103" calcext:value-type="float">
            <text:p>1103</text:p>
          </table:table-cell>
          <table:table-cell office:value-type="float" office:value="392.223668539" calcext:value-type="float">
            <text:p>392,22366853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.78621506690979" calcext:value-type="float">
            <text:p>5,786215066909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914" calcext:value-type="float">
            <text:p>40914</text:p>
          </table:table-cell>
          <table:table-cell office:value-type="float" office:value="110.1465" calcext:value-type="float">
            <text:p>110,1465</text:p>
          </table:table-cell>
          <table:table-cell office:value-type="float" office:value="10839" calcext:value-type="float">
            <text:p>10839</text:p>
          </table:table-cell>
          <table:table-cell table:formula="of:=[.P22]+[.M22]+[.J22]+[.H22]" office:value-type="float" office:value="398.75985436991" calcext:value-type="float">
            <text:p>398,759854369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.749314608" calcext:value-type="float">
            <text:p>0,749314608</text:p>
          </table:table-cell>
          <table:table-cell office:value-type="float" office:value="11" calcext:value-type="float">
            <text:p>11</text:p>
          </table:table-cell>
          <table:table-cell office:value-type="float" office:value="0.045644476" calcext:value-type="float">
            <text:p>0,045644476</text:p>
          </table:table-cell>
          <table:table-cell office:value-type="float" office:value="97" calcext:value-type="float">
            <text:p>97</text:p>
          </table:table-cell>
          <table:table-cell office:value-type="float" office:value="436" calcext:value-type="float">
            <text:p>436</text:p>
          </table:table-cell>
          <table:table-cell office:value-type="float" office:value="119.438086033" calcext:value-type="float">
            <text:p>119,438086033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4.36360597610474" calcext:value-type="float">
            <text:p>4,363605976104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282" calcext:value-type="float">
            <text:p>40282</text:p>
          </table:table-cell>
          <table:table-cell office:value-type="float" office:value="119.481" calcext:value-type="float">
            <text:p>119,481</text:p>
          </table:table-cell>
          <table:table-cell office:value-type="float" office:value="13124" calcext:value-type="float">
            <text:p>13124</text:p>
          </table:table-cell>
          <table:table-cell table:formula="of:=[.P23]+[.M23]+[.J23]+[.H23]" office:value-type="float" office:value="124.596651093105" calcext:value-type="float">
            <text:p>124,596651093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559522566" calcext:value-type="float">
            <text:p>0,559522566</text:p>
          </table:table-cell>
          <table:table-cell office:value-type="float" office:value="6" calcext:value-type="float">
            <text:p>6</text:p>
          </table:table-cell>
          <table:table-cell office:value-type="float" office:value="0.023004974" calcext:value-type="float">
            <text:p>0,02300497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227637218" calcext:value-type="float">
            <text:p>0,22763721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.74286603927612" calcext:value-type="float">
            <text:p>3,7428660392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71" calcext:value-type="float">
            <text:p>48871</text:p>
          </table:table-cell>
          <table:table-cell office:value-type="float" office:value="118.734" calcext:value-type="float">
            <text:p>118,734</text:p>
          </table:table-cell>
          <table:table-cell office:value-type="float" office:value="10095" calcext:value-type="float">
            <text:p>10095</text:p>
          </table:table-cell>
          <table:table-cell table:formula="of:=[.P24]+[.M24]+[.J24]+[.H24]" office:value-type="float" office:value="4.55303079727612" calcext:value-type="float">
            <text:p>4,553030797276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.32767674" calcext:value-type="float">
            <text:p>1,32767674</text:p>
          </table:table-cell>
          <table:table-cell office:value-type="float" office:value="15" calcext:value-type="float">
            <text:p>15</text:p>
          </table:table-cell>
          <table:table-cell office:value-type="float" office:value="0.056146534" calcext:value-type="float">
            <text:p>0,05614653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60.294298974" calcext:value-type="float">
            <text:p>60,294298974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.48497414588928" calcext:value-type="float">
            <text:p>5,48497414588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7" calcext:value-type="float">
            <text:p>42607</text:p>
          </table:table-cell>
          <table:table-cell office:value-type="float" office:value="119.2335" calcext:value-type="float">
            <text:p>119,2335</text:p>
          </table:table-cell>
          <table:table-cell office:value-type="float" office:value="12294" calcext:value-type="float">
            <text:p>12294</text:p>
          </table:table-cell>
          <table:table-cell table:formula="of:=[.P25]+[.M25]+[.J25]+[.H25]" office:value-type="float" office:value="67.1630963938893" calcext:value-type="float">
            <text:p>67,1630963938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892103493" calcext:value-type="float">
            <text:p>0,892103493</text:p>
          </table:table-cell>
          <table:table-cell office:value-type="float" office:value="17" calcext:value-type="float">
            <text:p>17</text:p>
          </table:table-cell>
          <table:table-cell office:value-type="float" office:value="0.068251865" calcext:value-type="float">
            <text:p>0,068251865</text:p>
          </table:table-cell>
          <table:table-cell office:value-type="float" office:value="106" calcext:value-type="float">
            <text:p>106</text:p>
          </table:table-cell>
          <table:table-cell office:value-type="float" office:value="800" calcext:value-type="float">
            <text:p>800</text:p>
          </table:table-cell>
          <table:table-cell office:value-type="float" office:value="400.258515654" calcext:value-type="float">
            <text:p>400,25851565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3.00123000144958" calcext:value-type="float">
            <text:p>3,001230001449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230" calcext:value-type="float">
            <text:p>44230</text:p>
          </table:table-cell>
          <table:table-cell office:value-type="float" office:value="117.8655" calcext:value-type="float">
            <text:p>117,8655</text:p>
          </table:table-cell>
          <table:table-cell office:value-type="float" office:value="11449" calcext:value-type="float">
            <text:p>11449</text:p>
          </table:table-cell>
          <table:table-cell table:formula="of:=[.P26]+[.M26]+[.J26]+[.H26]" office:value-type="float" office:value="404.22010101345" calcext:value-type="float">
            <text:p>404,220101013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.762948619" calcext:value-type="float">
            <text:p>0,762948619</text:p>
          </table:table-cell>
          <table:table-cell office:value-type="float" office:value="16" calcext:value-type="float">
            <text:p>16</text:p>
          </table:table-cell>
          <table:table-cell office:value-type="float" office:value="0.05264543" calcext:value-type="float">
            <text:p>0,05264543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float" office:value="64.410014764" calcext:value-type="float">
            <text:p>64,410014764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3.01389288902283" calcext:value-type="float">
            <text:p>3,0138928890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26" calcext:value-type="float">
            <text:p>43026</text:p>
          </table:table-cell>
          <table:table-cell office:value-type="float" office:value="119.556" calcext:value-type="float">
            <text:p>119,556</text:p>
          </table:table-cell>
          <table:table-cell office:value-type="float" office:value="12226" calcext:value-type="float">
            <text:p>12226</text:p>
          </table:table-cell>
          <table:table-cell table:formula="of:=[.P27]+[.M27]+[.J27]+[.H27]" office:value-type="float" office:value="68.2395017020228" calcext:value-type="float">
            <text:p>68,2395017020228</text:p>
          </table:table-cell>
        </table:table-row>
      </table:table>
      <table:table table:name="Campinas random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26073429" calcext:value-type="float">
            <text:p>0,026073429</text:p>
          </table:table-cell>
          <table:table-cell office:value-type="float" office:value="0" calcext:value-type="float">
            <text:p>0</text:p>
          </table:table-cell>
          <table:table-cell office:value-type="float" office:value="2.227275084" calcext:value-type="float">
            <text:p>2,22727508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.179468322" calcext:value-type="float">
            <text:p>2,179468322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.59256291389465" calcext:value-type="float">
            <text:p>2,5925629138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2" calcext:value-type="float">
            <text:p>9462</text:p>
          </table:table-cell>
          <table:table-cell office:value-type="float" office:value="21.3255" calcext:value-type="float">
            <text:p>21,3255</text:p>
          </table:table-cell>
          <table:table-cell office:value-type="float" office:value="1585" calcext:value-type="float">
            <text:p>1585</text:p>
          </table:table-cell>
          <table:table-cell table:formula="of:=[.P2]+[.M2]+[.J2]+[.H2]" office:value-type="float" office:value="7.02537974889465" calcext:value-type="float">
            <text:p>7,02537974889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38660123" calcext:value-type="float">
            <text:p>0,038660123</text:p>
          </table:table-cell>
          <table:table-cell office:value-type="float" office:value="0" calcext:value-type="float">
            <text:p>0</text:p>
          </table:table-cell>
          <table:table-cell office:value-type="float" office:value="0.003026073" calcext:value-type="float">
            <text:p>0,0030260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081817898" calcext:value-type="float">
            <text:p>0,081817898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0.366939067840576" calcext:value-type="float">
            <text:p>0,36693906784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30.5085" calcext:value-type="float">
            <text:p>30,5085</text:p>
          </table:table-cell>
          <table:table-cell office:value-type="float" office:value="2583" calcext:value-type="float">
            <text:p>2583</text:p>
          </table:table-cell>
          <table:table-cell table:formula="of:=[.P3]+[.M3]+[.J3]+[.H3]" office:value-type="float" office:value="0.490443161840576" calcext:value-type="float">
            <text:p>0,490443161840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7530808" calcext:value-type="float">
            <text:p>0,007530808</text:p>
          </table:table-cell>
          <table:table-cell office:value-type="float" office:value="0" calcext:value-type="float">
            <text:p>0</text:p>
          </table:table-cell>
          <table:table-cell office:value-type="float" office:value="0.002922919" calcext:value-type="float">
            <text:p>0,0029229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.049731968" calcext:value-type="float">
            <text:p>0,049731968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0.0274450778961182" calcext:value-type="float">
            <text:p>0,02744507789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16.9245" calcext:value-type="float">
            <text:p>16,9245</text:p>
          </table:table-cell>
          <table:table-cell office:value-type="float" office:value="1924" calcext:value-type="float">
            <text:p>1924</text:p>
          </table:table-cell>
          <table:table-cell table:formula="of:=[.P4]+[.M4]+[.J4]+[.H4]" office:value-type="float" office:value="0.0876307728961182" calcext:value-type="float">
            <text:p>0,087630772896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8685217" calcext:value-type="float">
            <text:p>0,008685217</text:p>
          </table:table-cell>
          <table:table-cell office:value-type="float" office:value="0" calcext:value-type="float">
            <text:p>0</text:p>
          </table:table-cell>
          <table:table-cell office:value-type="float" office:value="0.002473779" calcext:value-type="float">
            <text:p>0,00247377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07728187" calcext:value-type="float">
            <text:p>0,00772818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0210130214691162" calcext:value-type="float">
            <text:p>0,02101302146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8" calcext:value-type="float">
            <text:p>6878</text:p>
          </table:table-cell>
          <table:table-cell office:value-type="float" office:value="21.1395" calcext:value-type="float">
            <text:p>21,1395</text:p>
          </table:table-cell>
          <table:table-cell office:value-type="float" office:value="2405" calcext:value-type="float">
            <text:p>2405</text:p>
          </table:table-cell>
          <table:table-cell table:formula="of:=[.P5]+[.M5]+[.J5]+[.H5]" office:value-type="float" office:value="0.0399002044691162" calcext:value-type="float">
            <text:p>0,039900204469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30104207" calcext:value-type="float">
            <text:p>0,030104207</text:p>
          </table:table-cell>
          <table:table-cell office:value-type="float" office:value="0" calcext:value-type="float">
            <text:p>0</text:p>
          </table:table-cell>
          <table:table-cell office:value-type="float" office:value="0.003275793" calcext:value-type="float">
            <text:p>0,003275793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1.374258546" calcext:value-type="float">
            <text:p>1,37425854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385880470275879" calcext:value-type="float">
            <text:p>0,03858804702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9" calcext:value-type="float">
            <text:p>29239</text:p>
          </table:table-cell>
          <table:table-cell office:value-type="float" office:value="51.612" calcext:value-type="float">
            <text:p>51,612</text:p>
          </table:table-cell>
          <table:table-cell office:value-type="float" office:value="1723" calcext:value-type="float">
            <text:p>1723</text:p>
          </table:table-cell>
          <table:table-cell table:formula="of:=[.P6]+[.M6]+[.J6]+[.H6]" office:value-type="float" office:value="1.44622659302759" calcext:value-type="float">
            <text:p>1,446226593027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47349614" calcext:value-type="float">
            <text:p>0,147349614</text:p>
          </table:table-cell>
          <table:table-cell office:value-type="float" office:value="2" calcext:value-type="float">
            <text:p>2</text:p>
          </table:table-cell>
          <table:table-cell office:value-type="float" office:value="0.289215723" calcext:value-type="float">
            <text:p>0,289215723</text:p>
          </table:table-cell>
          <table:table-cell office:value-type="float" office:value="37" calcext:value-type="float">
            <text:p>37</text:p>
          </table:table-cell>
          <table:table-cell office:value-type="float" office:value="704" calcext:value-type="float">
            <text:p>704</text:p>
          </table:table-cell>
          <table:table-cell office:value-type="float" office:value="48.605104088" calcext:value-type="float">
            <text:p>48,60510408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82284116744995" calcext:value-type="float">
            <text:p>0,18228411674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9" calcext:value-type="float">
            <text:p>37499</text:p>
          </table:table-cell>
          <table:table-cell office:value-type="float" office:value="82.2495" calcext:value-type="float">
            <text:p>82,2495</text:p>
          </table:table-cell>
          <table:table-cell office:value-type="float" office:value="5778" calcext:value-type="float">
            <text:p>5778</text:p>
          </table:table-cell>
          <table:table-cell table:formula="of:=[.P7]+[.M7]+[.J7]+[.H7]" office:value-type="float" office:value="49.223953541745" calcext:value-type="float">
            <text:p>49,223953541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46019913" calcext:value-type="float">
            <text:p>0,046019913</text:p>
          </table:table-cell>
          <table:table-cell office:value-type="float" office:value="0" calcext:value-type="float">
            <text:p>0</text:p>
          </table:table-cell>
          <table:table-cell office:value-type="float" office:value="0.00324386" calcext:value-type="float">
            <text:p>0,0032438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0.66659612" calcext:value-type="float">
            <text:p>0,666596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132549047470093" calcext:value-type="float">
            <text:p>0,13254904747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72.3765" calcext:value-type="float">
            <text:p>72,3765</text:p>
          </table:table-cell>
          <table:table-cell office:value-type="float" office:value="4460" calcext:value-type="float">
            <text:p>4460</text:p>
          </table:table-cell>
          <table:table-cell table:formula="of:=[.P8]+[.M8]+[.J8]+[.H8]" office:value-type="float" office:value="0.848408940470093" calcext:value-type="float">
            <text:p>0,848408940470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69324604" calcext:value-type="float">
            <text:p>0,069324604</text:p>
          </table:table-cell>
          <table:table-cell office:value-type="float" office:value="2" calcext:value-type="float">
            <text:p>2</text:p>
          </table:table-cell>
          <table:table-cell office:value-type="float" office:value="0.010829502" calcext:value-type="float">
            <text:p>0,010829502</text:p>
          </table:table-cell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office:value-type="float" office:value="3.732901101" calcext:value-type="float">
            <text:p>3,73290110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.232009887695312" calcext:value-type="float">
            <text:p>0,2320098876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59" calcext:value-type="float">
            <text:p>48259</text:p>
          </table:table-cell>
          <table:table-cell office:value-type="float" office:value="92.6025" calcext:value-type="float">
            <text:p>92,6025</text:p>
          </table:table-cell>
          <table:table-cell office:value-type="float" office:value="4492" calcext:value-type="float">
            <text:p>4492</text:p>
          </table:table-cell>
          <table:table-cell table:formula="of:=[.P9]+[.M9]+[.J9]+[.H9]" office:value-type="float" office:value="4.04506509469531" calcext:value-type="float">
            <text:p>4,04506509469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54505518" calcext:value-type="float">
            <text:p>0,054505518</text:p>
          </table:table-cell>
          <table:table-cell office:value-type="float" office:value="2" calcext:value-type="float">
            <text:p>2</text:p>
          </table:table-cell>
          <table:table-cell office:value-type="float" office:value="0.006713058" calcext:value-type="float">
            <text:p>0,00671305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.117637153" calcext:value-type="float">
            <text:p>0,11763715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183376789093018" calcext:value-type="float">
            <text:p>0,18337678909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65.9145" calcext:value-type="float">
            <text:p>65,9145</text:p>
          </table:table-cell>
          <table:table-cell office:value-type="float" office:value="4381" calcext:value-type="float">
            <text:p>4381</text:p>
          </table:table-cell>
          <table:table-cell table:formula="of:=[.P10]+[.M10]+[.J10]+[.H10]" office:value-type="float" office:value="0.362232518093018" calcext:value-type="float">
            <text:p>0,362232518093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61342166" calcext:value-type="float">
            <text:p>0,061342166</text:p>
          </table:table-cell>
          <table:table-cell office:value-type="float" office:value="0" calcext:value-type="float">
            <text:p>0</text:p>
          </table:table-cell>
          <table:table-cell office:value-type="float" office:value="0.003909842" calcext:value-type="float">
            <text:p>0,003909842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.50085304" calcext:value-type="float">
            <text:p>2,50085304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0.231404066085815" calcext:value-type="float">
            <text:p>0,231404066085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84" calcext:value-type="float">
            <text:p>46284</text:p>
          </table:table-cell>
          <table:table-cell office:value-type="float" office:value="87.5475" calcext:value-type="float">
            <text:p>87,5475</text:p>
          </table:table-cell>
          <table:table-cell office:value-type="float" office:value="4027" calcext:value-type="float">
            <text:p>4027</text:p>
          </table:table-cell>
          <table:table-cell table:formula="of:=[.P11]+[.M11]+[.J11]+[.H11]" office:value-type="float" office:value="2.79750911408582" calcext:value-type="float">
            <text:p>2,79750911408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33898579" calcext:value-type="float">
            <text:p>0,133898579</text:p>
          </table:table-cell>
          <table:table-cell office:value-type="float" office:value="4" calcext:value-type="float">
            <text:p>4</text:p>
          </table:table-cell>
          <table:table-cell office:value-type="float" office:value="0.011230122" calcext:value-type="float">
            <text:p>0,01123012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.813824681" calcext:value-type="float">
            <text:p>1,813824681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.304763078689575" calcext:value-type="float">
            <text:p>0,30476307868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88" calcext:value-type="float">
            <text:p>49488</text:p>
          </table:table-cell>
          <table:table-cell office:value-type="float" office:value="102.6225" calcext:value-type="float">
            <text:p>102,6225</text:p>
          </table:table-cell>
          <table:table-cell office:value-type="float" office:value="6309" calcext:value-type="float">
            <text:p>6309</text:p>
          </table:table-cell>
          <table:table-cell table:formula="of:=[.P12]+[.M12]+[.J12]+[.H12]" office:value-type="float" office:value="2.26371646068957" calcext:value-type="float">
            <text:p>2,26371646068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3615174" calcext:value-type="float">
            <text:p>0,123615174</text:p>
          </table:table-cell>
          <table:table-cell office:value-type="float" office:value="4" calcext:value-type="float">
            <text:p>4</text:p>
          </table:table-cell>
          <table:table-cell office:value-type="float" office:value="0.011048253" calcext:value-type="float">
            <text:p>0,0110482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19608585" calcext:value-type="float">
            <text:p>0,119608585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0.782618999481201" calcext:value-type="float">
            <text:p>0,78261899948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86" calcext:value-type="float">
            <text:p>63086</text:p>
          </table:table-cell>
          <table:table-cell office:value-type="float" office:value="119.937" calcext:value-type="float">
            <text:p>119,937</text:p>
          </table:table-cell>
          <table:table-cell office:value-type="float" office:value="5624" calcext:value-type="float">
            <text:p>5624</text:p>
          </table:table-cell>
          <table:table-cell table:formula="of:=[.P13]+[.M13]+[.J13]+[.H13]" office:value-type="float" office:value="1.0368910114812" calcext:value-type="float">
            <text:p>1,03689101148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151879526" calcext:value-type="float">
            <text:p>0,151879526</text:p>
          </table:table-cell>
          <table:table-cell office:value-type="float" office:value="6" calcext:value-type="float">
            <text:p>6</text:p>
          </table:table-cell>
          <table:table-cell office:value-type="float" office:value="0.014442292" calcext:value-type="float">
            <text:p>0,014442292</text:p>
          </table:table-cell>
          <table:table-cell office:value-type="float" office:value="73" calcext:value-type="float">
            <text:p>73</text:p>
          </table:table-cell>
          <table:table-cell office:value-type="float" office:value="297" calcext:value-type="float">
            <text:p>297</text:p>
          </table:table-cell>
          <table:table-cell office:value-type="float" office:value="12.820105612" calcext:value-type="float">
            <text:p>12,820105612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491844177246094" calcext:value-type="float">
            <text:p>0,49184417724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66" calcext:value-type="float">
            <text:p>46866</text:p>
          </table:table-cell>
          <table:table-cell office:value-type="float" office:value="92.1735" calcext:value-type="float">
            <text:p>92,1735</text:p>
          </table:table-cell>
          <table:table-cell office:value-type="float" office:value="4861" calcext:value-type="float">
            <text:p>4861</text:p>
          </table:table-cell>
          <table:table-cell table:formula="of:=[.P14]+[.M14]+[.J14]+[.H14]" office:value-type="float" office:value="13.4782716072461" calcext:value-type="float">
            <text:p>13,47827160724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10330806" calcext:value-type="float">
            <text:p>0,110330806</text:p>
          </table:table-cell>
          <table:table-cell office:value-type="float" office:value="4" calcext:value-type="float">
            <text:p>4</text:p>
          </table:table-cell>
          <table:table-cell office:value-type="float" office:value="0.013748914" calcext:value-type="float">
            <text:p>0,013748914</text:p>
          </table:table-cell>
          <table:table-cell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office:value-type="float" office:value="22.923056005" calcext:value-type="float">
            <text:p>22,923056005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0.461570024490356" calcext:value-type="float">
            <text:p>0,4615700244903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83" calcext:value-type="float">
            <text:p>39883</text:p>
          </table:table-cell>
          <table:table-cell office:value-type="float" office:value="85.9245" calcext:value-type="float">
            <text:p>85,9245</text:p>
          </table:table-cell>
          <table:table-cell office:value-type="float" office:value="5800" calcext:value-type="float">
            <text:p>5800</text:p>
          </table:table-cell>
          <table:table-cell table:formula="of:=[.P15]+[.M15]+[.J15]+[.H15]" office:value-type="float" office:value="23.5087057494904" calcext:value-type="float">
            <text:p>23,5087057494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.158316872" calcext:value-type="float">
            <text:p>0,158316872</text:p>
          </table:table-cell>
          <table:table-cell office:value-type="float" office:value="8" calcext:value-type="float">
            <text:p>8</text:p>
          </table:table-cell>
          <table:table-cell office:value-type="float" office:value="0.018759676" calcext:value-type="float">
            <text:p>0,01875967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.731614339" calcext:value-type="float">
            <text:p>0,731614339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0.80348801612854" calcext:value-type="float">
            <text:p>0,80348801612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81" calcext:value-type="float">
            <text:p>44481</text:p>
          </table:table-cell>
          <table:table-cell office:value-type="float" office:value="96.165" calcext:value-type="float">
            <text:p>96,165</text:p>
          </table:table-cell>
          <table:table-cell office:value-type="float" office:value="6543" calcext:value-type="float">
            <text:p>6543</text:p>
          </table:table-cell>
          <table:table-cell table:formula="of:=[.P16]+[.M16]+[.J16]+[.H16]" office:value-type="float" office:value="1.71217890312854" calcext:value-type="float">
            <text:p>1,71217890312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662485492" calcext:value-type="float">
            <text:p>0,662485492</text:p>
          </table:table-cell>
          <table:table-cell office:value-type="float" office:value="6" calcext:value-type="float">
            <text:p>6</text:p>
          </table:table-cell>
          <table:table-cell office:value-type="float" office:value="0.020186202" calcext:value-type="float">
            <text:p>0,02018620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22.443196131" calcext:value-type="float">
            <text:p>22,44319613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.42210793495178" calcext:value-type="float">
            <text:p>4,42210793495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95" calcext:value-type="float">
            <text:p>43695</text:p>
          </table:table-cell>
          <table:table-cell office:value-type="float" office:value="107.3835" calcext:value-type="float">
            <text:p>107,3835</text:p>
          </table:table-cell>
          <table:table-cell office:value-type="float" office:value="9298" calcext:value-type="float">
            <text:p>9298</text:p>
          </table:table-cell>
          <table:table-cell table:formula="of:=[.P17]+[.M17]+[.J17]+[.H17]" office:value-type="float" office:value="27.5479757599518" calcext:value-type="float">
            <text:p>27,5479757599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349141129" calcext:value-type="float">
            <text:p>0,349141129</text:p>
          </table:table-cell>
          <table:table-cell office:value-type="float" office:value="12" calcext:value-type="float">
            <text:p>12</text:p>
          </table:table-cell>
          <table:table-cell office:value-type="float" office:value="0.035589367" calcext:value-type="float">
            <text:p>0,035589367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5.373317634" calcext:value-type="float">
            <text:p>5,373317634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.16178607940674" calcext:value-type="float">
            <text:p>2,1617860794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5" calcext:value-type="float">
            <text:p>48105</text:p>
          </table:table-cell>
          <table:table-cell office:value-type="float" office:value="107.946" calcext:value-type="float">
            <text:p>107,946</text:p>
          </table:table-cell>
          <table:table-cell office:value-type="float" office:value="7953" calcext:value-type="float">
            <text:p>7953</text:p>
          </table:table-cell>
          <table:table-cell table:formula="of:=[.P18]+[.M18]+[.J18]+[.H18]" office:value-type="float" office:value="7.91983420940674" calcext:value-type="float">
            <text:p>7,919834209406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700829953" calcext:value-type="float">
            <text:p>0,700829953</text:p>
          </table:table-cell>
          <table:table-cell office:value-type="float" office:value="4" calcext:value-type="float">
            <text:p>4</text:p>
          </table:table-cell>
          <table:table-cell office:value-type="float" office:value="0.016964061" calcext:value-type="float">
            <text:p>0,016964061</text:p>
          </table:table-cell>
          <table:table-cell office:value-type="float" office:value="85" calcext:value-type="float">
            <text:p>85</text:p>
          </table:table-cell>
          <table:table-cell office:value-type="float" office:value="904" calcext:value-type="float">
            <text:p>904</text:p>
          </table:table-cell>
          <table:table-cell office:value-type="float" office:value="535.000475551" calcext:value-type="float">
            <text:p>535,000475551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6.42964291572571" calcext:value-type="float">
            <text:p>6,429642915725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606" calcext:value-type="float">
            <text:p>54606</text:p>
          </table:table-cell>
          <table:table-cell office:value-type="float" office:value="119.0745" calcext:value-type="float">
            <text:p>119,0745</text:p>
          </table:table-cell>
          <table:table-cell office:value-type="float" office:value="8259" calcext:value-type="float">
            <text:p>8259</text:p>
          </table:table-cell>
          <table:table-cell table:formula="of:=[.P19]+[.M19]+[.J19]+[.H19]" office:value-type="float" office:value="542.147912480726" calcext:value-type="float">
            <text:p>542,1479124807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275209052" calcext:value-type="float">
            <text:p>0,275209052</text:p>
          </table:table-cell>
          <table:table-cell office:value-type="float" office:value="12" calcext:value-type="float">
            <text:p>12</text:p>
          </table:table-cell>
          <table:table-cell office:value-type="float" office:value="0.032043712" calcext:value-type="float">
            <text:p>0,03204371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355539165" calcext:value-type="float">
            <text:p>0,35553916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.59732294082642" calcext:value-type="float">
            <text:p>1,5973229408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10" calcext:value-type="float">
            <text:p>49210</text:p>
          </table:table-cell>
          <table:table-cell office:value-type="float" office:value="115.9935" calcext:value-type="float">
            <text:p>115,9935</text:p>
          </table:table-cell>
          <table:table-cell office:value-type="float" office:value="9373" calcext:value-type="float">
            <text:p>9373</text:p>
          </table:table-cell>
          <table:table-cell table:formula="of:=[.P20]+[.M20]+[.J20]+[.H20]" office:value-type="float" office:value="2.26011486982642" calcext:value-type="float">
            <text:p>2,26011486982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.429003753" calcext:value-type="float">
            <text:p>0,429003753</text:p>
          </table:table-cell>
          <table:table-cell office:value-type="float" office:value="17" calcext:value-type="float">
            <text:p>17</text:p>
          </table:table-cell>
          <table:table-cell office:value-type="float" office:value="0.074804174" calcext:value-type="float">
            <text:p>0,074804174</text:p>
          </table:table-cell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office:value-type="float" office:value="21.863953295" calcext:value-type="float">
            <text:p>21,86395329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83942127227783" calcext:value-type="float">
            <text:p>0,383942127227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6" calcext:value-type="float">
            <text:p>52016</text:p>
          </table:table-cell>
          <table:table-cell office:value-type="float" office:value="116.6295" calcext:value-type="float">
            <text:p>116,6295</text:p>
          </table:table-cell>
          <table:table-cell office:value-type="float" office:value="8579" calcext:value-type="float">
            <text:p>8579</text:p>
          </table:table-cell>
          <table:table-cell table:formula="of:=[.P21]+[.M21]+[.J21]+[.H21]" office:value-type="float" office:value="22.7517033492278" calcext:value-type="float">
            <text:p>22,75170334922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.676560976" calcext:value-type="float">
            <text:p>0,676560976</text:p>
          </table:table-cell>
          <table:table-cell office:value-type="float" office:value="19" calcext:value-type="float">
            <text:p>19</text:p>
          </table:table-cell>
          <table:table-cell office:value-type="float" office:value="0.070332448" calcext:value-type="float">
            <text:p>0,07033244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261.117405821" calcext:value-type="float">
            <text:p>261,11740582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.78786993026733" calcext:value-type="float">
            <text:p>5,787869930267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914" calcext:value-type="float">
            <text:p>40914</text:p>
          </table:table-cell>
          <table:table-cell office:value-type="float" office:value="110.1465" calcext:value-type="float">
            <text:p>110,1465</text:p>
          </table:table-cell>
          <table:table-cell office:value-type="float" office:value="10839" calcext:value-type="float">
            <text:p>10839</text:p>
          </table:table-cell>
          <table:table-cell table:formula="of:=[.P22]+[.M22]+[.J22]+[.H22]" office:value-type="float" office:value="267.652169175267" calcext:value-type="float">
            <text:p>267,652169175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.766504129" calcext:value-type="float">
            <text:p>0,766504129</text:p>
          </table:table-cell>
          <table:table-cell office:value-type="float" office:value="11" calcext:value-type="float">
            <text:p>11</text:p>
          </table:table-cell>
          <table:table-cell office:value-type="float" office:value="0.049133001" calcext:value-type="float">
            <text:p>0,049133001</text:p>
          </table:table-cell>
          <table:table-cell office:value-type="float" office:value="97" calcext:value-type="float">
            <text:p>97</text:p>
          </table:table-cell>
          <table:table-cell office:value-type="float" office:value="409" calcext:value-type="float">
            <text:p>409</text:p>
          </table:table-cell>
          <table:table-cell office:value-type="float" office:value="233.650105993" calcext:value-type="float">
            <text:p>233,650105993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4.45242404937744" calcext:value-type="float">
            <text:p>4,452424049377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282" calcext:value-type="float">
            <text:p>40282</text:p>
          </table:table-cell>
          <table:table-cell office:value-type="float" office:value="119.481" calcext:value-type="float">
            <text:p>119,481</text:p>
          </table:table-cell>
          <table:table-cell office:value-type="float" office:value="13124" calcext:value-type="float">
            <text:p>13124</text:p>
          </table:table-cell>
          <table:table-cell table:formula="of:=[.P23]+[.M23]+[.J23]+[.H23]" office:value-type="float" office:value="238.918167172377" calcext:value-type="float">
            <text:p>238,9181671723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578581001" calcext:value-type="float">
            <text:p>0,578581001</text:p>
          </table:table-cell>
          <table:table-cell office:value-type="float" office:value="6" calcext:value-type="float">
            <text:p>6</text:p>
          </table:table-cell>
          <table:table-cell office:value-type="float" office:value="0.022920513" calcext:value-type="float">
            <text:p>0,022920513</text:p>
          </table:table-cell>
          <table:table-cell office:value-type="float" office:value="87" calcext:value-type="float">
            <text:p>87</text:p>
          </table:table-cell>
          <table:table-cell office:value-type="float" office:value="253" calcext:value-type="float">
            <text:p>253</text:p>
          </table:table-cell>
          <table:table-cell office:value-type="float" office:value="39.528413119" calcext:value-type="float">
            <text:p>39,528413119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.71591091156006" calcext:value-type="float">
            <text:p>3,7159109115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71" calcext:value-type="float">
            <text:p>48871</text:p>
          </table:table-cell>
          <table:table-cell office:value-type="float" office:value="118.734" calcext:value-type="float">
            <text:p>118,734</text:p>
          </table:table-cell>
          <table:table-cell office:value-type="float" office:value="10095" calcext:value-type="float">
            <text:p>10095</text:p>
          </table:table-cell>
          <table:table-cell table:formula="of:=[.P24]+[.M24]+[.J24]+[.H24]" office:value-type="float" office:value="43.8458255445601" calcext:value-type="float">
            <text:p>43,84582554456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.323172689" calcext:value-type="float">
            <text:p>1,323172689</text:p>
          </table:table-cell>
          <table:table-cell office:value-type="float" office:value="15" calcext:value-type="float">
            <text:p>15</text:p>
          </table:table-cell>
          <table:table-cell office:value-type="float" office:value="0.058867799" calcext:value-type="float">
            <text:p>0,058867799</text:p>
          </table:table-cell>
          <table:table-cell office:value-type="float" office:value="97" calcext:value-type="float">
            <text:p>97</text:p>
          </table:table-cell>
          <table:table-cell office:value-type="float" office:value="399" calcext:value-type="float">
            <text:p>399</text:p>
          </table:table-cell>
          <table:table-cell office:value-type="float" office:value="470.590615942" calcext:value-type="float">
            <text:p>470,590615942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.57060885429382" calcext:value-type="float">
            <text:p>5,5706088542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7" calcext:value-type="float">
            <text:p>42607</text:p>
          </table:table-cell>
          <table:table-cell office:value-type="float" office:value="119.2335" calcext:value-type="float">
            <text:p>119,2335</text:p>
          </table:table-cell>
          <table:table-cell office:value-type="float" office:value="12294" calcext:value-type="float">
            <text:p>12294</text:p>
          </table:table-cell>
          <table:table-cell table:formula="of:=[.P25]+[.M25]+[.J25]+[.H25]" office:value-type="float" office:value="477.543265284294" calcext:value-type="float">
            <text:p>477,543265284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899061063" calcext:value-type="float">
            <text:p>0,899061063</text:p>
          </table:table-cell>
          <table:table-cell office:value-type="float" office:value="17" calcext:value-type="float">
            <text:p>17</text:p>
          </table:table-cell>
          <table:table-cell office:value-type="float" office:value="0.069996649" calcext:value-type="float">
            <text:p>0,069996649</text:p>
          </table:table-cell>
          <table:table-cell office:value-type="float" office:value="106" calcext:value-type="float">
            <text:p>106</text:p>
          </table:table-cell>
          <table:table-cell office:value-type="float" office:value="377" calcext:value-type="float">
            <text:p>377</text:p>
          </table:table-cell>
          <table:table-cell office:value-type="float" office:value="304.123907708" calcext:value-type="float">
            <text:p>304,12390770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3.09087300300598" calcext:value-type="float">
            <text:p>3,090873003005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230" calcext:value-type="float">
            <text:p>44230</text:p>
          </table:table-cell>
          <table:table-cell office:value-type="float" office:value="117.8655" calcext:value-type="float">
            <text:p>117,8655</text:p>
          </table:table-cell>
          <table:table-cell office:value-type="float" office:value="11449" calcext:value-type="float">
            <text:p>11449</text:p>
          </table:table-cell>
          <table:table-cell table:formula="of:=[.P26]+[.M26]+[.J26]+[.H26]" office:value-type="float" office:value="308.183838423006" calcext:value-type="float">
            <text:p>308,183838423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.77347626" calcext:value-type="float">
            <text:p>0,77347626</text:p>
          </table:table-cell>
          <table:table-cell office:value-type="float" office:value="16" calcext:value-type="float">
            <text:p>16</text:p>
          </table:table-cell>
          <table:table-cell office:value-type="float" office:value="0.053849559" calcext:value-type="float">
            <text:p>0,053849559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13.02680522" calcext:value-type="float">
            <text:p>113,02680522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3.05581998825073" calcext:value-type="float">
            <text:p>3,05581998825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26" calcext:value-type="float">
            <text:p>43026</text:p>
          </table:table-cell>
          <table:table-cell office:value-type="float" office:value="119.556" calcext:value-type="float">
            <text:p>119,556</text:p>
          </table:table-cell>
          <table:table-cell office:value-type="float" office:value="12226" calcext:value-type="float">
            <text:p>12226</text:p>
          </table:table-cell>
          <table:table-cell table:formula="of:=[.P27]+[.M27]+[.J27]+[.H27]" office:value-type="float" office:value="116.909951027251" calcext:value-type="float">
            <text:p>116,909951027251</text:p>
          </table:table-cell>
        </table:table-row>
      </table:table>
      <table:table table:name="Campinas random - no intersection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44633346" calcext:value-type="float">
            <text:p>0,04463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.31761676" calcext:value-type="float">
            <text:p>2,3176167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.57247710227966" calcext:value-type="float">
            <text:p>2,572477102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2" calcext:value-type="float">
            <text:p>9462</text:p>
          </table:table-cell>
          <table:table-cell office:value-type="float" office:value="21.3255" calcext:value-type="float">
            <text:p>21,3255</text:p>
          </table:table-cell>
          <table:table-cell office:value-type="float" office:value="1585" calcext:value-type="float">
            <text:p>1585</text:p>
          </table:table-cell>
          <table:table-cell table:formula="of:=[.P2]+[.M2]+[.J2]+[.H2]" office:value-type="float" office:value="4.93472720827966" calcext:value-type="float">
            <text:p>4,93472720827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37535087" calcext:value-type="float">
            <text:p>0,037535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06492564" calcext:value-type="float">
            <text:p>0,06492564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0.379851102828979" calcext:value-type="float">
            <text:p>0,37985110282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30.5085" calcext:value-type="float">
            <text:p>30,5085</text:p>
          </table:table-cell>
          <table:table-cell office:value-type="float" office:value="2583" calcext:value-type="float">
            <text:p>2583</text:p>
          </table:table-cell>
          <table:table-cell table:formula="of:=[.P3]+[.M3]+[.J3]+[.H3]" office:value-type="float" office:value="0.482311829828979" calcext:value-type="float">
            <text:p>0,482311829828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7870436" calcext:value-type="float">
            <text:p>0,007870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.04776102" calcext:value-type="float">
            <text:p>0,04776102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0.0265839099884033" calcext:value-type="float">
            <text:p>0,026583909988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16.9245" calcext:value-type="float">
            <text:p>16,9245</text:p>
          </table:table-cell>
          <table:table-cell office:value-type="float" office:value="1924" calcext:value-type="float">
            <text:p>1924</text:p>
          </table:table-cell>
          <table:table-cell table:formula="of:=[.P4]+[.M4]+[.J4]+[.H4]" office:value-type="float" office:value="0.0822153659884033" calcext:value-type="float">
            <text:p>0,082215365988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8731075" calcext:value-type="float">
            <text:p>0,00873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07341491" calcext:value-type="float">
            <text:p>0,00734149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0210981369018555" calcext:value-type="float">
            <text:p>0,02109813690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8" calcext:value-type="float">
            <text:p>6878</text:p>
          </table:table-cell>
          <table:table-cell office:value-type="float" office:value="21.1395" calcext:value-type="float">
            <text:p>21,1395</text:p>
          </table:table-cell>
          <table:table-cell office:value-type="float" office:value="2405" calcext:value-type="float">
            <text:p>2405</text:p>
          </table:table-cell>
          <table:table-cell table:formula="of:=[.P5]+[.M5]+[.J5]+[.H5]" office:value-type="float" office:value="0.0371707029018555" calcext:value-type="float">
            <text:p>0,037170702901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29368814" calcext:value-type="float">
            <text:p>0,029368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1.381751872" calcext:value-type="float">
            <text:p>1,38175187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388181209564209" calcext:value-type="float">
            <text:p>0,038818120956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9" calcext:value-type="float">
            <text:p>29239</text:p>
          </table:table-cell>
          <table:table-cell office:value-type="float" office:value="51.612" calcext:value-type="float">
            <text:p>51,612</text:p>
          </table:table-cell>
          <table:table-cell office:value-type="float" office:value="1723" calcext:value-type="float">
            <text:p>1723</text:p>
          </table:table-cell>
          <table:table-cell table:formula="of:=[.P6]+[.M6]+[.J6]+[.H6]" office:value-type="float" office:value="1.44993880695642" calcext:value-type="float">
            <text:p>1,44993880695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31605008" calcext:value-type="float">
            <text:p>0,13160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04" calcext:value-type="float">
            <text:p>704</text:p>
          </table:table-cell>
          <table:table-cell office:value-type="float" office:value="48.425057843" calcext:value-type="float">
            <text:p>48,42505784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84848070144653" calcext:value-type="float">
            <text:p>0,18484807014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9" calcext:value-type="float">
            <text:p>37499</text:p>
          </table:table-cell>
          <table:table-cell office:value-type="float" office:value="82.2495" calcext:value-type="float">
            <text:p>82,2495</text:p>
          </table:table-cell>
          <table:table-cell office:value-type="float" office:value="5778" calcext:value-type="float">
            <text:p>5778</text:p>
          </table:table-cell>
          <table:table-cell table:formula="of:=[.P7]+[.M7]+[.J7]+[.H7]" office:value-type="float" office:value="48.7415109211447" calcext:value-type="float">
            <text:p>48,74151092114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46787858" calcext:value-type="float">
            <text:p>0,046787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0.64016446" calcext:value-type="float">
            <text:p>0,6401644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128684043884277" calcext:value-type="float">
            <text:p>0,128684043884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72.3765" calcext:value-type="float">
            <text:p>72,3765</text:p>
          </table:table-cell>
          <table:table-cell office:value-type="float" office:value="4460" calcext:value-type="float">
            <text:p>4460</text:p>
          </table:table-cell>
          <table:table-cell table:formula="of:=[.P8]+[.M8]+[.J8]+[.H8]" office:value-type="float" office:value="0.815636361884277" calcext:value-type="float">
            <text:p>0,815636361884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6786181" calcext:value-type="float">
            <text:p>0,0678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office:value-type="float" office:value="3.752176812" calcext:value-type="float">
            <text:p>3,75217681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.231980085372925" calcext:value-type="float">
            <text:p>0,23198008537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59" calcext:value-type="float">
            <text:p>48259</text:p>
          </table:table-cell>
          <table:table-cell office:value-type="float" office:value="92.6025" calcext:value-type="float">
            <text:p>92,6025</text:p>
          </table:table-cell>
          <table:table-cell office:value-type="float" office:value="4492" calcext:value-type="float">
            <text:p>4492</text:p>
          </table:table-cell>
          <table:table-cell table:formula="of:=[.P9]+[.M9]+[.J9]+[.H9]" office:value-type="float" office:value="4.05201870737293" calcext:value-type="float">
            <text:p>4,05201870737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52788211" calcext:value-type="float">
            <text:p>0,052788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.132603211" calcext:value-type="float">
            <text:p>0,13260321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185005187988281" calcext:value-type="float">
            <text:p>0,1850051879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65.9145" calcext:value-type="float">
            <text:p>65,9145</text:p>
          </table:table-cell>
          <table:table-cell office:value-type="float" office:value="4381" calcext:value-type="float">
            <text:p>4381</text:p>
          </table:table-cell>
          <table:table-cell table:formula="of:=[.P10]+[.M10]+[.J10]+[.H10]" office:value-type="float" office:value="0.370396609988281" calcext:value-type="float">
            <text:p>0,370396609988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6033664" calcext:value-type="float">
            <text:p>0,0603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.58766494" calcext:value-type="float">
            <text:p>2,58766494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0.230398893356323" calcext:value-type="float">
            <text:p>0,23039889335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84" calcext:value-type="float">
            <text:p>46284</text:p>
          </table:table-cell>
          <table:table-cell office:value-type="float" office:value="87.5475" calcext:value-type="float">
            <text:p>87,5475</text:p>
          </table:table-cell>
          <table:table-cell office:value-type="float" office:value="4027" calcext:value-type="float">
            <text:p>4027</text:p>
          </table:table-cell>
          <table:table-cell table:formula="of:=[.P11]+[.M11]+[.J11]+[.H11]" office:value-type="float" office:value="2.87840047335632" calcext:value-type="float">
            <text:p>2,87840047335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18731768" calcext:value-type="float">
            <text:p>0,118731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.807669502" calcext:value-type="float">
            <text:p>1,80766950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.30694317817688" calcext:value-type="float">
            <text:p>0,30694317817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88" calcext:value-type="float">
            <text:p>49488</text:p>
          </table:table-cell>
          <table:table-cell office:value-type="float" office:value="102.6225" calcext:value-type="float">
            <text:p>102,6225</text:p>
          </table:table-cell>
          <table:table-cell office:value-type="float" office:value="6309" calcext:value-type="float">
            <text:p>6309</text:p>
          </table:table-cell>
          <table:table-cell table:formula="of:=[.P12]+[.M12]+[.J12]+[.H12]" office:value-type="float" office:value="2.23334444817688" calcext:value-type="float">
            <text:p>2,23334444817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5488317" calcext:value-type="float">
            <text:p>0,125488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86209941" calcext:value-type="float">
            <text:p>0,086209941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0.793106079101563" calcext:value-type="float">
            <text:p>0,79310607910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86" calcext:value-type="float">
            <text:p>63086</text:p>
          </table:table-cell>
          <table:table-cell office:value-type="float" office:value="119.937" calcext:value-type="float">
            <text:p>119,937</text:p>
          </table:table-cell>
          <table:table-cell office:value-type="float" office:value="5624" calcext:value-type="float">
            <text:p>5624</text:p>
          </table:table-cell>
          <table:table-cell table:formula="of:=[.P13]+[.M13]+[.J13]+[.H13]" office:value-type="float" office:value="1.00480433710156" calcext:value-type="float">
            <text:p>1,00480433710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150122516" calcext:value-type="float">
            <text:p>0,150122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97" calcext:value-type="float">
            <text:p>297</text:p>
          </table:table-cell>
          <table:table-cell office:value-type="float" office:value="13.106815469" calcext:value-type="float">
            <text:p>13,10681546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494378089904785" calcext:value-type="float">
            <text:p>0,49437808990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66" calcext:value-type="float">
            <text:p>46866</text:p>
          </table:table-cell>
          <table:table-cell office:value-type="float" office:value="92.1735" calcext:value-type="float">
            <text:p>92,1735</text:p>
          </table:table-cell>
          <table:table-cell office:value-type="float" office:value="4861" calcext:value-type="float">
            <text:p>4861</text:p>
          </table:table-cell>
          <table:table-cell table:formula="of:=[.P14]+[.M14]+[.J14]+[.H14]" office:value-type="float" office:value="13.7513160749048" calcext:value-type="float">
            <text:p>13,75131607490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01835007" calcext:value-type="float">
            <text:p>0,101835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office:value-type="float" office:value="22.86645157" calcext:value-type="float">
            <text:p>22,86645157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0.442072868347168" calcext:value-type="float">
            <text:p>0,442072868347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83" calcext:value-type="float">
            <text:p>39883</text:p>
          </table:table-cell>
          <table:table-cell office:value-type="float" office:value="85.9245" calcext:value-type="float">
            <text:p>85,9245</text:p>
          </table:table-cell>
          <table:table-cell office:value-type="float" office:value="5800" calcext:value-type="float">
            <text:p>5800</text:p>
          </table:table-cell>
          <table:table-cell table:formula="of:=[.P15]+[.M15]+[.J15]+[.H15]" office:value-type="float" office:value="23.4103594453472" calcext:value-type="float">
            <text:p>23,41035944534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.127196429" calcext:value-type="float">
            <text:p>0,12719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.558197407" calcext:value-type="float">
            <text:p>0,558197407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0.808112859725952" calcext:value-type="float">
            <text:p>0,80811285972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81" calcext:value-type="float">
            <text:p>44481</text:p>
          </table:table-cell>
          <table:table-cell office:value-type="float" office:value="96.165" calcext:value-type="float">
            <text:p>96,165</text:p>
          </table:table-cell>
          <table:table-cell office:value-type="float" office:value="6543" calcext:value-type="float">
            <text:p>6543</text:p>
          </table:table-cell>
          <table:table-cell table:formula="of:=[.P16]+[.M16]+[.J16]+[.H16]" office:value-type="float" office:value="1.49350669572595" calcext:value-type="float">
            <text:p>1,49350669572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696541014" calcext:value-type="float">
            <text:p>0,69654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22.259063181" calcext:value-type="float">
            <text:p>22,25906318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.41142892837524" calcext:value-type="float">
            <text:p>4,4114289283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95" calcext:value-type="float">
            <text:p>43695</text:p>
          </table:table-cell>
          <table:table-cell office:value-type="float" office:value="107.3835" calcext:value-type="float">
            <text:p>107,3835</text:p>
          </table:table-cell>
          <table:table-cell office:value-type="float" office:value="9298" calcext:value-type="float">
            <text:p>9298</text:p>
          </table:table-cell>
          <table:table-cell table:formula="of:=[.P17]+[.M17]+[.J17]+[.H17]" office:value-type="float" office:value="27.3670331233752" calcext:value-type="float">
            <text:p>27,3670331233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398017778" calcext:value-type="float">
            <text:p>0,39801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5.445395635" calcext:value-type="float">
            <text:p>5,445395635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.1365602016449" calcext:value-type="float">
            <text:p>2,1365602016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5" calcext:value-type="float">
            <text:p>48105</text:p>
          </table:table-cell>
          <table:table-cell office:value-type="float" office:value="107.946" calcext:value-type="float">
            <text:p>107,946</text:p>
          </table:table-cell>
          <table:table-cell office:value-type="float" office:value="7953" calcext:value-type="float">
            <text:p>7953</text:p>
          </table:table-cell>
          <table:table-cell table:formula="of:=[.P18]+[.M18]+[.J18]+[.H18]" office:value-type="float" office:value="7.9799736146449" calcext:value-type="float">
            <text:p>7,97997361464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771273072" calcext:value-type="float">
            <text:p>0,77127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04" calcext:value-type="float">
            <text:p>904</text:p>
          </table:table-cell>
          <table:table-cell office:value-type="float" office:value="544.485076968" calcext:value-type="float">
            <text:p>544,485076968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6.40029692649841" calcext:value-type="float">
            <text:p>6,400296926498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606" calcext:value-type="float">
            <text:p>54606</text:p>
          </table:table-cell>
          <table:table-cell office:value-type="float" office:value="119.0745" calcext:value-type="float">
            <text:p>119,0745</text:p>
          </table:table-cell>
          <table:table-cell office:value-type="float" office:value="8259" calcext:value-type="float">
            <text:p>8259</text:p>
          </table:table-cell>
          <table:table-cell table:formula="of:=[.P19]+[.M19]+[.J19]+[.H19]" office:value-type="float" office:value="551.656646966498" calcext:value-type="float">
            <text:p>551,6566469664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415528732" calcext:value-type="float">
            <text:p>0,41552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453866342" calcext:value-type="float">
            <text:p>0,45386634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.68673181533813" calcext:value-type="float">
            <text:p>1,68673181533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10" calcext:value-type="float">
            <text:p>49210</text:p>
          </table:table-cell>
          <table:table-cell office:value-type="float" office:value="115.9935" calcext:value-type="float">
            <text:p>115,9935</text:p>
          </table:table-cell>
          <table:table-cell office:value-type="float" office:value="9373" calcext:value-type="float">
            <text:p>9373</text:p>
          </table:table-cell>
          <table:table-cell table:formula="of:=[.P20]+[.M20]+[.J20]+[.H20]" office:value-type="float" office:value="2.55612688933813" calcext:value-type="float">
            <text:p>2,556126889338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.451087023" calcext:value-type="float">
            <text:p>0,451087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office:value-type="float" office:value="21.813710979" calcext:value-type="float">
            <text:p>21,81371097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8723087310791" calcext:value-type="float">
            <text:p>0,38723087310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6" calcext:value-type="float">
            <text:p>52016</text:p>
          </table:table-cell>
          <table:table-cell office:value-type="float" office:value="116.6295" calcext:value-type="float">
            <text:p>116,6295</text:p>
          </table:table-cell>
          <table:table-cell office:value-type="float" office:value="8579" calcext:value-type="float">
            <text:p>8579</text:p>
          </table:table-cell>
          <table:table-cell table:formula="of:=[.P21]+[.M21]+[.J21]+[.H21]" office:value-type="float" office:value="22.6520288751079" calcext:value-type="float">
            <text:p>22,6520288751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.70661455" calcext:value-type="float">
            <text:p>0,70661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244.775584593" calcext:value-type="float">
            <text:p>244,775584593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.78742694854736" calcext:value-type="float">
            <text:p>5,787426948547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914" calcext:value-type="float">
            <text:p>40914</text:p>
          </table:table-cell>
          <table:table-cell office:value-type="float" office:value="110.1465" calcext:value-type="float">
            <text:p>110,1465</text:p>
          </table:table-cell>
          <table:table-cell office:value-type="float" office:value="10839" calcext:value-type="float">
            <text:p>10839</text:p>
          </table:table-cell>
          <table:table-cell table:formula="of:=[.P22]+[.M22]+[.J22]+[.H22]" office:value-type="float" office:value="251.269626091547" calcext:value-type="float">
            <text:p>251,2696260915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.763948428" calcext:value-type="float">
            <text:p>0,763948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09" calcext:value-type="float">
            <text:p>409</text:p>
          </table:table-cell>
          <table:table-cell office:value-type="float" office:value="240.904337094" calcext:value-type="float">
            <text:p>240,904337094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4.42069315910339" calcext:value-type="float">
            <text:p>4,420693159103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282" calcext:value-type="float">
            <text:p>40282</text:p>
          </table:table-cell>
          <table:table-cell office:value-type="float" office:value="119.481" calcext:value-type="float">
            <text:p>119,481</text:p>
          </table:table-cell>
          <table:table-cell office:value-type="float" office:value="13124" calcext:value-type="float">
            <text:p>13124</text:p>
          </table:table-cell>
          <table:table-cell table:formula="of:=[.P23]+[.M23]+[.J23]+[.H23]" office:value-type="float" office:value="246.088978681103" calcext:value-type="float">
            <text:p>246,0889786811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559546721" calcext:value-type="float">
            <text:p>0,559546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53" calcext:value-type="float">
            <text:p>253</text:p>
          </table:table-cell>
          <table:table-cell office:value-type="float" office:value="36.545344724" calcext:value-type="float">
            <text:p>36,54534472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.68390607833862" calcext:value-type="float">
            <text:p>3,6839060783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71" calcext:value-type="float">
            <text:p>48871</text:p>
          </table:table-cell>
          <table:table-cell office:value-type="float" office:value="118.734" calcext:value-type="float">
            <text:p>118,734</text:p>
          </table:table-cell>
          <table:table-cell office:value-type="float" office:value="10095" calcext:value-type="float">
            <text:p>10095</text:p>
          </table:table-cell>
          <table:table-cell table:formula="of:=[.P24]+[.M24]+[.J24]+[.H24]" office:value-type="float" office:value="40.7887975233386" calcext:value-type="float">
            <text:p>40,78879752333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.321030504" calcext:value-type="float">
            <text:p>1,321030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99" calcext:value-type="float">
            <text:p>399</text:p>
          </table:table-cell>
          <table:table-cell office:value-type="float" office:value="486.135328929" calcext:value-type="float">
            <text:p>486,135328929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.47188401222229" calcext:value-type="float">
            <text:p>5,4718840122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7" calcext:value-type="float">
            <text:p>42607</text:p>
          </table:table-cell>
          <table:table-cell office:value-type="float" office:value="119.2335" calcext:value-type="float">
            <text:p>119,2335</text:p>
          </table:table-cell>
          <table:table-cell office:value-type="float" office:value="12294" calcext:value-type="float">
            <text:p>12294</text:p>
          </table:table-cell>
          <table:table-cell table:formula="of:=[.P25]+[.M25]+[.J25]+[.H25]" office:value-type="float" office:value="492.928243445222" calcext:value-type="float">
            <text:p>492,928243445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885289193" calcext:value-type="float">
            <text:p>0,885289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77" calcext:value-type="float">
            <text:p>377</text:p>
          </table:table-cell>
          <table:table-cell office:value-type="float" office:value="308.320229064" calcext:value-type="float">
            <text:p>308,32022906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3.02087903022766" calcext:value-type="float">
            <text:p>3,020879030227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230" calcext:value-type="float">
            <text:p>44230</text:p>
          </table:table-cell>
          <table:table-cell office:value-type="float" office:value="117.8655" calcext:value-type="float">
            <text:p>117,8655</text:p>
          </table:table-cell>
          <table:table-cell office:value-type="float" office:value="11449" calcext:value-type="float">
            <text:p>11449</text:p>
          </table:table-cell>
          <table:table-cell table:formula="of:=[.P26]+[.M26]+[.J26]+[.H26]" office:value-type="float" office:value="312.226397287228" calcext:value-type="float">
            <text:p>312,2263972872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.777953956" calcext:value-type="float">
            <text:p>0,77795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07.769854519" calcext:value-type="float">
            <text:p>107,769854519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2.99292278289795" calcext:value-type="float">
            <text:p>2,99292278289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26" calcext:value-type="float">
            <text:p>43026</text:p>
          </table:table-cell>
          <table:table-cell office:value-type="float" office:value="119.556" calcext:value-type="float">
            <text:p>119,556</text:p>
          </table:table-cell>
          <table:table-cell office:value-type="float" office:value="12226" calcext:value-type="float">
            <text:p>12226</text:p>
          </table:table-cell>
          <table:table-cell table:formula="of:=[.P27]+[.M27]+[.J27]+[.H27]" office:value-type="float" office:value="111.540731257898" calcext:value-type="float">
            <text:p>111,540731257898</text:p>
          </table:table-cell>
        </table:table-row>
      </table:table>
      <table:table table:name="Campinas random - brkga" table:style-name="ta1">
        <table:table-column table:style-name="co18" table:number-columns-repeated="10" table:default-cell-style-name="Default"/>
        <table:table-row table:style-name="ro1">
          <table:table-cell office:value-type="string" calcext:value-type="string">
            <text:p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13.2764818668365" calcext:value-type="float">
            <text:p>13,2764818668365</text:p>
          </table:table-cell>
          <table:table-cell office:value-type="float" office:value="3297" calcext:value-type="float">
            <text:p>3297</text:p>
          </table:table-cell>
          <table:table-cell office:value-type="float" office:value="12.078" calcext:value-type="float">
            <text:p>12,07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52.6370139122009" calcext:value-type="float">
            <text:p>52,6370139122009</text:p>
          </table:table-cell>
          <table:table-cell office:value-type="float" office:value="2974" calcext:value-type="float">
            <text:p>2974</text:p>
          </table:table-cell>
          <table:table-cell office:value-type="float" office:value="16.0845" calcext:value-type="float">
            <text:p>16,0845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7.60809922218323" calcext:value-type="float">
            <text:p>7,60809922218323</text:p>
          </table:table-cell>
          <table:table-cell office:value-type="float" office:value="4254" calcext:value-type="float">
            <text:p>4254</text:p>
          </table:table-cell>
          <table:table-cell office:value-type="float" office:value="15.039" calcext:value-type="float">
            <text:p>15,039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9.35476398468018" calcext:value-type="float">
            <text:p>9,35476398468018</text:p>
          </table:table-cell>
          <table:table-cell office:value-type="float" office:value="1913" calcext:value-type="float">
            <text:p>1913</text:p>
          </table:table-cell>
          <table:table-cell office:value-type="float" office:value="13.692" calcext:value-type="float">
            <text:p>13,692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6.6648919582367" calcext:value-type="float">
            <text:p>36,6648919582367</text:p>
          </table:table-cell>
          <table:table-cell office:value-type="float" office:value="3512" calcext:value-type="float">
            <text:p>3512</text:p>
          </table:table-cell>
          <table:table-cell office:value-type="float" office:value="13.0215" calcext:value-type="float">
            <text:p>13,021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60.5111210346222" calcext:value-type="float">
            <text:p>60,5111210346222</text:p>
          </table:table-cell>
          <table:table-cell office:value-type="float" office:value="6417" calcext:value-type="float">
            <text:p>6417</text:p>
          </table:table-cell>
          <table:table-cell office:value-type="float" office:value="35.6265" calcext:value-type="float">
            <text:p>35,6265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60.0876188278198" calcext:value-type="float">
            <text:p>60,0876188278198</text:p>
          </table:table-cell>
          <table:table-cell office:value-type="float" office:value="7492" calcext:value-type="float">
            <text:p>7492</text:p>
          </table:table-cell>
          <table:table-cell office:value-type="float" office:value="31308" calcext:value-type="float">
            <text:p>31308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60.0713658332825" calcext:value-type="float">
            <text:p>60,0713658332825</text:p>
          </table:table-cell>
          <table:table-cell office:value-type="float" office:value="8621" calcext:value-type="float">
            <text:p>8621</text:p>
          </table:table-cell>
          <table:table-cell office:value-type="float" office:value="33.1455" calcext:value-type="float">
            <text:p>33,1455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60.0128290653229" calcext:value-type="float">
            <text:p>60,0128290653229</text:p>
          </table:table-cell>
          <table:table-cell office:value-type="float" office:value="5762" calcext:value-type="float">
            <text:p>5762</text:p>
          </table:table-cell>
          <table:table-cell office:value-type="float" office:value="28.3575" calcext:value-type="float">
            <text:p>28,357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60.0499589443207" calcext:value-type="float">
            <text:p>60,0499589443207</text:p>
          </table:table-cell>
          <table:table-cell office:value-type="float" office:value="9943" calcext:value-type="float">
            <text:p>9943</text:p>
          </table:table-cell>
          <table:table-cell office:value-type="float" office:value="33036" calcext:value-type="float">
            <text:p>33036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60.3487298488617" calcext:value-type="float">
            <text:p>60,3487298488617</text:p>
          </table:table-cell>
          <table:table-cell office:value-type="float" office:value="13454" calcext:value-type="float">
            <text:p>13454</text:p>
          </table:table-cell>
          <table:table-cell office:value-type="float" office:value="48.5715" calcext:value-type="float">
            <text:p>48,5715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60.1520738601685" calcext:value-type="float">
            <text:p>60,1520738601685</text:p>
          </table:table-cell>
          <table:table-cell office:value-type="float" office:value="11791" calcext:value-type="float">
            <text:p>11791</text:p>
          </table:table-cell>
          <table:table-cell office:value-type="float" office:value="42.9945" calcext:value-type="float">
            <text:p>42,9945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60.0451741218567" calcext:value-type="float">
            <text:p>60,0451741218567</text:p>
          </table:table-cell>
          <table:table-cell office:value-type="float" office:value="12803" calcext:value-type="float">
            <text:p>12803</text:p>
          </table:table-cell>
          <table:table-cell office:value-type="float" office:value="41.079" calcext:value-type="float">
            <text:p>41,079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60.0021350383759" calcext:value-type="float">
            <text:p>60,0021350383759</text:p>
          </table:table-cell>
          <table:table-cell office:value-type="float" office:value="12758" calcext:value-type="float">
            <text:p>12758</text:p>
          </table:table-cell>
          <table:table-cell office:value-type="float" office:value="45.237" calcext:value-type="float">
            <text:p>45,237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60.4117169380188" calcext:value-type="float">
            <text:p>60,4117169380188</text:p>
          </table:table-cell>
          <table:table-cell office:value-type="float" office:value="10633" calcext:value-type="float">
            <text:p>10633</text:p>
          </table:table-cell>
          <table:table-cell office:value-type="float" office:value="45393" calcext:value-type="float">
            <text:p>45393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4.6769790649414" calcext:value-type="float">
            <text:p>64,6769790649414</text:p>
          </table:table-cell>
          <table:table-cell office:value-type="float" office:value="17388" calcext:value-type="float">
            <text:p>17388</text:p>
          </table:table-cell>
          <table:table-cell office:value-type="float" office:value="67923" calcext:value-type="float">
            <text:p>67923</text:p>
          </table:table-cell>
          <table:table-cell office:value-type="float" office:value="9298" calcext:value-type="float">
            <text:p>92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63.0851860046387" calcext:value-type="float">
            <text:p>63,0851860046387</text:p>
          </table:table-cell>
          <table:table-cell office:value-type="float" office:value="19455" calcext:value-type="float">
            <text:p>19455</text:p>
          </table:table-cell>
          <table:table-cell office:value-type="float" office:value="64971" calcext:value-type="float">
            <text:p>64971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63.9790289402008" calcext:value-type="float">
            <text:p>63,9790289402008</text:p>
          </table:table-cell>
          <table:table-cell office:value-type="float" office:value="17976" calcext:value-type="float">
            <text:p>17976</text:p>
          </table:table-cell>
          <table:table-cell office:value-type="float" office:value="64.1295" calcext:value-type="float">
            <text:p>64,1295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60.9967408180237" calcext:value-type="float">
            <text:p>60,9967408180237</text:p>
          </table:table-cell>
          <table:table-cell office:value-type="float" office:value="20236" calcext:value-type="float">
            <text:p>20236</text:p>
          </table:table-cell>
          <table:table-cell office:value-type="float" office:value="72.5325" calcext:value-type="float">
            <text:p>72,5325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63.5221819877625" calcext:value-type="float">
            <text:p>63,5221819877625</text:p>
          </table:table-cell>
          <table:table-cell office:value-type="float" office:value="16679" calcext:value-type="float">
            <text:p>16679</text:p>
          </table:table-cell>
          <table:table-cell office:value-type="float" office:value="63624" calcext:value-type="float">
            <text:p>63624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68.7692449092865" calcext:value-type="float">
            <text:p>68,7692449092865</text:p>
          </table:table-cell>
          <table:table-cell office:value-type="float" office:value="27674" calcext:value-type="float">
            <text:p>27674</text:p>
          </table:table-cell>
          <table:table-cell office:value-type="float" office:value="90.2865" calcext:value-type="float">
            <text:p>90,2865</text:p>
          </table:table-cell>
          <table:table-cell office:value-type="float" office:value="10839" calcext:value-type="float">
            <text:p>108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68.8380570411682" calcext:value-type="float">
            <text:p>68,8380570411682</text:p>
          </table:table-cell>
          <table:table-cell office:value-type="float" office:value="19305" calcext:value-type="float">
            <text:p>19305</text:p>
          </table:table-cell>
          <table:table-cell office:value-type="float" office:value="88.0155" calcext:value-type="float">
            <text:p>88,0155</text:p>
          </table:table-cell>
          <table:table-cell office:value-type="float" office:value="13124" calcext:value-type="float">
            <text:p>131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5.0595240592957" calcext:value-type="float">
            <text:p>65,0595240592957</text:p>
          </table:table-cell>
          <table:table-cell office:value-type="float" office:value="23653" calcext:value-type="float">
            <text:p>23653</text:p>
          </table:table-cell>
          <table:table-cell office:value-type="float" office:value="80907" calcext:value-type="float">
            <text:p>80907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70.1596641540527" calcext:value-type="float">
            <text:p>70,1596641540527</text:p>
          </table:table-cell>
          <table:table-cell office:value-type="float" office:value="21656" calcext:value-type="float">
            <text:p>21656</text:p>
          </table:table-cell>
          <table:table-cell office:value-type="float" office:value="87.807" calcext:value-type="float">
            <text:p>87,807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68.1642420291901" calcext:value-type="float">
            <text:p>68,1642420291901</text:p>
          </table:table-cell>
          <table:table-cell office:value-type="float" office:value="23246" calcext:value-type="float">
            <text:p>23246</text:p>
          </table:table-cell>
          <table:table-cell office:value-type="float" office:value="86.3895" calcext:value-type="float">
            <text:p>86,3895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64.4810349941254" calcext:value-type="float">
            <text:p>64,4810349941254</text:p>
          </table:table-cell>
          <table:table-cell office:value-type="float" office:value="25778" calcext:value-type="float">
            <text:p>25778</text:p>
          </table:table-cell>
          <table:table-cell office:value-type="float" office:value="93.684" calcext:value-type="float">
            <text:p>93,684</text:p>
          </table:table-cell>
          <table:table-cell office:value-type="float" office:value="12226" calcext:value-type="float">
            <text:p>122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76.0911219120026" calcext:value-type="float">
            <text:p>76,0911219120026</text:p>
          </table:table-cell>
          <table:table-cell office:value-type="float" office:value="27416" calcext:value-type="float">
            <text:p>27416</text:p>
          </table:table-cell>
          <table:table-cell office:value-type="float" office:value="98.0985" calcext:value-type="float">
            <text:p>98,0985</text:p>
          </table:table-cell>
          <table:table-cell office:value-type="float" office:value="12661" calcext:value-type="float">
            <text:p>126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0.1621639728546" calcext:value-type="float">
            <text:p>70,1621639728546</text:p>
          </table:table-cell>
          <table:table-cell office:value-type="float" office:value="24458" calcext:value-type="float">
            <text:p>24458</text:p>
          </table:table-cell>
          <table:table-cell office:value-type="float" office:value="96.5055" calcext:value-type="float">
            <text:p>96,5055</text:p>
          </table:table-cell>
          <table:table-cell office:value-type="float" office:value="13293" calcext:value-type="float">
            <text:p>132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4990" calcext:value-type="float">
            <text:p>549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64.5590739250183" calcext:value-type="float">
            <text:p>64,5590739250183</text:p>
          </table:table-cell>
          <table:table-cell office:value-type="float" office:value="26247" calcext:value-type="float">
            <text:p>26247</text:p>
          </table:table-cell>
          <table:table-cell office:value-type="float" office:value="96.336" calcext:value-type="float">
            <text:p>96,336</text:p>
          </table:table-cell>
          <table:table-cell office:value-type="float" office:value="12659" calcext:value-type="float">
            <text:p>12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75.7238690853119" calcext:value-type="float">
            <text:p>75,7238690853119</text:p>
          </table:table-cell>
          <table:table-cell office:value-type="float" office:value="24292" calcext:value-type="float">
            <text:p>24292</text:p>
          </table:table-cell>
          <table:table-cell office:value-type="float" office:value="94.0335" calcext:value-type="float">
            <text:p>94,0335</text:p>
          </table:table-cell>
          <table:table-cell office:value-type="float" office:value="12799" calcext:value-type="float">
            <text:p>127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57360" calcext:value-type="float">
            <text:p>573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9.9006781578064" calcext:value-type="float">
            <text:p>69,9006781578064</text:p>
          </table:table-cell>
          <table:table-cell office:value-type="float" office:value="30383" calcext:value-type="float">
            <text:p>30383</text:p>
          </table:table-cell>
          <table:table-cell office:value-type="float" office:value="97.0905" calcext:value-type="float">
            <text:p>97,0905</text:p>
          </table:table-cell>
          <table:table-cell office:value-type="float" office:value="11448" calcext:value-type="float">
            <text:p>114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61.5545959472656" calcext:value-type="float">
            <text:p>61,5545959472656</text:p>
          </table:table-cell>
          <table:table-cell office:value-type="float" office:value="32662" calcext:value-type="float">
            <text:p>32662</text:p>
          </table:table-cell>
          <table:table-cell office:value-type="float" office:value="99.7665" calcext:value-type="float">
            <text:p>99,7665</text:p>
          </table:table-cell>
          <table:table-cell office:value-type="float" office:value="11283" calcext:value-type="float">
            <text:p>112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97656" calcext:value-type="float">
            <text:p>9765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83.591481924057" calcext:value-type="float">
            <text:p>83,591481924057</text:p>
          </table:table-cell>
          <table:table-cell office:value-type="float" office:value="24835" calcext:value-type="float">
            <text:p>24835</text:p>
          </table:table-cell>
          <table:table-cell office:value-type="float" office:value="95.469" calcext:value-type="float">
            <text:p>95,469</text:p>
          </table:table-cell>
          <table:table-cell office:value-type="float" office:value="12937" calcext:value-type="float">
            <text:p>129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68906" calcext:value-type="float">
            <text:p>6890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66.4988839626312" calcext:value-type="float">
            <text:p>66,4988839626312</text:p>
          </table:table-cell>
          <table:table-cell office:value-type="float" office:value="26771" calcext:value-type="float">
            <text:p>26771</text:p>
          </table:table-cell>
          <table:table-cell office:value-type="float" office:value="91.596" calcext:value-type="float">
            <text:p>91,596</text:p>
          </table:table-cell>
          <table:table-cell office:value-type="float" office:value="11431" calcext:value-type="float">
            <text:p>114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69.9491999149323" calcext:value-type="float">
            <text:p>69,9491999149323</text:p>
          </table:table-cell>
          <table:table-cell office:value-type="float" office:value="23652" calcext:value-type="float">
            <text:p>23652</text:p>
          </table:table-cell>
          <table:table-cell office:value-type="float" office:value="93.348" calcext:value-type="float">
            <text:p>93,348</text:p>
          </table:table-cell>
          <table:table-cell office:value-type="float" office:value="12860" calcext:value-type="float">
            <text:p>128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  <table:table-cell office:value-type="float" office:value="118680" calcext:value-type="float">
            <text:p>1186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75.9947638511658" calcext:value-type="float">
            <text:p>75,9947638511658</text:p>
          </table:table-cell>
          <table:table-cell office:value-type="float" office:value="28013" calcext:value-type="float">
            <text:p>28013</text:p>
          </table:table-cell>
          <table:table-cell office:value-type="float" office:value="96.5595" calcext:value-type="float">
            <text:p>96,5595</text:p>
          </table:table-cell>
          <table:table-cell office:value-type="float" office:value="12120" calcext:value-type="float">
            <text:p>121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3.5889029502869" calcext:value-type="float">
            <text:p>73,5889029502869</text:p>
          </table:table-cell>
          <table:table-cell office:value-type="float" office:value="25584" calcext:value-type="float">
            <text:p>25584</text:p>
          </table:table-cell>
          <table:table-cell office:value-type="float" office:value="96.021" calcext:value-type="float">
            <text:p>96,021</text:p>
          </table:table-cell>
          <table:table-cell office:value-type="float" office:value="12810" calcext:value-type="float">
            <text:p>128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5.3609981536865" calcext:value-type="float">
            <text:p>95,3609981536865</text:p>
          </table:table-cell>
          <table:table-cell office:value-type="float" office:value="27017" calcext:value-type="float">
            <text:p>27017</text:p>
          </table:table-cell>
          <table:table-cell office:value-type="float" office:value="95.8125" calcext:value-type="float">
            <text:p>95,8125</text:p>
          </table:table-cell>
          <table:table-cell office:value-type="float" office:value="12286" calcext:value-type="float">
            <text:p>12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86.6201400756836" calcext:value-type="float">
            <text:p>86,6201400756836</text:p>
          </table:table-cell>
          <table:table-cell office:value-type="float" office:value="23632" calcext:value-type="float">
            <text:p>23632</text:p>
          </table:table-cell>
          <table:table-cell office:value-type="float" office:value="95.7525" calcext:value-type="float">
            <text:p>95,7525</text:p>
          </table:table-cell>
          <table:table-cell office:value-type="float" office:value="13401" calcext:value-type="float">
            <text:p>134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61.3324711322784" calcext:value-type="float">
            <text:p>61,3324711322784</text:p>
          </table:table-cell>
          <table:table-cell office:value-type="float" office:value="21717" calcext:value-type="float">
            <text:p>21717</text:p>
          </table:table-cell>
          <table:table-cell office:value-type="float" office:value="86.8095" calcext:value-type="float">
            <text:p>86,8095</text:p>
          </table:table-cell>
          <table:table-cell office:value-type="float" office:value="12052" calcext:value-type="float">
            <text:p>12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93.9482161998749" calcext:value-type="float">
            <text:p>93,9482161998749</text:p>
          </table:table-cell>
          <table:table-cell office:value-type="float" office:value="24760" calcext:value-type="float">
            <text:p>24760</text:p>
          </table:table-cell>
          <table:table-cell office:value-type="float" office:value="89.556" calcext:value-type="float">
            <text:p>89,556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office:value-type="float" office:value="134322" calcext:value-type="float">
            <text:p>13432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07.234220027924" calcext:value-type="float">
            <text:p>107,234220027924</text:p>
          </table:table-cell>
          <table:table-cell office:value-type="float" office:value="29162" calcext:value-type="float">
            <text:p>29162</text:p>
          </table:table-cell>
          <table:table-cell office:value-type="float" office:value="98571" calcext:value-type="float">
            <text:p>98571</text:p>
          </table:table-cell>
          <table:table-cell office:value-type="float" office:value="12184" calcext:value-type="float">
            <text:p>121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float" office:value="166056" calcext:value-type="float">
            <text:p>16605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70.8771479129791" calcext:value-type="float">
            <text:p>70,8771479129791</text:p>
          </table:table-cell>
          <table:table-cell office:value-type="float" office:value="23748" calcext:value-type="float">
            <text:p>23748</text:p>
          </table:table-cell>
          <table:table-cell office:value-type="float" office:value="97.9605" calcext:value-type="float">
            <text:p>97,9605</text:p>
          </table:table-cell>
          <table:table-cell office:value-type="float" office:value="13853" calcext:value-type="float">
            <text:p>138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5" calcext:value-type="float">
            <text:p>335</text:p>
          </table:table-cell>
          <table:table-cell office:value-type="float" office:value="111890" calcext:value-type="float">
            <text:p>11189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9.7146399021149" calcext:value-type="float">
            <text:p>79,7146399021149</text:p>
          </table:table-cell>
          <table:table-cell office:value-type="float" office:value="29874" calcext:value-type="float">
            <text:p>29874</text:p>
          </table:table-cell>
          <table:table-cell office:value-type="float" office:value="99.2295" calcext:value-type="float">
            <text:p>99,2295</text:p>
          </table:table-cell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" calcext:value-type="float">
            <text:p>392</text:p>
          </table:table-cell>
          <table:table-cell office:value-type="float" office:value="153272" calcext:value-type="float">
            <text:p>1532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2.1843030452728" calcext:value-type="float">
            <text:p>62,1843030452728</text:p>
          </table:table-cell>
          <table:table-cell office:value-type="float" office:value="30935" calcext:value-type="float">
            <text:p>30935</text:p>
          </table:table-cell>
          <table:table-cell office:value-type="float" office:value="97.3695" calcext:value-type="float">
            <text:p>97,3695</text:p>
          </table:table-cell>
          <table:table-cell office:value-type="float" office:value="11326" calcext:value-type="float">
            <text:p>113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41000" calcext:value-type="float">
            <text:p>14100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62.5339879989624" calcext:value-type="float">
            <text:p>62,5339879989624</text:p>
          </table:table-cell>
          <table:table-cell office:value-type="float" office:value="25233" calcext:value-type="float">
            <text:p>25233</text:p>
          </table:table-cell>
          <table:table-cell office:value-type="float" office:value="94.7925" calcext:value-type="float">
            <text:p>94,7925</text:p>
          </table:table-cell>
          <table:table-cell office:value-type="float" office:value="12654" calcext:value-type="float">
            <text:p>126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" calcext:value-type="float">
            <text:p>372</text:p>
          </table:table-cell>
          <table:table-cell office:value-type="float" office:value="138012" calcext:value-type="float">
            <text:p>13801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21.943644046783" calcext:value-type="float">
            <text:p>121,943644046783</text:p>
          </table:table-cell>
          <table:table-cell office:value-type="float" office:value="26679" calcext:value-type="float">
            <text:p>26679</text:p>
          </table:table-cell>
          <table:table-cell office:value-type="float" office:value="95.373" calcext:value-type="float">
            <text:p>95,373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16.031196117401" calcext:value-type="float">
            <text:p>116,031196117401</text:p>
          </table:table-cell>
          <table:table-cell office:value-type="float" office:value="25394" calcext:value-type="float">
            <text:p>25394</text:p>
          </table:table-cell>
          <table:table-cell office:value-type="float" office:value="96.5415" calcext:value-type="float">
            <text:p>96,5415</text:p>
          </table:table-cell>
          <table:table-cell office:value-type="float" office:value="12989" calcext:value-type="float">
            <text:p>129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9" calcext:value-type="float">
            <text:p>359</text:p>
          </table:table-cell>
          <table:table-cell office:value-type="float" office:value="128522" calcext:value-type="float">
            <text:p>1285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1.967329978943" calcext:value-type="float">
            <text:p>111,967329978943</text:p>
          </table:table-cell>
          <table:table-cell office:value-type="float" office:value="22433" calcext:value-type="float">
            <text:p>22433</text:p>
          </table:table-cell>
          <table:table-cell office:value-type="float" office:value="92.82" calcext:value-type="float">
            <text:p>92,82</text:p>
          </table:table-cell>
          <table:table-cell office:value-type="float" office:value="13149" calcext:value-type="float">
            <text:p>131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" calcext:value-type="float">
            <text:p>460</text:p>
          </table:table-cell>
          <table:table-cell office:value-type="float" office:value="211140" calcext:value-type="float">
            <text:p>21114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00.199177980423" calcext:value-type="float">
            <text:p>100,199177980423</text:p>
          </table:table-cell>
          <table:table-cell office:value-type="float" office:value="19933" calcext:value-type="float">
            <text:p>19933</text:p>
          </table:table-cell>
          <table:table-cell office:value-type="float" office:value="93.705" calcext:value-type="float">
            <text:p>93,705</text:p>
          </table:table-cell>
          <table:table-cell office:value-type="float" office:value="14179" calcext:value-type="float">
            <text:p>14179</text:p>
          </table:table-cell>
        </table:table-row>
      </table:table>
      <table:table table:name="Campinas random graphics" table:style-name="ta1">
        <table:shapes>
          <draw:frame draw:z-index="0" draw:style-name="gr1" draw:text-style-name="P1" svg:width="159.99mm" svg:height="89.99mm" svg:x="22.34mm" svg:y="3.52mm">
            <draw:object draw:notify-on-update-of-ranges="'Campinas graphics'.J5:'Campinas graphics'.J5 'Campinas random'.V2:'Campinas random'.V27 'Campinas graphics'.J6:'Campinas graphics'.J6 'Campinas random - relaxed'.V2:'Campinas random - relaxed'.V27 'Campinas graphics'.J7:'Campinas graphics'.J7 'Campinas random - no intersection - relaxed'.V2:'Campinas random - no intersection - relaxed'.V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04.28mm" svg:y="41.2mm">
            <draw:object draw:notify-on-update-of-ranges="'Campinas graphics'.J5:'Campinas graphics'.J5 'Campinas random'.M2:'Campinas random'.M27 'Campinas graphics'.J6:'Campinas graphics'.J6 'Campinas random - relaxed'.M2:'Campinas random - relaxed'.M27 'Campinas - relaxed '.K2:'Campinas - relaxed '.K34 'Campinas graphics'.J7:'Campinas graphics'.J7 'Campinas random - no intersection - relaxed'.M2:'Campinas random - no intersection - relaxed'.M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22.59mm" svg:y="105.99mm">
            <draw:object draw:notify-on-update-of-ranges="'Campinas random'.J2:'Campinas random'.J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28.25mm" svg:y="233.96mm">
            <draw:object draw:notify-on-update-of-ranges="'Campinas graphics'.J5:'Campinas graphics'.J5 'Campinas random'.P2:'Campinas random'.P27 'Campinas graphics'.J6:'Campinas graphics'.J6 'Campinas random - relaxed'.P2:'Campinas random - relaxed'.P27 'Campinas - relaxed '.K2:'Campinas - relaxed '.K34 'Campinas graphics'.J7:'Campinas graphics'.J7 'Campinas random - no intersection - relaxed'.P2:'Campinas random - no intersection - relaxed'.P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9.99mm" svg:height="89.99mm" svg:x="205.02mm" svg:y="137.49mm">
            <draw:object draw:notify-on-update-of-ranges="'Campinas graphics'.J5:'Campinas graphics'.J5 'Campinas random'.L2:'Campinas random'.L27 'Campinas graphics'.J6:'Campinas graphics'.J6 'Campinas random - relaxed'.L2:'Campinas random - relaxed'.L27 'Campinas - relaxed '.K2:'Campinas - relaxed '.K34 'Campinas graphics'.J7:'Campinas graphics'.J7 'Campinas random - no intersection - relaxed'.L2:'Campinas random - no intersection - relaxed'.L2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128.49mm" svg:y="330.27mm">
            <draw:object draw:notify-on-update-of-ranges="'Campinas graphics'.J5:'Campinas graphics'.J5 'Campinas random'.N2:'Campinas random'.N27 'Campinas graphics'.J6:'Campinas graphics'.J6 'Campinas random - relaxed'.N2:'Campinas random - relaxed'.N27 'Campinas - relaxed '.K2:'Campinas - relaxed '.K34 'Campinas graphics'.J7:'Campinas graphics'.J7 'Campinas random - no intersection - relaxed'.N2:'Campinas random - no intersection - relaxed'.N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8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nteger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laxed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 intersection cuts and with relaxed separation</text:p>
          </table:table-cell>
        </table:table-row>
      </table:table>
      <table:table table:name="Campinas random more components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10027108" calcext:value-type="float">
            <text:p>0,010027108</text:p>
          </table:table-cell>
          <table:table-cell office:value-type="float" office:value="0" calcext:value-type="float">
            <text:p>0</text:p>
          </table:table-cell>
          <table:table-cell office:value-type="float" office:value="2.061259144" calcext:value-type="float">
            <text:p>2,06125914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106661605" calcext:value-type="float">
            <text:p>2,10666160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.41503810882568" calcext:value-type="float">
            <text:p>2,4150381088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4" calcext:value-type="float">
            <text:p>33844</text:p>
          </table:table-cell>
          <table:table-cell office:value-type="float" office:value="56.1975" calcext:value-type="float">
            <text:p>56,1975</text:p>
          </table:table-cell>
          <table:table-cell office:value-type="float" office:value="1207" calcext:value-type="float">
            <text:p>1207</text:p>
          </table:table-cell>
          <table:table-cell table:formula="of:=[.P2]+[.M2]+[.J2]+[.H2]" office:value-type="float" office:value="6.59298596582568" calcext:value-type="float">
            <text:p>6,59298596582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33536042" calcext:value-type="float">
            <text:p>0,033536042</text:p>
          </table:table-cell>
          <table:table-cell office:value-type="float" office:value="0" calcext:value-type="float">
            <text:p>0</text:p>
          </table:table-cell>
          <table:table-cell office:value-type="float" office:value="0.002947871" calcext:value-type="float">
            <text:p>0,0029478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26604453" calcext:value-type="float">
            <text:p>0,0266044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100066900253296" calcext:value-type="float">
            <text:p>0,10006690025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17" calcext:value-type="float">
            <text:p>64517</text:p>
          </table:table-cell>
          <table:table-cell office:value-type="float" office:value="108732" calcext:value-type="float">
            <text:p>108732</text:p>
          </table:table-cell>
          <table:table-cell office:value-type="float" office:value="2657" calcext:value-type="float">
            <text:p>2657</text:p>
          </table:table-cell>
          <table:table-cell table:formula="of:=[.P3]+[.M3]+[.J3]+[.H3]" office:value-type="float" office:value="0.163155266253296" calcext:value-type="float">
            <text:p>0,163155266253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2608926" calcext:value-type="float">
            <text:p>0,022608926</text:p>
          </table:table-cell>
          <table:table-cell office:value-type="float" office:value="0" calcext:value-type="float">
            <text:p>0</text:p>
          </table:table-cell>
          <table:table-cell office:value-type="float" office:value="0.002551512" calcext:value-type="float">
            <text:p>0,0025515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75843067" calcext:value-type="float">
            <text:p>0,07584306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0870840549468994" calcext:value-type="float">
            <text:p>0,08708405494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3" calcext:value-type="float">
            <text:p>37553</text:p>
          </table:table-cell>
          <table:table-cell office:value-type="float" office:value="62.3505" calcext:value-type="float">
            <text:p>62,3505</text:p>
          </table:table-cell>
          <table:table-cell office:value-type="float" office:value="1338" calcext:value-type="float">
            <text:p>1338</text:p>
          </table:table-cell>
          <table:table-cell table:formula="of:=[.P4]+[.M4]+[.J4]+[.H4]" office:value-type="float" office:value="0.188087559946899" calcext:value-type="float">
            <text:p>0,188087559946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30189044" calcext:value-type="float">
            <text:p>0,030189044</text:p>
          </table:table-cell>
          <table:table-cell office:value-type="float" office:value="0" calcext:value-type="float">
            <text:p>0</text:p>
          </table:table-cell>
          <table:table-cell office:value-type="float" office:value="0.002779874" calcext:value-type="float">
            <text:p>0,0027798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97150406" calcext:value-type="float">
            <text:p>0,09715040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683019161224365" calcext:value-type="float">
            <text:p>0,068301916122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50" calcext:value-type="float">
            <text:p>72150</text:p>
          </table:table-cell>
          <table:table-cell office:value-type="float" office:value="119.8035" calcext:value-type="float">
            <text:p>119,8035</text:p>
          </table:table-cell>
          <table:table-cell office:value-type="float" office:value="2573" calcext:value-type="float">
            <text:p>2573</text:p>
          </table:table-cell>
          <table:table-cell table:formula="of:=[.P5]+[.M5]+[.J5]+[.H5]" office:value-type="float" office:value="0.198421240122436" calcext:value-type="float">
            <text:p>0,198421240122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13111447" calcext:value-type="float">
            <text:p>0,013111447</text:p>
          </table:table-cell>
          <table:table-cell office:value-type="float" office:value="0" calcext:value-type="float">
            <text:p>0</text:p>
          </table:table-cell>
          <table:table-cell office:value-type="float" office:value="0.002962388" calcext:value-type="float">
            <text:p>0,002962388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0.496633819" calcext:value-type="float">
            <text:p>0,4966338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254039764404297" calcext:value-type="float">
            <text:p>0,0254039764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22.641" calcext:value-type="float">
            <text:p>22,641</text:p>
          </table:table-cell>
          <table:table-cell office:value-type="float" office:value="928" calcext:value-type="float">
            <text:p>928</text:p>
          </table:table-cell>
          <table:table-cell table:formula="of:=[.P6]+[.M6]+[.J6]+[.H6]" office:value-type="float" office:value="0.53811163044043" calcext:value-type="float">
            <text:p>0,53811163044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0512066" calcext:value-type="float">
            <text:p>0,10512066</text:p>
          </table:table-cell>
          <table:table-cell office:value-type="float" office:value="0" calcext:value-type="float">
            <text:p>0</text:p>
          </table:table-cell>
          <table:table-cell office:value-type="float" office:value="0.003523391" calcext:value-type="float">
            <text:p>0,003523391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5.356737452" calcext:value-type="float">
            <text:p>5,356737452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0.71019697189331" calcext:value-type="float">
            <text:p>0,710196971893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472" calcext:value-type="float">
            <text:p>63472</text:p>
          </table:table-cell>
          <table:table-cell office:value-type="float" office:value="113136" calcext:value-type="float">
            <text:p>113136</text:p>
          </table:table-cell>
          <table:table-cell office:value-type="float" office:value="3984" calcext:value-type="float">
            <text:p>3984</text:p>
          </table:table-cell>
          <table:table-cell table:formula="of:=[.P7]+[.M7]+[.J7]+[.H7]" office:value-type="float" office:value="6.17557847489331" calcext:value-type="float">
            <text:p>6,17557847489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62712548" calcext:value-type="float">
            <text:p>0,262712548</text:p>
          </table:table-cell>
          <table:table-cell office:value-type="float" office:value="0" calcext:value-type="float">
            <text:p>0</text:p>
          </table:table-cell>
          <table:table-cell office:value-type="float" office:value="0.003558434" calcext:value-type="float">
            <text:p>0,00355843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.76624263" calcext:value-type="float">
            <text:p>0,76624263</text:p>
          </table:table-cell>
          <table:table-cell office:value-type="float" office:value="586" calcext:value-type="float">
            <text:p>586</text:p>
          </table:table-cell>
          <table:table-cell office:value-type="float" office:value="33" calcext:value-type="float">
            <text:p>33</text:p>
          </table:table-cell>
          <table:table-cell office:value-type="float" office:value="4.5891649723053" calcext:value-type="float">
            <text:p>4,58916497230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844" calcext:value-type="float">
            <text:p>60844</text:p>
          </table:table-cell>
          <table:table-cell office:value-type="float" office:value="113.7885" calcext:value-type="float">
            <text:p>113,7885</text:p>
          </table:table-cell>
          <table:table-cell office:value-type="float" office:value="5005" calcext:value-type="float">
            <text:p>5005</text:p>
          </table:table-cell>
          <table:table-cell table:formula="of:=[.P8]+[.M8]+[.J8]+[.H8]" office:value-type="float" office:value="5.6216785843053" calcext:value-type="float">
            <text:p>5,6216785843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73093321" calcext:value-type="float">
            <text:p>0,073093321</text:p>
          </table:table-cell>
          <table:table-cell office:value-type="float" office:value="0" calcext:value-type="float">
            <text:p>0</text:p>
          </table:table-cell>
          <table:table-cell office:value-type="float" office:value="0.003367158" calcext:value-type="float">
            <text:p>0,00336715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.066788425" calcext:value-type="float">
            <text:p>1,06678842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2118980884552" calcext:value-type="float">
            <text:p>0,211898088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9" calcext:value-type="float">
            <text:p>55179</text:p>
          </table:table-cell>
          <table:table-cell office:value-type="float" office:value="101718" calcext:value-type="float">
            <text:p>101718</text:p>
          </table:table-cell>
          <table:table-cell office:value-type="float" office:value="4211" calcext:value-type="float">
            <text:p>4211</text:p>
          </table:table-cell>
          <table:table-cell table:formula="of:=[.P9]+[.M9]+[.J9]+[.H9]" office:value-type="float" office:value="1.3551469924552" calcext:value-type="float">
            <text:p>1,3551469924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92039483" calcext:value-type="float">
            <text:p>0,092039483</text:p>
          </table:table-cell>
          <table:table-cell office:value-type="float" office:value="0" calcext:value-type="float">
            <text:p>0</text:p>
          </table:table-cell>
          <table:table-cell office:value-type="float" office:value="0.003623194" calcext:value-type="float">
            <text:p>0,003623194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5.494176906" calcext:value-type="float">
            <text:p>5,49417690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238917112350464" calcext:value-type="float">
            <text:p>0,23891711235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01" calcext:value-type="float">
            <text:p>60601</text:p>
          </table:table-cell>
          <table:table-cell office:value-type="float" office:value="106854" calcext:value-type="float">
            <text:p>106854</text:p>
          </table:table-cell>
          <table:table-cell office:value-type="float" office:value="3545" calcext:value-type="float">
            <text:p>3545</text:p>
          </table:table-cell>
          <table:table-cell table:formula="of:=[.P10]+[.M10]+[.J10]+[.H10]" office:value-type="float" office:value="5.82875669535046" calcext:value-type="float">
            <text:p>5,82875669535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20754012" calcext:value-type="float">
            <text:p>0,20754012</text:p>
          </table:table-cell>
          <table:table-cell office:value-type="float" office:value="2" calcext:value-type="float">
            <text:p>2</text:p>
          </table:table-cell>
          <table:table-cell office:value-type="float" office:value="0.487661643" calcext:value-type="float">
            <text:p>0,487661643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office:value-type="float" office:value="41.532096594" calcext:value-type="float">
            <text:p>41,53209659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448143005371094" calcext:value-type="float">
            <text:p>0,44814300537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53" calcext:value-type="float">
            <text:p>53353</text:p>
          </table:table-cell>
          <table:table-cell office:value-type="float" office:value="107601" calcext:value-type="float">
            <text:p>107601</text:p>
          </table:table-cell>
          <table:table-cell office:value-type="float" office:value="6127" calcext:value-type="float">
            <text:p>6127</text:p>
          </table:table-cell>
          <table:table-cell table:formula="of:=[.P11]+[.M11]+[.J11]+[.H11]" office:value-type="float" office:value="42.6754413623711" calcext:value-type="float">
            <text:p>42,67544136237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.35537454" calcext:value-type="float">
            <text:p>0,35537454</text:p>
          </table:table-cell>
          <table:table-cell office:value-type="float" office:value="4" calcext:value-type="float">
            <text:p>4</text:p>
          </table:table-cell>
          <table:table-cell office:value-type="float" office:value="0.01271205" calcext:value-type="float">
            <text:p>0,01271205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29.186079351" calcext:value-type="float">
            <text:p>29,18607935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42814683914185" calcext:value-type="float">
            <text:p>1,42814683914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35" calcext:value-type="float">
            <text:p>52835</text:p>
          </table:table-cell>
          <table:table-cell office:value-type="float" office:value="113.034" calcext:value-type="float">
            <text:p>113,034</text:p>
          </table:table-cell>
          <table:table-cell office:value-type="float" office:value="7507" calcext:value-type="float">
            <text:p>7507</text:p>
          </table:table-cell>
          <table:table-cell table:formula="of:=[.P12]+[.M12]+[.J12]+[.H12]" office:value-type="float" office:value="30.9823127801419" calcext:value-type="float">
            <text:p>30,9823127801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256350522" calcext:value-type="float">
            <text:p>0,256350522</text:p>
          </table:table-cell>
          <table:table-cell office:value-type="float" office:value="0" calcext:value-type="float">
            <text:p>0</text:p>
          </table:table-cell>
          <table:table-cell office:value-type="float" office:value="0.004072551" calcext:value-type="float">
            <text:p>0,00407255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.477469509" calcext:value-type="float">
            <text:p>3,477469509</text:p>
          </table:table-cell>
          <table:table-cell office:value-type="float" office:value="426" calcext:value-type="float">
            <text:p>426</text:p>
          </table:table-cell>
          <table:table-cell office:value-type="float" office:value="59" calcext:value-type="float">
            <text:p>59</text:p>
          </table:table-cell>
          <table:table-cell office:value-type="float" office:value="4.92200493812561" calcext:value-type="float">
            <text:p>4,922004938125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093" calcext:value-type="float">
            <text:p>56093</text:p>
          </table:table-cell>
          <table:table-cell office:value-type="float" office:value="116.5485" calcext:value-type="float">
            <text:p>116,5485</text:p>
          </table:table-cell>
          <table:table-cell office:value-type="float" office:value="7202" calcext:value-type="float">
            <text:p>7202</text:p>
          </table:table-cell>
          <table:table-cell table:formula="of:=[.P13]+[.M13]+[.J13]+[.H13]" office:value-type="float" office:value="8.65989752012561" calcext:value-type="float">
            <text:p>8,65989752012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394598119" calcext:value-type="float">
            <text:p>1,394598119</text:p>
          </table:table-cell>
          <table:table-cell office:value-type="float" office:value="2" calcext:value-type="float">
            <text:p>2</text:p>
          </table:table-cell>
          <table:table-cell office:value-type="float" office:value="0.009877169" calcext:value-type="float">
            <text:p>0,009877169</text:p>
          </table:table-cell>
          <table:table-cell office:value-type="float" office:value="63" calcext:value-type="float">
            <text:p>63</text:p>
          </table:table-cell>
          <table:table-cell office:value-type="float" office:value="376" calcext:value-type="float">
            <text:p>376</text:p>
          </table:table-cell>
          <table:table-cell office:value-type="float" office:value="80.709603484" calcext:value-type="float">
            <text:p>80,70960348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.90008091926575" calcext:value-type="float">
            <text:p>2,90008091926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4" calcext:value-type="float">
            <text:p>50304</text:p>
          </table:table-cell>
          <table:table-cell office:value-type="float" office:value="110.4435" calcext:value-type="float">
            <text:p>110,4435</text:p>
          </table:table-cell>
          <table:table-cell office:value-type="float" office:value="7775" calcext:value-type="float">
            <text:p>7775</text:p>
          </table:table-cell>
          <table:table-cell table:formula="of:=[.P14]+[.M14]+[.J14]+[.H14]" office:value-type="float" office:value="85.0141596912657" calcext:value-type="float">
            <text:p>85,0141596912657</text:p>
          </table:table-cell>
        </table:table-row>
      </table:table>
      <table:table table:name="Campinas random more components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1018926" calcext:value-type="float">
            <text:p>0,01018926</text:p>
          </table:table-cell>
          <table:table-cell office:value-type="float" office:value="0" calcext:value-type="float">
            <text:p>0</text:p>
          </table:table-cell>
          <table:table-cell office:value-type="float" office:value="2.064541349" calcext:value-type="float">
            <text:p>2,0645413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57393292" calcext:value-type="float">
            <text:p>1,65739329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.47872591018677" calcext:value-type="float">
            <text:p>2,47872591018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4" calcext:value-type="float">
            <text:p>33844</text:p>
          </table:table-cell>
          <table:table-cell office:value-type="float" office:value="56.1975" calcext:value-type="float">
            <text:p>56,1975</text:p>
          </table:table-cell>
          <table:table-cell office:value-type="float" office:value="1207" calcext:value-type="float">
            <text:p>1207</text:p>
          </table:table-cell>
          <table:table-cell table:formula="of:=[.P2]+[.M2]+[.J2]+[.H2]" office:value-type="float" office:value="6.21084981118677" calcext:value-type="float">
            <text:p>6,21084981118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34578591" calcext:value-type="float">
            <text:p>0,034578591</text:p>
          </table:table-cell>
          <table:table-cell office:value-type="float" office:value="0" calcext:value-type="float">
            <text:p>0</text:p>
          </table:table-cell>
          <table:table-cell office:value-type="float" office:value="0.002980239" calcext:value-type="float">
            <text:p>0,0029802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46550753" calcext:value-type="float">
            <text:p>0,0465507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969491004943848" calcext:value-type="float">
            <text:p>0,09694910049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17" calcext:value-type="float">
            <text:p>64517</text:p>
          </table:table-cell>
          <table:table-cell office:value-type="float" office:value="108732" calcext:value-type="float">
            <text:p>108732</text:p>
          </table:table-cell>
          <table:table-cell office:value-type="float" office:value="2657" calcext:value-type="float">
            <text:p>2657</text:p>
          </table:table-cell>
          <table:table-cell table:formula="of:=[.P3]+[.M3]+[.J3]+[.H3]" office:value-type="float" office:value="0.181058683494385" calcext:value-type="float">
            <text:p>0,181058683494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300896" calcext:value-type="float">
            <text:p>0,02300896</text:p>
          </table:table-cell>
          <table:table-cell office:value-type="float" office:value="0" calcext:value-type="float">
            <text:p>0</text:p>
          </table:table-cell>
          <table:table-cell office:value-type="float" office:value="0.002947714" calcext:value-type="float">
            <text:p>0,0029477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81991979" calcext:value-type="float">
            <text:p>0,08199197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0799801349639893" calcext:value-type="float">
            <text:p>0,079980134963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3" calcext:value-type="float">
            <text:p>37553</text:p>
          </table:table-cell>
          <table:table-cell office:value-type="float" office:value="62.3505" calcext:value-type="float">
            <text:p>62,3505</text:p>
          </table:table-cell>
          <table:table-cell office:value-type="float" office:value="1338" calcext:value-type="float">
            <text:p>1338</text:p>
          </table:table-cell>
          <table:table-cell table:formula="of:=[.P4]+[.M4]+[.J4]+[.H4]" office:value-type="float" office:value="0.187928787963989" calcext:value-type="float">
            <text:p>0,187928787963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30306873" calcext:value-type="float">
            <text:p>0,030306873</text:p>
          </table:table-cell>
          <table:table-cell office:value-type="float" office:value="0" calcext:value-type="float">
            <text:p>0</text:p>
          </table:table-cell>
          <table:table-cell office:value-type="float" office:value="0.002746482" calcext:value-type="float">
            <text:p>0,0027464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87460241" calcext:value-type="float">
            <text:p>0,08746024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721340179443359" calcext:value-type="float">
            <text:p>0,07213401794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50" calcext:value-type="float">
            <text:p>72150</text:p>
          </table:table-cell>
          <table:table-cell office:value-type="float" office:value="119.8035" calcext:value-type="float">
            <text:p>119,8035</text:p>
          </table:table-cell>
          <table:table-cell office:value-type="float" office:value="2573" calcext:value-type="float">
            <text:p>2573</text:p>
          </table:table-cell>
          <table:table-cell table:formula="of:=[.P5]+[.M5]+[.J5]+[.H5]" office:value-type="float" office:value="0.192647613944336" calcext:value-type="float">
            <text:p>0,192647613944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15847131" calcext:value-type="float">
            <text:p>0,015847131</text:p>
          </table:table-cell>
          <table:table-cell office:value-type="float" office:value="0" calcext:value-type="float">
            <text:p>0</text:p>
          </table:table-cell>
          <table:table-cell office:value-type="float" office:value="0.002733703" calcext:value-type="float">
            <text:p>0,0027337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27723054" calcext:value-type="float">
            <text:p>0,22772305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255048274993897" calcext:value-type="float">
            <text:p>0,0255048274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22.641" calcext:value-type="float">
            <text:p>22,641</text:p>
          </table:table-cell>
          <table:table-cell office:value-type="float" office:value="928" calcext:value-type="float">
            <text:p>928</text:p>
          </table:table-cell>
          <table:table-cell table:formula="of:=[.P6]+[.M6]+[.J6]+[.H6]" office:value-type="float" office:value="0.27180871549939" calcext:value-type="float">
            <text:p>0,27180871549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02160742" calcext:value-type="float">
            <text:p>0,102160742</text:p>
          </table:table-cell>
          <table:table-cell office:value-type="float" office:value="0" calcext:value-type="float">
            <text:p>0</text:p>
          </table:table-cell>
          <table:table-cell office:value-type="float" office:value="0.002957509" calcext:value-type="float">
            <text:p>0,00295750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.142051186" calcext:value-type="float">
            <text:p>4,142051186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0.715219020843506" calcext:value-type="float">
            <text:p>0,7152190208435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472" calcext:value-type="float">
            <text:p>63472</text:p>
          </table:table-cell>
          <table:table-cell office:value-type="float" office:value="113136" calcext:value-type="float">
            <text:p>113136</text:p>
          </table:table-cell>
          <table:table-cell office:value-type="float" office:value="3984" calcext:value-type="float">
            <text:p>3984</text:p>
          </table:table-cell>
          <table:table-cell table:formula="of:=[.P7]+[.M7]+[.J7]+[.H7]" office:value-type="float" office:value="4.96238845784351" calcext:value-type="float">
            <text:p>4,96238845784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64953602" calcext:value-type="float">
            <text:p>0,264953602</text:p>
          </table:table-cell>
          <table:table-cell office:value-type="float" office:value="0" calcext:value-type="float">
            <text:p>0</text:p>
          </table:table-cell>
          <table:table-cell office:value-type="float" office:value="0.003695603" calcext:value-type="float">
            <text:p>0,003695603</text:p>
          </table:table-cell>
          <table:table-cell office:value-type="float" office:value="33" calcext:value-type="float">
            <text:p>33</text:p>
          </table:table-cell>
          <table:table-cell office:value-type="float" office:value="378" calcext:value-type="float">
            <text:p>378</text:p>
          </table:table-cell>
          <table:table-cell office:value-type="float" office:value="45.762214492" calcext:value-type="float">
            <text:p>45,762214492</text:p>
          </table:table-cell>
          <table:table-cell office:value-type="float" office:value="586" calcext:value-type="float">
            <text:p>586</text:p>
          </table:table-cell>
          <table:table-cell office:value-type="float" office:value="33" calcext:value-type="float">
            <text:p>33</text:p>
          </table:table-cell>
          <table:table-cell office:value-type="float" office:value="4.52568101882935" calcext:value-type="float">
            <text:p>4,525681018829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844" calcext:value-type="float">
            <text:p>60844</text:p>
          </table:table-cell>
          <table:table-cell office:value-type="float" office:value="113.7885" calcext:value-type="float">
            <text:p>113,7885</text:p>
          </table:table-cell>
          <table:table-cell office:value-type="float" office:value="5005" calcext:value-type="float">
            <text:p>5005</text:p>
          </table:table-cell>
          <table:table-cell table:formula="of:=[.P8]+[.M8]+[.J8]+[.H8]" office:value-type="float" office:value="50.5565447158294" calcext:value-type="float">
            <text:p>50,5565447158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7389395" calcext:value-type="float">
            <text:p>0,07389395</text:p>
          </table:table-cell>
          <table:table-cell office:value-type="float" office:value="0" calcext:value-type="float">
            <text:p>0</text:p>
          </table:table-cell>
          <table:table-cell office:value-type="float" office:value="0.003512651" calcext:value-type="float">
            <text:p>0,00351265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.435253385" calcext:value-type="float">
            <text:p>1,43525338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212563991546631" calcext:value-type="float">
            <text:p>0,212563991546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9" calcext:value-type="float">
            <text:p>55179</text:p>
          </table:table-cell>
          <table:table-cell office:value-type="float" office:value="101718" calcext:value-type="float">
            <text:p>101718</text:p>
          </table:table-cell>
          <table:table-cell office:value-type="float" office:value="4211" calcext:value-type="float">
            <text:p>4211</text:p>
          </table:table-cell>
          <table:table-cell table:formula="of:=[.P9]+[.M9]+[.J9]+[.H9]" office:value-type="float" office:value="1.72522397754663" calcext:value-type="float">
            <text:p>1,72522397754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90007159" calcext:value-type="float">
            <text:p>0,090007159</text:p>
          </table:table-cell>
          <table:table-cell office:value-type="float" office:value="0" calcext:value-type="float">
            <text:p>0</text:p>
          </table:table-cell>
          <table:table-cell office:value-type="float" office:value="0.003046034" calcext:value-type="float">
            <text:p>0,00304603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24493632" calcext:value-type="float">
            <text:p>0,244936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285967111587524" calcext:value-type="float">
            <text:p>0,28596711158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01" calcext:value-type="float">
            <text:p>60601</text:p>
          </table:table-cell>
          <table:table-cell office:value-type="float" office:value="106854" calcext:value-type="float">
            <text:p>106854</text:p>
          </table:table-cell>
          <table:table-cell office:value-type="float" office:value="3545" calcext:value-type="float">
            <text:p>3545</text:p>
          </table:table-cell>
          <table:table-cell table:formula="of:=[.P10]+[.M10]+[.J10]+[.H10]" office:value-type="float" office:value="0.623956624587524" calcext:value-type="float">
            <text:p>0,623956624587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20069642" calcext:value-type="float">
            <text:p>0,20069642</text:p>
          </table:table-cell>
          <table:table-cell office:value-type="float" office:value="2" calcext:value-type="float">
            <text:p>2</text:p>
          </table:table-cell>
          <table:table-cell office:value-type="float" office:value="0.493060469" calcext:value-type="float">
            <text:p>0,493060469</text:p>
          </table:table-cell>
          <table:table-cell office:value-type="float" office:value="37" calcext:value-type="float">
            <text:p>37</text:p>
          </table:table-cell>
          <table:table-cell office:value-type="float" office:value="3072" calcext:value-type="float">
            <text:p>3072</text:p>
          </table:table-cell>
          <table:table-cell office:value-type="float" office:value="392.233153706" calcext:value-type="float">
            <text:p>392,23315370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460135936737061" calcext:value-type="float">
            <text:p>0,46013593673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53" calcext:value-type="float">
            <text:p>53353</text:p>
          </table:table-cell>
          <table:table-cell office:value-type="float" office:value="107601" calcext:value-type="float">
            <text:p>107601</text:p>
          </table:table-cell>
          <table:table-cell office:value-type="float" office:value="6127" calcext:value-type="float">
            <text:p>6127</text:p>
          </table:table-cell>
          <table:table-cell table:formula="of:=[.P11]+[.M11]+[.J11]+[.H11]" office:value-type="float" office:value="393.387046531737" calcext:value-type="float">
            <text:p>393,3870465317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.363207822" calcext:value-type="float">
            <text:p>0,363207822</text:p>
          </table:table-cell>
          <table:table-cell office:value-type="float" office:value="4" calcext:value-type="float">
            <text:p>4</text:p>
          </table:table-cell>
          <table:table-cell office:value-type="float" office:value="0.01225803" calcext:value-type="float">
            <text:p>0,01225803</text:p>
          </table:table-cell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  <table:table-cell office:value-type="float" office:value="43.720164475" calcext:value-type="float">
            <text:p>43,72016447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4497389793396" calcext:value-type="float">
            <text:p>1,449738979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35" calcext:value-type="float">
            <text:p>52835</text:p>
          </table:table-cell>
          <table:table-cell office:value-type="float" office:value="113.034" calcext:value-type="float">
            <text:p>113,034</text:p>
          </table:table-cell>
          <table:table-cell office:value-type="float" office:value="7507" calcext:value-type="float">
            <text:p>7507</text:p>
          </table:table-cell>
          <table:table-cell table:formula="of:=[.P12]+[.M12]+[.J12]+[.H12]" office:value-type="float" office:value="45.5453693063396" calcext:value-type="float">
            <text:p>45,5453693063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267881133" calcext:value-type="float">
            <text:p>0,267881133</text:p>
          </table:table-cell>
          <table:table-cell office:value-type="float" office:value="0" calcext:value-type="float">
            <text:p>0</text:p>
          </table:table-cell>
          <table:table-cell office:value-type="float" office:value="0.004080969" calcext:value-type="float">
            <text:p>0,004080969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5.23156102" calcext:value-type="float">
            <text:p>5,23156102</text:p>
          </table:table-cell>
          <table:table-cell office:value-type="float" office:value="426" calcext:value-type="float">
            <text:p>426</text:p>
          </table:table-cell>
          <table:table-cell office:value-type="float" office:value="59" calcext:value-type="float">
            <text:p>59</text:p>
          </table:table-cell>
          <table:table-cell office:value-type="float" office:value="4.97034597396851" calcext:value-type="float">
            <text:p>4,970345973968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093" calcext:value-type="float">
            <text:p>56093</text:p>
          </table:table-cell>
          <table:table-cell office:value-type="float" office:value="116.5485" calcext:value-type="float">
            <text:p>116,5485</text:p>
          </table:table-cell>
          <table:table-cell office:value-type="float" office:value="7202" calcext:value-type="float">
            <text:p>7202</text:p>
          </table:table-cell>
          <table:table-cell table:formula="of:=[.P13]+[.M13]+[.J13]+[.H13]" office:value-type="float" office:value="10.4738690959685" calcext:value-type="float">
            <text:p>10,47386909596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338446289" calcext:value-type="float">
            <text:p>1,338446289</text:p>
          </table:table-cell>
          <table:table-cell office:value-type="float" office:value="2" calcext:value-type="float">
            <text:p>2</text:p>
          </table:table-cell>
          <table:table-cell office:value-type="float" office:value="0.009111555" calcext:value-type="float">
            <text:p>0,009111555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46.74388555" calcext:value-type="float">
            <text:p>46,7438855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.93753790855408" calcext:value-type="float">
            <text:p>2,9375379085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4" calcext:value-type="float">
            <text:p>50304</text:p>
          </table:table-cell>
          <table:table-cell office:value-type="float" office:value="110.4435" calcext:value-type="float">
            <text:p>110,4435</text:p>
          </table:table-cell>
          <table:table-cell office:value-type="float" office:value="7775" calcext:value-type="float">
            <text:p>7775</text:p>
          </table:table-cell>
          <table:table-cell table:formula="of:=[.P14]+[.M14]+[.J14]+[.H14]" office:value-type="float" office:value="51.0289813025541" calcext:value-type="float">
            <text:p>51,0289813025541</text:p>
          </table:table-cell>
        </table:table-row>
      </table:table>
      <table:table table:name="Campinas random more components - no intersection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38325175" calcext:value-type="float">
            <text:p>0,038325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84733509" calcext:value-type="float">
            <text:p>1,8473350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.49818706512451" calcext:value-type="float">
            <text:p>2,4981870651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4" calcext:value-type="float">
            <text:p>33844</text:p>
          </table:table-cell>
          <table:table-cell office:value-type="float" office:value="56.1975" calcext:value-type="float">
            <text:p>56,1975</text:p>
          </table:table-cell>
          <table:table-cell office:value-type="float" office:value="1207" calcext:value-type="float">
            <text:p>1207</text:p>
          </table:table-cell>
          <table:table-cell table:formula="of:=[.P2]+[.M2]+[.J2]+[.H2]" office:value-type="float" office:value="4.38384733012451" calcext:value-type="float">
            <text:p>4,3838473301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35565294" calcext:value-type="float">
            <text:p>0,03556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25873164" calcext:value-type="float">
            <text:p>0,02587316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100685119628906" calcext:value-type="float">
            <text:p>0,1006851196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17" calcext:value-type="float">
            <text:p>64517</text:p>
          </table:table-cell>
          <table:table-cell office:value-type="float" office:value="108732" calcext:value-type="float">
            <text:p>108732</text:p>
          </table:table-cell>
          <table:table-cell office:value-type="float" office:value="2657" calcext:value-type="float">
            <text:p>2657</text:p>
          </table:table-cell>
          <table:table-cell table:formula="of:=[.P3]+[.M3]+[.J3]+[.H3]" office:value-type="float" office:value="0.162123577628906" calcext:value-type="float">
            <text:p>0,162123577628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3319001" calcext:value-type="float">
            <text:p>0,0233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69024586" calcext:value-type="float">
            <text:p>0,06902458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0829827785491944" calcext:value-type="float">
            <text:p>0,082982778549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3" calcext:value-type="float">
            <text:p>37553</text:p>
          </table:table-cell>
          <table:table-cell office:value-type="float" office:value="62.3505" calcext:value-type="float">
            <text:p>62,3505</text:p>
          </table:table-cell>
          <table:table-cell office:value-type="float" office:value="1338" calcext:value-type="float">
            <text:p>1338</text:p>
          </table:table-cell>
          <table:table-cell table:formula="of:=[.P4]+[.M4]+[.J4]+[.H4]" office:value-type="float" office:value="0.175326365549194" calcext:value-type="float">
            <text:p>0,175326365549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30334371" calcext:value-type="float">
            <text:p>0,030334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92642503" calcext:value-type="float">
            <text:p>0,0926425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684599876403809" calcext:value-type="float">
            <text:p>0,068459987640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50" calcext:value-type="float">
            <text:p>72150</text:p>
          </table:table-cell>
          <table:table-cell office:value-type="float" office:value="119.8035" calcext:value-type="float">
            <text:p>119,8035</text:p>
          </table:table-cell>
          <table:table-cell office:value-type="float" office:value="2573" calcext:value-type="float">
            <text:p>2573</text:p>
          </table:table-cell>
          <table:table-cell table:formula="of:=[.P5]+[.M5]+[.J5]+[.H5]" office:value-type="float" office:value="0.191436861640381" calcext:value-type="float">
            <text:p>0,191436861640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14789806" calcext:value-type="float">
            <text:p>0,01478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36319023" calcext:value-type="float">
            <text:p>0,0363190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255730152130127" calcext:value-type="float">
            <text:p>0,0255730152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22.641" calcext:value-type="float">
            <text:p>22,641</text:p>
          </table:table-cell>
          <table:table-cell office:value-type="float" office:value="928" calcext:value-type="float">
            <text:p>928</text:p>
          </table:table-cell>
          <table:table-cell table:formula="of:=[.P6]+[.M6]+[.J6]+[.H6]" office:value-type="float" office:value="0.0766818442130127" calcext:value-type="float">
            <text:p>0,076681844213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06771945" calcext:value-type="float">
            <text:p>0,10677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.402113735" calcext:value-type="float">
            <text:p>4,402113735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0.710932970046997" calcext:value-type="float">
            <text:p>0,7109329700469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472" calcext:value-type="float">
            <text:p>63472</text:p>
          </table:table-cell>
          <table:table-cell office:value-type="float" office:value="113136" calcext:value-type="float">
            <text:p>113136</text:p>
          </table:table-cell>
          <table:table-cell office:value-type="float" office:value="3984" calcext:value-type="float">
            <text:p>3984</text:p>
          </table:table-cell>
          <table:table-cell table:formula="of:=[.P7]+[.M7]+[.J7]+[.H7]" office:value-type="float" office:value="5.219818650047" calcext:value-type="float">
            <text:p>5,219818650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348075945" calcext:value-type="float">
            <text:p>0,348075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8" calcext:value-type="float">
            <text:p>378</text:p>
          </table:table-cell>
          <table:table-cell office:value-type="float" office:value="45.592311977" calcext:value-type="float">
            <text:p>45,592311977</text:p>
          </table:table-cell>
          <table:table-cell office:value-type="float" office:value="586" calcext:value-type="float">
            <text:p>586</text:p>
          </table:table-cell>
          <table:table-cell office:value-type="float" office:value="33" calcext:value-type="float">
            <text:p>33</text:p>
          </table:table-cell>
          <table:table-cell office:value-type="float" office:value="4.51848793029785" calcext:value-type="float">
            <text:p>4,518487930297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844" calcext:value-type="float">
            <text:p>60844</text:p>
          </table:table-cell>
          <table:table-cell office:value-type="float" office:value="113.7885" calcext:value-type="float">
            <text:p>113,7885</text:p>
          </table:table-cell>
          <table:table-cell office:value-type="float" office:value="5005" calcext:value-type="float">
            <text:p>5005</text:p>
          </table:table-cell>
          <table:table-cell table:formula="of:=[.P8]+[.M8]+[.J8]+[.H8]" office:value-type="float" office:value="50.4588758522979" calcext:value-type="float">
            <text:p>50,4588758522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75022714" calcext:value-type="float">
            <text:p>0,07502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.4870309" calcext:value-type="float">
            <text:p>1,487030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215949058532715" calcext:value-type="float">
            <text:p>0,21594905853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9" calcext:value-type="float">
            <text:p>55179</text:p>
          </table:table-cell>
          <table:table-cell office:value-type="float" office:value="101718" calcext:value-type="float">
            <text:p>101718</text:p>
          </table:table-cell>
          <table:table-cell office:value-type="float" office:value="4211" calcext:value-type="float">
            <text:p>4211</text:p>
          </table:table-cell>
          <table:table-cell table:formula="of:=[.P9]+[.M9]+[.J9]+[.H9]" office:value-type="float" office:value="1.77800267253272" calcext:value-type="float">
            <text:p>1,77800267253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94312983" calcext:value-type="float">
            <text:p>0,09431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244839515" calcext:value-type="float">
            <text:p>0,2448395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243376970291138" calcext:value-type="float">
            <text:p>0,24337697029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01" calcext:value-type="float">
            <text:p>60601</text:p>
          </table:table-cell>
          <table:table-cell office:value-type="float" office:value="106854" calcext:value-type="float">
            <text:p>106854</text:p>
          </table:table-cell>
          <table:table-cell office:value-type="float" office:value="3545" calcext:value-type="float">
            <text:p>3545</text:p>
          </table:table-cell>
          <table:table-cell table:formula="of:=[.P10]+[.M10]+[.J10]+[.H10]" office:value-type="float" office:value="0.582529468291138" calcext:value-type="float">
            <text:p>0,582529468291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9816044" calcext:value-type="float">
            <text:p>0,19816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72" calcext:value-type="float">
            <text:p>3072</text:p>
          </table:table-cell>
          <table:table-cell office:value-type="float" office:value="386.653778772" calcext:value-type="float">
            <text:p>386,65377877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456593036651611" calcext:value-type="float">
            <text:p>0,456593036651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53" calcext:value-type="float">
            <text:p>53353</text:p>
          </table:table-cell>
          <table:table-cell office:value-type="float" office:value="107601" calcext:value-type="float">
            <text:p>107601</text:p>
          </table:table-cell>
          <table:table-cell office:value-type="float" office:value="6127" calcext:value-type="float">
            <text:p>6127</text:p>
          </table:table-cell>
          <table:table-cell table:formula="of:=[.P11]+[.M11]+[.J11]+[.H11]" office:value-type="float" office:value="387.308532248652" calcext:value-type="float">
            <text:p>387,308532248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.504024931" calcext:value-type="float">
            <text:p>0,504024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  <table:table-cell office:value-type="float" office:value="42.003441299" calcext:value-type="float">
            <text:p>42,003441299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43970012664795" calcext:value-type="float">
            <text:p>1,4397001266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35" calcext:value-type="float">
            <text:p>52835</text:p>
          </table:table-cell>
          <table:table-cell office:value-type="float" office:value="113.034" calcext:value-type="float">
            <text:p>113,034</text:p>
          </table:table-cell>
          <table:table-cell office:value-type="float" office:value="7507" calcext:value-type="float">
            <text:p>7507</text:p>
          </table:table-cell>
          <table:table-cell table:formula="of:=[.P12]+[.M12]+[.J12]+[.H12]" office:value-type="float" office:value="43.947166356648" calcext:value-type="float">
            <text:p>43,947166356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2604566" calcext:value-type="float">
            <text:p>0,2604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6.259059857" calcext:value-type="float">
            <text:p>6,259059857</text:p>
          </table:table-cell>
          <table:table-cell office:value-type="float" office:value="426" calcext:value-type="float">
            <text:p>426</text:p>
          </table:table-cell>
          <table:table-cell office:value-type="float" office:value="59" calcext:value-type="float">
            <text:p>59</text:p>
          </table:table-cell>
          <table:table-cell office:value-type="float" office:value="4.98392605781555" calcext:value-type="float">
            <text:p>4,983926057815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093" calcext:value-type="float">
            <text:p>56093</text:p>
          </table:table-cell>
          <table:table-cell office:value-type="float" office:value="116.5485" calcext:value-type="float">
            <text:p>116,5485</text:p>
          </table:table-cell>
          <table:table-cell office:value-type="float" office:value="7202" calcext:value-type="float">
            <text:p>7202</text:p>
          </table:table-cell>
          <table:table-cell table:formula="of:=[.P13]+[.M13]+[.J13]+[.H13]" office:value-type="float" office:value="11.5034425148156" calcext:value-type="float">
            <text:p>11,5034425148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394470445" calcext:value-type="float">
            <text:p>1,394470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46.791020053" calcext:value-type="float">
            <text:p>46,79102005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.00313687324524" calcext:value-type="float">
            <text:p>3,00313687324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4" calcext:value-type="float">
            <text:p>50304</text:p>
          </table:table-cell>
          <table:table-cell office:value-type="float" office:value="110.4435" calcext:value-type="float">
            <text:p>110,4435</text:p>
          </table:table-cell>
          <table:table-cell office:value-type="float" office:value="7775" calcext:value-type="float">
            <text:p>7775</text:p>
          </table:table-cell>
          <table:table-cell table:formula="of:=[.P14]+[.M14]+[.J14]+[.H14]" office:value-type="float" office:value="51.1886273712452" calcext:value-type="float">
            <text:p>51,1886273712452</text:p>
          </table:table-cell>
        </table:table-row>
      </table:table>
      <table:table table:name="Campinas random more components graphics" table:style-name="ta1">
        <table:shapes>
          <draw:frame draw:z-index="0" draw:style-name="gr1" draw:text-style-name="P1" svg:width="159.99mm" svg:height="89.99mm" svg:x="0.01mm" svg:y="0mm">
            <draw:object draw:notify-on-update-of-ranges="'Campinas graphics'.J5:'Campinas graphics'.J5 'Campinas random more components'.V2:'Campinas random more components'.V14 'Campinas graphics'.J6:'Campinas graphics'.J6 'Campinas random more components - relaxed'.V2:'Campinas random more components - relaxed'.V14 'Campinas graphics'.J7:'Campinas graphics'.J7 'Campinas random more components - no intersection - relaxed'.V2:'Campinas random more components - no intersection - relaxed'.V1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9.99mm" svg:height="89.99mm" svg:x="181.95mm" svg:y="37.68mm">
            <draw:object draw:notify-on-update-of-ranges="'Campinas graphics'.J5:'Campinas graphics'.J5 'Campinas random more components'.M2:'Campinas random more components'.M14 'Campinas graphics'.J6:'Campinas graphics'.J6 'Campinas random more components - relaxed'.M2:'Campinas random more components - relaxed'.M14 'Campinas - relaxed '.K2:'Campinas - relaxed '.K34 'Campinas graphics'.J7:'Campinas graphics'.J7 'Campinas random more components - no intersection - relaxed'.M2:'Campinas random more components - no intersection - relaxed'.M1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9.99mm" svg:height="89.99mm" svg:x="0.26mm" svg:y="102.47mm">
            <draw:object draw:notify-on-update-of-ranges="'Campinas random more components'.J2:'Campinas random more components'.J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9.99mm" svg:height="89.99mm" svg:x="105.92mm" svg:y="230.44mm">
            <draw:object draw:notify-on-update-of-ranges="'Campinas graphics'.J5:'Campinas graphics'.J5 'Campinas random more components'.P2:'Campinas random more components'.P14 'Campinas graphics'.J6:'Campinas graphics'.J6 'Campinas random more components - relaxed'.P2:'Campinas random more components - relaxed'.P14 'Campinas - relaxed '.K2:'Campinas - relaxed '.K34 'Campinas graphics'.J7:'Campinas graphics'.J7 'Campinas random more components - no intersection - relaxed'.P2:'Campinas random more components - no intersection - relaxed'.P1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159.99mm" svg:height="89.99mm" svg:x="182.69mm" svg:y="133.97mm">
            <draw:object draw:notify-on-update-of-ranges="'Campinas graphics'.J5:'Campinas graphics'.J5 'Campinas random more components'.L2:'Campinas random more components'.L14 'Campinas graphics'.J6:'Campinas graphics'.J6 'Campinas random more components - relaxed'.L2:'Campinas random more components - relaxed'.L14 'Campinas - relaxed '.K2:'Campinas - relaxed '.K34 'Campinas graphics'.J7:'Campinas graphics'.J7 'Campinas random more components - no intersection - relaxed'.L2:'Campinas random more components - no intersection - relaxed'.L1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style-name="gr1" draw:text-style-name="P1" svg:width="159.99mm" svg:height="89.99mm" svg:x="106.16mm" svg:y="326.75mm">
            <draw:object draw:notify-on-update-of-ranges="'Campinas graphics'.J5:'Campinas graphics'.J5 'Campinas random more components'.N2:'Campinas random more components'.N14 'Campinas graphics'.J6:'Campinas graphics'.J6 'Campinas random more components - relaxed'.N2:'Campinas random more components - relaxed'.N14 'Campinas - relaxed '.K2:'Campinas - relaxed '.K34 'Campinas graphics'.J7:'Campinas graphics'.J7 'Campinas random more components - no intersection - relaxed'.N2:'Campinas random more components - no intersection - relaxed'.N1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5:20:29.523942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2-01-27T15:10:09.866326074</dc:date>
    <meta:editing-duration>PT3H14M4S</meta:editing-duration>
    <meta:editing-cycles>65</meta:editing-cycles>
    <meta:generator>LibreOffice/6.0.7.3$Linux_X86_64 LibreOffice_project/00m0$Build-3</meta:generator>
    <meta:document-statistic meta:table-count="15" meta:cell-count="612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V2:Campinas.V32 'Campinas - relaxed '.V2:'Campinas - relaxed '.V32 'Campinas - no intersection - relaxed '.V2:'Campinas - no intersection - relaxed '.V32" chart:data-source-has-labels="row" svg:x="1.331cm" svg:y="1.275cm" svg:width="9.149cm" svg:height="6.564cm">
          <chartooo:coordinate-region svg:x="2.323cm" svg:y="1.474cm" svg:width="8.149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V2:Campinas.V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V2:'Campinas - relaxed '.V32" chart:label-cell-address="'Campinas graphics'.J6:'Campinas graphics'.J6" chart:class="chart:bar">
            <chart:data-point chart:repeated="31"/>
          </chart:series>
          <chart:series chart:style-name="ch12" chart:values-cell-range-address="'Campinas - no intersection - relaxed '.V2:'Campinas - no intersection - relaxed '.V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6043202783923">
                <text:p>6.96043202783923</text:p>
                <draw:g>
                  <svg:desc>Campinas.V2:Campinas.V32</svg:desc>
                </draw:g>
              </table:table-cell>
              <table:table-cell office:value-type="float" office:value="6.44388491418054">
                <text:p>6.44388491418054</text:p>
                <draw:g>
                  <svg:desc>'Campinas - relaxed '.V2:'Campinas - relaxed '.V32</svg:desc>
                </draw:g>
              </table:table-cell>
              <table:table-cell office:value-type="float" office:value="4.45347303512109">
                <text:p>4.45347303512109</text:p>
                <draw:g>
                  <svg:desc>'Campinas - no intersection - relaxed '.V2:'Campinas - no intersection - relaxed '.V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7038161718384">
                <text:p>0.357038161718384</text:p>
              </table:table-cell>
              <table:table-cell office:value-type="float" office:value="0.312007355310913">
                <text:p>0.312007355310913</text:p>
              </table:table-cell>
              <table:table-cell office:value-type="float" office:value="0.0314810472459717">
                <text:p>0.0314810472459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325824291626">
                <text:p>0.173325824291626</text:p>
              </table:table-cell>
              <table:table-cell office:value-type="float" office:value="0.413750586683838">
                <text:p>0.413750586683838</text:p>
              </table:table-cell>
              <table:table-cell office:value-type="float" office:value="0.517911756618286">
                <text:p>0.517911756618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3803895275635">
                <text:p>0.283803895275635</text:p>
              </table:table-cell>
              <table:table-cell office:value-type="float" office:value="0.173753440474121">
                <text:p>0.173753440474121</text:p>
              </table:table-cell>
              <table:table-cell office:value-type="float" office:value="0.139436472792847">
                <text:p>0.139436472792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7735189359131">
                <text:p>0.0737735189359131</text:p>
              </table:table-cell>
              <table:table-cell office:value-type="float" office:value="0.184236963145752">
                <text:p>0.184236963145752</text:p>
              </table:table-cell>
              <table:table-cell office:value-type="float" office:value="0.198032051595947">
                <text:p>0.198032051595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1593349802979">
                <text:p>0.571593349802979</text:p>
              </table:table-cell>
              <table:table-cell office:value-type="float" office:value="2.02952429185974">
                <text:p>2.02952429185974</text:p>
              </table:table-cell>
              <table:table-cell office:value-type="float" office:value="1.97565207771948">
                <text:p>1.97565207771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120806151868">
                <text:p>2.35120806151868</text:p>
              </table:table-cell>
              <table:table-cell office:value-type="float" office:value="1.7892681184104">
                <text:p>1.7892681184104</text:p>
              </table:table-cell>
              <table:table-cell office:value-type="float" office:value="1.80111419882031">
                <text:p>1.80111419882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939988226343">
                <text:p>2.18939988226343</text:p>
              </table:table-cell>
              <table:table-cell office:value-type="float" office:value="0.641128505419922">
                <text:p>0.641128505419922</text:p>
              </table:table-cell>
              <table:table-cell office:value-type="float" office:value="0.894654915401123">
                <text:p>0.894654915401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713586534827">
                <text:p>2.41713586534827</text:p>
              </table:table-cell>
              <table:table-cell office:value-type="float" office:value="2.22169842682178">
                <text:p>2.22169842682178</text:p>
              </table:table-cell>
              <table:table-cell office:value-type="float" office:value="2.66497065703418">
                <text:p>2.66497065703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0002564499439">
                <text:p>1.40002564499439</text:p>
              </table:table-cell>
              <table:table-cell office:value-type="float" office:value="0.312631061333618">
                <text:p>0.312631061333618</text:p>
              </table:table-cell>
              <table:table-cell office:value-type="float" office:value="0.311386239568604">
                <text:p>0.311386239568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6176355609741">
                <text:p>0.576176355609741</text:p>
              </table:table-cell>
              <table:table-cell office:value-type="float" office:value="92.902737865044">
                <text:p>92.902737865044</text:p>
              </table:table-cell>
              <table:table-cell office:value-type="float" office:value="92.7961357115087">
                <text:p>92.7961357115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6845345481201">
                <text:p>0.786845345481201</text:p>
              </table:table-cell>
              <table:table-cell office:value-type="float" office:value="3.90742851754883">
                <text:p>3.90742851754883</text:p>
              </table:table-cell>
              <table:table-cell office:value-type="float" office:value="3.91429333559021">
                <text:p>3.91429333559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9350190632752">
                <text:p>4.99350190632752</text:p>
              </table:table-cell>
              <table:table-cell office:value-type="float" office:value="3.05231129839197">
                <text:p>3.05231129839197</text:p>
              </table:table-cell>
              <table:table-cell office:value-type="float" office:value="2.81940158426611">
                <text:p>2.81940158426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6323529093274">
                <text:p>1.76323529093274</text:p>
              </table:table-cell>
              <table:table-cell office:value-type="float" office:value="21.3489779044811">
                <text:p>21.3489779044811</text:p>
              </table:table-cell>
              <table:table-cell office:value-type="float" office:value="21.3158978677784">
                <text:p>21.3158978677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9248747882996">
                <text:p>4.49248747882996</text:p>
              </table:table-cell>
              <table:table-cell office:value-type="float" office:value="5.86952397889551">
                <text:p>5.86952397889551</text:p>
              </table:table-cell>
              <table:table-cell office:value-type="float" office:value="6.042653075521">
                <text:p>6.04265307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9958395596411">
                <text:p>5.79958395596411</text:p>
              </table:table-cell>
              <table:table-cell office:value-type="float" office:value="90.7528838208657">
                <text:p>90.7528838208657</text:p>
              </table:table-cell>
              <table:table-cell office:value-type="float" office:value="89.5909700824089">
                <text:p>89.5909700824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5161866776641">
                <text:p>18.5161866776641</text:p>
              </table:table-cell>
              <table:table-cell office:value-type="float" office:value="14.9423887325724">
                <text:p>14.9423887325724</text:p>
              </table:table-cell>
              <table:table-cell office:value-type="float" office:value="14.7152584825104">
                <text:p>14.7152584825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1927712721811">
                <text:p>31.1927712721811</text:p>
              </table:table-cell>
              <table:table-cell office:value-type="float" office:value="8.4406211275592">
                <text:p>8.4406211275592</text:p>
              </table:table-cell>
              <table:table-cell office:value-type="float" office:value="8.39606652861658">
                <text:p>8.39606652861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514750814443">
                <text:p>17.0514750814443</text:p>
              </table:table-cell>
              <table:table-cell office:value-type="float" office:value="9.62378701277832">
                <text:p>9.62378701277832</text:p>
              </table:table-cell>
              <table:table-cell office:value-type="float" office:value="9.45865132941418">
                <text:p>9.45865132941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268445510797">
                <text:p>40.268445510797</text:p>
              </table:table-cell>
              <table:table-cell office:value-type="float" office:value="11.6092704443347">
                <text:p>11.6092704443347</text:p>
              </table:table-cell>
              <table:table-cell office:value-type="float" office:value="10.9992980414038">
                <text:p>10.99929804140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428840697073">
                <text:p>39.8428840697073</text:p>
              </table:table-cell>
              <table:table-cell office:value-type="float" office:value="3.72694895282275">
                <text:p>3.72694895282275</text:p>
              </table:table-cell>
              <table:table-cell office:value-type="float" office:value="3.60973546566357">
                <text:p>3.6097354656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3204427852629">
                <text:p>15.3204427852629</text:p>
              </table:table-cell>
              <table:table-cell office:value-type="float" office:value="35.7682581974594">
                <text:p>35.7682581974594</text:p>
              </table:table-cell>
              <table:table-cell office:value-type="float" office:value="35.1732503947594">
                <text:p>35.1732503947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8273143013152">
                <text:p>66.8273143013152</text:p>
              </table:table-cell>
              <table:table-cell office:value-type="float" office:value="160.16541594036">
                <text:p>160.16541594036</text:p>
              </table:table-cell>
              <table:table-cell office:value-type="float" office:value="157.705968493562">
                <text:p>157.705968493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6866052604911">
                <text:p>27.6866052604911</text:p>
              </table:table-cell>
              <table:table-cell office:value-type="float" office:value="60.9644861738908">
                <text:p>60.9644861738908</text:p>
              </table:table-cell>
              <table:table-cell office:value-type="float" office:value="56.1812991914752">
                <text:p>56.1812991914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0437444853077">
                <text:p>22.0437444853077</text:p>
              </table:table-cell>
              <table:table-cell office:value-type="float" office:value="304.907516170069">
                <text:p>304.907516170069</text:p>
              </table:table-cell>
              <table:table-cell office:value-type="float" office:value="297.101138839245">
                <text:p>297.101138839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9.41173725875">
                <text:p>1339.41173725875</text:p>
              </table:table-cell>
              <table:table-cell office:value-type="float" office:value="277.861800919468">
                <text:p>277.861800919468</text:p>
              </table:table-cell>
              <table:table-cell office:value-type="float" office:value="281.249856409062">
                <text:p>281.249856409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7413753633413">
                <text:p>93.7413753633413</text:p>
              </table:table-cell>
              <table:table-cell office:value-type="float" office:value="16.1882257006995">
                <text:p>16.1882257006995</text:p>
              </table:table-cell>
              <table:table-cell office:value-type="float" office:value="16.3012041307655">
                <text:p>16.301204130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51.31572656787">
                <text:p>5651.31572656787</text:p>
              </table:table-cell>
              <table:table-cell office:value-type="float" office:value="2031.55680504125">
                <text:p>2031.55680504125</text:p>
              </table:table-cell>
              <table:table-cell office:value-type="float" office:value="2044.45531032259">
                <text:p>2044.45531032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7.387035226815">
                <text:p>437.387035226815</text:p>
              </table:table-cell>
              <table:table-cell office:value-type="float" office:value="910.29181787136">
                <text:p>910.29181787136</text:p>
              </table:table-cell>
              <table:table-cell office:value-type="float" office:value="918.36938486602">
                <text:p>918.36938486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.288031157926">
                <text:p>333.288031157926</text:p>
              </table:table-cell>
              <table:table-cell office:value-type="float" office:value="132.623020669461">
                <text:p>132.623020669461</text:p>
              </table:table-cell>
              <table:table-cell office:value-type="float" office:value="130.295107721431">
                <text:p>130.295107721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1.27994497435">
                <text:p>2051.27994497435</text:p>
              </table:table-cell>
              <table:table-cell office:value-type="float" office:value="837.198916450678">
                <text:p>837.198916450678</text:p>
              </table:table-cell>
              <table:table-cell office:value-type="float" office:value="839.753484876118">
                <text:p>839.753484876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B&amp;B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P2:'Campinas random'.P27 'Campinas random - relaxed'.P2:'Campinas random - relaxed'.P27 'Campinas - relaxed '.K2:'Campinas - relaxed '.K34 'Campinas random - no intersection - relaxed'.P2:'Campinas random - no intersection - relaxed'.P27" chart:data-source-has-labels="row" svg:x="1.331cm" svg:y="1.275cm" svg:width="9.149cm" svg:height="6.564cm">
          <chartooo:coordinate-region svg:x="1.767cm" svg:y="1.474cm" svg:width="8.713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'.P2:'Campinas random'.P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P2:'Campinas random - relaxed'.P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P2:'Campinas random - no intersection - relaxed'.P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5876302719116">
                <text:p>2.55876302719116</text:p>
                <draw:g>
                  <svg:desc>'Campinas random'.P2:'Campinas random'.P27</svg:desc>
                </draw:g>
              </table:table-cell>
              <table:table-cell office:value-type="float" office:value="2.59256291389465">
                <text:p>2.59256291389465</text:p>
                <draw:g>
                  <svg:desc>'Campinas random - relaxed'.P2:'Campinas random - relaxed'.P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57247710227966">
                <text:p>2.57247710227966</text:p>
                <draw:g>
                  <svg:desc>'Campinas random - no intersection - relaxed'.P2:'Campinas random - no intersection - relaxed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4322109222412">
                <text:p>0.444322109222412</text:p>
              </table:table-cell>
              <table:table-cell office:value-type="float" office:value="0.366939067840576">
                <text:p>0.366939067840576</text:p>
              </table:table-cell>
              <table:table-cell office:value-type="float" office:value="5">
                <text:p>5</text:p>
              </table:table-cell>
              <table:table-cell office:value-type="float" office:value="0.379851102828979">
                <text:p>0.37985110282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031887054443">
                <text:p>0.0264031887054443</text:p>
              </table:table-cell>
              <table:table-cell office:value-type="float" office:value="0.0274450778961182">
                <text:p>0.0274450778961182</text:p>
              </table:table-cell>
              <table:table-cell office:value-type="float" office:value="5">
                <text:p>5</text:p>
              </table:table-cell>
              <table:table-cell office:value-type="float" office:value="0.0265839099884033">
                <text:p>0.0265839099884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0859775543213">
                <text:p>0.0210859775543213</text:p>
              </table:table-cell>
              <table:table-cell office:value-type="float" office:value="0.0210130214691162">
                <text:p>0.0210130214691162</text:p>
              </table:table-cell>
              <table:table-cell office:value-type="float" office:value="5">
                <text:p>5</text:p>
              </table:table-cell>
              <table:table-cell office:value-type="float" office:value="0.0210981369018555">
                <text:p>0.021098136901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9039516448975">
                <text:p>0.0389039516448975</text:p>
              </table:table-cell>
              <table:table-cell office:value-type="float" office:value="0.0385880470275879">
                <text:p>0.0385880470275879</text:p>
              </table:table-cell>
              <table:table-cell office:value-type="float" office:value="5">
                <text:p>5</text:p>
              </table:table-cell>
              <table:table-cell office:value-type="float" office:value="0.0388181209564209">
                <text:p>0.0388181209564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292844772339">
                <text:p>0.180292844772339</text:p>
              </table:table-cell>
              <table:table-cell office:value-type="float" office:value="0.182284116744995">
                <text:p>0.182284116744995</text:p>
              </table:table-cell>
              <table:table-cell office:value-type="float" office:value="10">
                <text:p>10</text:p>
              </table:table-cell>
              <table:table-cell office:value-type="float" office:value="0.184848070144653">
                <text:p>0.184848070144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103162765503">
                <text:p>0.126103162765503</text:p>
              </table:table-cell>
              <table:table-cell office:value-type="float" office:value="0.132549047470093">
                <text:p>0.132549047470093</text:p>
              </table:table-cell>
              <table:table-cell office:value-type="float" office:value="10">
                <text:p>10</text:p>
              </table:table-cell>
              <table:table-cell office:value-type="float" office:value="0.128684043884277">
                <text:p>0.128684043884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63991355896">
                <text:p>0.22763991355896</text:p>
              </table:table-cell>
              <table:table-cell office:value-type="float" office:value="0.232009887695312">
                <text:p>0.232009887695312</text:p>
              </table:table-cell>
              <table:table-cell office:value-type="float" office:value="10">
                <text:p>10</text:p>
              </table:table-cell>
              <table:table-cell office:value-type="float" office:value="0.231980085372925">
                <text:p>0.231980085372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2507038116455">
                <text:p>0.182507038116455</text:p>
              </table:table-cell>
              <table:table-cell office:value-type="float" office:value="0.183376789093018">
                <text:p>0.183376789093018</text:p>
              </table:table-cell>
              <table:table-cell office:value-type="float" office:value="10">
                <text:p>10</text:p>
              </table:table-cell>
              <table:table-cell office:value-type="float" office:value="0.185005187988281">
                <text:p>0.18500518798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9153861999512">
                <text:p>0.239153861999512</text:p>
              </table:table-cell>
              <table:table-cell office:value-type="float" office:value="0.231404066085815">
                <text:p>0.231404066085815</text:p>
              </table:table-cell>
              <table:table-cell office:value-type="float" office:value="10">
                <text:p>10</text:p>
              </table:table-cell>
              <table:table-cell office:value-type="float" office:value="0.230398893356323">
                <text:p>0.230398893356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1872968673706">
                <text:p>0.301872968673706</text:p>
              </table:table-cell>
              <table:table-cell office:value-type="float" office:value="0.304763078689575">
                <text:p>0.304763078689575</text:p>
              </table:table-cell>
              <table:table-cell office:value-type="float" office:value="15">
                <text:p>15</text:p>
              </table:table-cell>
              <table:table-cell office:value-type="float" office:value="0.30694317817688">
                <text:p>0.30694317817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003909111023">
                <text:p>0.76003909111023</text:p>
              </table:table-cell>
              <table:table-cell office:value-type="float" office:value="0.782618999481201">
                <text:p>0.782618999481201</text:p>
              </table:table-cell>
              <table:table-cell office:value-type="float" office:value="15">
                <text:p>15</text:p>
              </table:table-cell>
              <table:table-cell office:value-type="float" office:value="0.793106079101563">
                <text:p>0.793106079101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040075302124">
                <text:p>0.503040075302124</text:p>
              </table:table-cell>
              <table:table-cell office:value-type="float" office:value="0.491844177246094">
                <text:p>0.491844177246094</text:p>
              </table:table-cell>
              <table:table-cell office:value-type="float" office:value="15">
                <text:p>15</text:p>
              </table:table-cell>
              <table:table-cell office:value-type="float" office:value="0.494378089904785">
                <text:p>0.494378089904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2049016952515">
                <text:p>0.452049016952515</text:p>
              </table:table-cell>
              <table:table-cell office:value-type="float" office:value="0.461570024490356">
                <text:p>0.461570024490356</text:p>
              </table:table-cell>
              <table:table-cell office:value-type="float" office:value="15">
                <text:p>15</text:p>
              </table:table-cell>
              <table:table-cell office:value-type="float" office:value="0.442072868347168">
                <text:p>0.442072868347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548946380615">
                <text:p>0.788548946380615</text:p>
              </table:table-cell>
              <table:table-cell office:value-type="float" office:value="0.80348801612854">
                <text:p>0.80348801612854</text:p>
              </table:table-cell>
              <table:table-cell office:value-type="float" office:value="15">
                <text:p>15</text:p>
              </table:table-cell>
              <table:table-cell office:value-type="float" office:value="0.808112859725952">
                <text:p>0.808112859725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2247700691223">
                <text:p>4.42247700691223</text:p>
              </table:table-cell>
              <table:table-cell office:value-type="float" office:value="4.42210793495178">
                <text:p>4.42210793495178</text:p>
              </table:table-cell>
              <table:table-cell office:value-type="float" office:value="20">
                <text:p>20</text:p>
              </table:table-cell>
              <table:table-cell office:value-type="float" office:value="4.41142892837524">
                <text:p>4.41142892837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5456914901733">
                <text:p>2.15456914901733</text:p>
              </table:table-cell>
              <table:table-cell office:value-type="float" office:value="2.16178607940674">
                <text:p>2.16178607940674</text:p>
              </table:table-cell>
              <table:table-cell office:value-type="float" office:value="20">
                <text:p>20</text:p>
              </table:table-cell>
              <table:table-cell office:value-type="float" office:value="2.1365602016449">
                <text:p>2.1365602016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553190231323">
                <text:p>6.38553190231323</text:p>
              </table:table-cell>
              <table:table-cell office:value-type="float" office:value="6.42964291572571">
                <text:p>6.42964291572571</text:p>
              </table:table-cell>
              <table:table-cell office:value-type="float" office:value="20">
                <text:p>20</text:p>
              </table:table-cell>
              <table:table-cell office:value-type="float" office:value="6.40029692649841">
                <text:p>6.40029692649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9028792381287">
                <text:p>1.59028792381287</text:p>
              </table:table-cell>
              <table:table-cell office:value-type="float" office:value="1.59732294082642">
                <text:p>1.59732294082642</text:p>
              </table:table-cell>
              <table:table-cell office:value-type="float" office:value="20">
                <text:p>20</text:p>
              </table:table-cell>
              <table:table-cell office:value-type="float" office:value="1.68673181533813">
                <text:p>1.68673181533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6889934539795">
                <text:p>0.386889934539795</text:p>
              </table:table-cell>
              <table:table-cell office:value-type="float" office:value="0.383942127227783">
                <text:p>0.383942127227783</text:p>
              </table:table-cell>
              <table:table-cell office:value-type="float" office:value="20">
                <text:p>20</text:p>
              </table:table-cell>
              <table:table-cell office:value-type="float" office:value="0.38723087310791">
                <text:p>0.3872308731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8621506690979">
                <text:p>5.78621506690979</text:p>
              </table:table-cell>
              <table:table-cell office:value-type="float" office:value="5.78786993026733">
                <text:p>5.78786993026733</text:p>
              </table:table-cell>
              <table:table-cell office:value-type="float" office:value="25">
                <text:p>25</text:p>
              </table:table-cell>
              <table:table-cell office:value-type="float" office:value="5.78742694854736">
                <text:p>5.78742694854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6360597610474">
                <text:p>4.36360597610474</text:p>
              </table:table-cell>
              <table:table-cell office:value-type="float" office:value="4.45242404937744">
                <text:p>4.45242404937744</text:p>
              </table:table-cell>
              <table:table-cell office:value-type="float" office:value="25">
                <text:p>25</text:p>
              </table:table-cell>
              <table:table-cell office:value-type="float" office:value="4.42069315910339">
                <text:p>4.42069315910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4286603927612">
                <text:p>3.74286603927612</text:p>
              </table:table-cell>
              <table:table-cell office:value-type="float" office:value="3.71591091156006">
                <text:p>3.71591091156006</text:p>
              </table:table-cell>
              <table:table-cell office:value-type="float" office:value="25">
                <text:p>25</text:p>
              </table:table-cell>
              <table:table-cell office:value-type="float" office:value="3.68390607833862">
                <text:p>3.6839060783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8497414588928">
                <text:p>5.48497414588928</text:p>
              </table:table-cell>
              <table:table-cell office:value-type="float" office:value="5.57060885429382">
                <text:p>5.57060885429382</text:p>
              </table:table-cell>
              <table:table-cell office:value-type="float" office:value="25">
                <text:p>25</text:p>
              </table:table-cell>
              <table:table-cell office:value-type="float" office:value="5.47188401222229">
                <text:p>5.47188401222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0123000144958">
                <text:p>3.00123000144958</text:p>
              </table:table-cell>
              <table:table-cell office:value-type="float" office:value="3.09087300300598">
                <text:p>3.09087300300598</text:p>
              </table:table-cell>
              <table:table-cell office:value-type="float" office:value="25">
                <text:p>25</text:p>
              </table:table-cell>
              <table:table-cell office:value-type="float" office:value="3.02087903022766">
                <text:p>3.02087903022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1389288902283">
                <text:p>3.01389288902283</text:p>
              </table:table-cell>
              <table:table-cell office:value-type="float" office:value="3.05581998825073">
                <text:p>3.05581998825073</text:p>
              </table:table-cell>
              <table:table-cell office:value-type="float" office:value="30">
                <text:p>30</text:p>
              </table:table-cell>
              <table:table-cell office:value-type="float" office:value="2.99292278289795">
                <text:p>2.99292278289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Number of max-flow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L2:'Campinas random'.L27 'Campinas random - relaxed'.L2:'Campinas random - relaxed'.L27 'Campinas - relaxed '.K2:'Campinas - relaxed '.K34 'Campinas random - no intersection - relaxed'.L2:'Campinas random - no intersection - relaxed'.L27" chart:data-source-has-labels="row" svg:x="1.331cm" svg:y="1.275cm" svg:width="9.149cm" svg:height="6.564cm">
          <chartooo:coordinate-region svg:x="2.323cm" svg:y="1.474cm" svg:width="8.157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'.L2:'Campinas random'.L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L2:'Campinas random - relaxed'.L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L2:'Campinas random - no intersection - relaxed'.L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Campinas random'.L2:'Campinas random'.L27</svg:desc>
                </draw:g>
              </table:table-cell>
              <table:table-cell office:value-type="float" office:value="23">
                <text:p>23</text:p>
                <draw:g>
                  <svg:desc>'Campinas random - relaxed'.L2:'Campinas random - relaxed'.L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3">
                <text:p>23</text:p>
                <draw:g>
                  <svg:desc>'Campinas random - no intersection - relaxed'.L2:'Campinas random - no intersection - relaxed'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04">
                <text:p>704</text:p>
              </table:table-cell>
              <table:table-cell office:value-type="float" office:value="10">
                <text:p>1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04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15">
                <text:p>1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666">
                <text:p>666</text:p>
              </table:table-cell>
              <table:table-cell office:value-type="float" office:value="15">
                <text:p>1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0">
                <text:p>410</text:p>
              </table:table-cell>
              <table:table-cell office:value-type="float" office:value="98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9">
                <text:p>1139</text:p>
              </table:table-cell>
              <table:table-cell office:value-type="float" office:value="904">
                <text:p>904</text:p>
              </table:table-cell>
              <table:table-cell office:value-type="float" office:value="20">
                <text:p>2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3">
                <text:p>1103</text:p>
              </table:table-cell>
              <table:table-cell office:value-type="float" office:value="516">
                <text:p>516</text:p>
              </table:table-cell>
              <table:table-cell office:value-type="float" office:value="25">
                <text:p>2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6">
                <text:p>436</text:p>
              </table:table-cell>
              <table:table-cell office:value-type="float" office:value="409">
                <text:p>409</text:p>
              </table:table-cell>
              <table:table-cell office:value-type="float" office:value="25">
                <text:p>2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25">
                <text:p>2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">
                <text:p>193</text:p>
              </table:table-cell>
              <table:table-cell office:value-type="float" office:value="399">
                <text:p>399</text:p>
              </table:table-cell>
              <table:table-cell office:value-type="float" office:value="25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377">
                <text:p>377</text:p>
              </table:table-cell>
              <table:table-cell office:value-type="float" office:value="25">
                <text:p>2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">
                <text:p>205</text:p>
              </table:table-cell>
              <table:table-cell office:value-type="float" office:value="138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N2:'Campinas random'.N27 'Campinas random - relaxed'.N2:'Campinas random - relaxed'.N27 'Campinas - relaxed '.K2:'Campinas - relaxed '.K34 'Campinas random - no intersection - relaxed'.N2:'Campinas random - no intersection - relaxed'.N27" chart:data-source-has-labels="row" svg:x="1.331cm" svg:y="1.275cm" svg:width="9.149cm" svg:height="6.564cm">
          <chartooo:coordinate-region svg:x="2.138cm" svg:y="1.474cm" svg:width="8.34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'.N2:'Campinas random'.N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N2:'Campinas random - relaxed'.N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N2:'Campinas random - no intersection - relaxed'.N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'Campinas random'.N2:'Campinas random'.N27</svg:desc>
                </draw:g>
              </table:table-cell>
              <table:table-cell office:value-type="float" office:value="65">
                <text:p>65</text:p>
                <draw:g>
                  <svg:desc>'Campinas random - relaxed'.N2:'Campinas random - relaxed'.N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65">
                <text:p>65</text:p>
                <draw:g>
                  <svg:desc>'Campinas random - no intersection - relaxed'.N2:'Campinas random - no intersection - relaxed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5">
                <text:p>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V2:'Campinas random more components'.V14 'Campinas random more components - relaxed'.V2:'Campinas random more components - relaxed'.V14 'Campinas random more components - no intersection - relaxed'.V2:'Campinas random more components - no intersection - relaxed'.V14" chart:data-source-has-labels="row" svg:x="1.331cm" svg:y="1.275cm" svg:width="9.149cm" svg:height="6.564cm">
          <chartooo:coordinate-region svg:x="2.138cm" svg:y="1.474cm" svg:width="8.342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 more components'.V2:'Campinas random more components'.V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V2:'Campinas random more components - relaxed'.V14" chart:label-cell-address="'Campinas graphics'.J6:'Campinas graphics'.J6" chart:class="chart:bar">
            <chart:data-point chart:repeated="13"/>
          </chart:series>
          <chart:series chart:style-name="ch12" chart:values-cell-range-address="'Campinas random more components - no intersection - relaxed'.V2:'Campinas random more components - no intersection - relaxed'.V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9298596582568">
                <text:p>6.59298596582568</text:p>
                <draw:g>
                  <svg:desc>'Campinas random more components'.V2:'Campinas random more components'.V14</svg:desc>
                </draw:g>
              </table:table-cell>
              <table:table-cell office:value-type="float" office:value="6.21084981118677">
                <text:p>6.21084981118677</text:p>
                <draw:g>
                  <svg:desc>'Campinas random more components - relaxed'.V2:'Campinas random more components - relaxed'.V14</svg:desc>
                </draw:g>
              </table:table-cell>
              <table:table-cell office:value-type="float" office:value="4.38384733012451">
                <text:p>4.38384733012451</text:p>
                <draw:g>
                  <svg:desc>'Campinas random more components - no intersection - relaxed'.V2:'Campinas random more components - no intersection - relaxed'.V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3155266253296">
                <text:p>0.163155266253296</text:p>
              </table:table-cell>
              <table:table-cell office:value-type="float" office:value="0.181058683494385">
                <text:p>0.181058683494385</text:p>
              </table:table-cell>
              <table:table-cell office:value-type="float" office:value="0.162123577628906">
                <text:p>0.16212357762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8087559946899">
                <text:p>0.188087559946899</text:p>
              </table:table-cell>
              <table:table-cell office:value-type="float" office:value="0.187928787963989">
                <text:p>0.187928787963989</text:p>
              </table:table-cell>
              <table:table-cell office:value-type="float" office:value="0.175326365549194">
                <text:p>0.17532636554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421240122436">
                <text:p>0.198421240122436</text:p>
              </table:table-cell>
              <table:table-cell office:value-type="float" office:value="0.192647613944336">
                <text:p>0.192647613944336</text:p>
              </table:table-cell>
              <table:table-cell office:value-type="float" office:value="0.191436861640381">
                <text:p>0.191436861640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811163044043">
                <text:p>0.53811163044043</text:p>
              </table:table-cell>
              <table:table-cell office:value-type="float" office:value="0.27180871549939">
                <text:p>0.27180871549939</text:p>
              </table:table-cell>
              <table:table-cell office:value-type="float" office:value="0.0766818442130127">
                <text:p>0.076681844213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7557847489331">
                <text:p>6.17557847489331</text:p>
              </table:table-cell>
              <table:table-cell office:value-type="float" office:value="4.96238845784351">
                <text:p>4.96238845784351</text:p>
              </table:table-cell>
              <table:table-cell office:value-type="float" office:value="5.219818650047">
                <text:p>5.219818650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216785843053">
                <text:p>5.6216785843053</text:p>
              </table:table-cell>
              <table:table-cell office:value-type="float" office:value="50.5565447158294">
                <text:p>50.5565447158294</text:p>
              </table:table-cell>
              <table:table-cell office:value-type="float" office:value="50.4588758522979">
                <text:p>50.4588758522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51469924552">
                <text:p>1.3551469924552</text:p>
              </table:table-cell>
              <table:table-cell office:value-type="float" office:value="1.72522397754663">
                <text:p>1.72522397754663</text:p>
              </table:table-cell>
              <table:table-cell office:value-type="float" office:value="1.77800267253272">
                <text:p>1.77800267253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2875669535046">
                <text:p>5.82875669535046</text:p>
              </table:table-cell>
              <table:table-cell office:value-type="float" office:value="0.623956624587524">
                <text:p>0.623956624587524</text:p>
              </table:table-cell>
              <table:table-cell office:value-type="float" office:value="0.582529468291138">
                <text:p>0.582529468291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6754413623711">
                <text:p>42.6754413623711</text:p>
              </table:table-cell>
              <table:table-cell office:value-type="float" office:value="393.387046531737">
                <text:p>393.387046531737</text:p>
              </table:table-cell>
              <table:table-cell office:value-type="float" office:value="387.308532248652">
                <text:p>387.308532248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9823127801419">
                <text:p>30.9823127801419</text:p>
              </table:table-cell>
              <table:table-cell office:value-type="float" office:value="45.5453693063396">
                <text:p>45.5453693063396</text:p>
              </table:table-cell>
              <table:table-cell office:value-type="float" office:value="43.947166356648">
                <text:p>43.947166356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5989752012561">
                <text:p>8.65989752012561</text:p>
              </table:table-cell>
              <table:table-cell office:value-type="float" office:value="10.4738690959685">
                <text:p>10.4738690959685</text:p>
              </table:table-cell>
              <table:table-cell office:value-type="float" office:value="11.5034425148156">
                <text:p>11.5034425148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0141596912657">
                <text:p>85.0141596912657</text:p>
              </table:table-cell>
              <table:table-cell office:value-type="float" office:value="51.0289813025541">
                <text:p>51.0289813025541</text:p>
              </table:table-cell>
              <table:table-cell office:value-type="float" office:value="51.1886273712452">
                <text:p>51.18862737124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Max-flow separation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M2:'Campinas random more components'.M14 'Campinas random more components - relaxed'.M2:'Campinas random more components - relaxed'.M14 'Campinas - relaxed '.K2:'Campinas - relaxed '.K34 'Campinas random more components - no intersection - relaxed'.M2:'Campinas random more components - no intersection - relaxed'.M14" chart:data-source-has-labels="row" svg:x="1.331cm" svg:y="1.275cm" svg:width="9.149cm" svg:height="6.564cm">
          <chartooo:coordinate-region svg:x="2.138cm" svg:y="1.474cm" svg:width="8.342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 more components'.M2:'Campinas random more components'.M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M2:'Campinas random more components - relaxed'.M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M2:'Campinas random more components - no intersection - relaxed'.M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06661605">
                <text:p>2.106661605</text:p>
                <draw:g>
                  <svg:desc>'Campinas random more components'.M2:'Campinas random more components'.M14</svg:desc>
                </draw:g>
              </table:table-cell>
              <table:table-cell office:value-type="float" office:value="1.657393292">
                <text:p>1.657393292</text:p>
                <draw:g>
                  <svg:desc>'Campinas random more components - relaxed'.M2:'Campinas random more components - relaxed'.M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.84733509">
                <text:p>1.84733509</text:p>
                <draw:g>
                  <svg:desc>'Campinas random more components - no intersection - relaxed'.M2:'Campinas random more components - no intersection - relaxed'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604453">
                <text:p>0.026604453</text:p>
              </table:table-cell>
              <table:table-cell office:value-type="float" office:value="0.046550753">
                <text:p>0.046550753</text:p>
              </table:table-cell>
              <table:table-cell office:value-type="float" office:value="5">
                <text:p>5</text:p>
              </table:table-cell>
              <table:table-cell office:value-type="float" office:value="0.025873164">
                <text:p>0.025873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843067">
                <text:p>0.075843067</text:p>
              </table:table-cell>
              <table:table-cell office:value-type="float" office:value="0.081991979">
                <text:p>0.081991979</text:p>
              </table:table-cell>
              <table:table-cell office:value-type="float" office:value="5">
                <text:p>5</text:p>
              </table:table-cell>
              <table:table-cell office:value-type="float" office:value="0.069024586">
                <text:p>0.069024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150406">
                <text:p>0.097150406</text:p>
              </table:table-cell>
              <table:table-cell office:value-type="float" office:value="0.087460241">
                <text:p>0.087460241</text:p>
              </table:table-cell>
              <table:table-cell office:value-type="float" office:value="5">
                <text:p>5</text:p>
              </table:table-cell>
              <table:table-cell office:value-type="float" office:value="0.092642503">
                <text:p>0.092642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633819">
                <text:p>0.496633819</text:p>
              </table:table-cell>
              <table:table-cell office:value-type="float" office:value="0.227723054">
                <text:p>0.227723054</text:p>
              </table:table-cell>
              <table:table-cell office:value-type="float" office:value="5">
                <text:p>5</text:p>
              </table:table-cell>
              <table:table-cell office:value-type="float" office:value="0.036319023">
                <text:p>0.036319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56737452">
                <text:p>5.356737452</text:p>
              </table:table-cell>
              <table:table-cell office:value-type="float" office:value="4.142051186">
                <text:p>4.142051186</text:p>
              </table:table-cell>
              <table:table-cell office:value-type="float" office:value="10">
                <text:p>10</text:p>
              </table:table-cell>
              <table:table-cell office:value-type="float" office:value="4.402113735">
                <text:p>4.402113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624263">
                <text:p>0.76624263</text:p>
              </table:table-cell>
              <table:table-cell office:value-type="float" office:value="45.762214492">
                <text:p>45.762214492</text:p>
              </table:table-cell>
              <table:table-cell office:value-type="float" office:value="10">
                <text:p>10</text:p>
              </table:table-cell>
              <table:table-cell office:value-type="float" office:value="45.592311977">
                <text:p>45.592311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6788425">
                <text:p>1.066788425</text:p>
              </table:table-cell>
              <table:table-cell office:value-type="float" office:value="1.435253385">
                <text:p>1.435253385</text:p>
              </table:table-cell>
              <table:table-cell office:value-type="float" office:value="10">
                <text:p>10</text:p>
              </table:table-cell>
              <table:table-cell office:value-type="float" office:value="1.4870309">
                <text:p>1.4870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94176906">
                <text:p>5.494176906</text:p>
              </table:table-cell>
              <table:table-cell office:value-type="float" office:value="0.24493632">
                <text:p>0.24493632</text:p>
              </table:table-cell>
              <table:table-cell office:value-type="float" office:value="10">
                <text:p>10</text:p>
              </table:table-cell>
              <table:table-cell office:value-type="float" office:value="0.244839515">
                <text:p>0.244839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32096594">
                <text:p>41.532096594</text:p>
              </table:table-cell>
              <table:table-cell office:value-type="float" office:value="392.233153706">
                <text:p>392.233153706</text:p>
              </table:table-cell>
              <table:table-cell office:value-type="float" office:value="10">
                <text:p>10</text:p>
              </table:table-cell>
              <table:table-cell office:value-type="float" office:value="386.653778772">
                <text:p>386.653778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186079351">
                <text:p>29.186079351</text:p>
              </table:table-cell>
              <table:table-cell office:value-type="float" office:value="43.720164475">
                <text:p>43.720164475</text:p>
              </table:table-cell>
              <table:table-cell office:value-type="float" office:value="15">
                <text:p>15</text:p>
              </table:table-cell>
              <table:table-cell office:value-type="float" office:value="42.003441299">
                <text:p>42.003441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77469509">
                <text:p>3.477469509</text:p>
              </table:table-cell>
              <table:table-cell office:value-type="float" office:value="5.23156102">
                <text:p>5.23156102</text:p>
              </table:table-cell>
              <table:table-cell office:value-type="float" office:value="15">
                <text:p>15</text:p>
              </table:table-cell>
              <table:table-cell office:value-type="float" office:value="6.259059857">
                <text:p>6.259059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709603484">
                <text:p>80.709603484</text:p>
              </table:table-cell>
              <table:table-cell office:value-type="float" office:value="46.74388555">
                <text:p>46.74388555</text:p>
              </table:table-cell>
              <table:table-cell office:value-type="float" office:value="15">
                <text:p>15</text:p>
              </table:table-cell>
              <table:table-cell office:value-type="float" office:value="46.791020053">
                <text:p>46.791020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'Campinas random more components'.J2:'Campinas random more components'.J14" svg:x="1.331cm" svg:y="1.275cm" svg:width="14.349cm" svg:height="6.564cm">
          <chartooo:coordinate-region svg:x="2.058cm" svg:y="1.474cm" svg:width="13.622cm" svg:height="5.718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'Campinas random more components'.J2:'Campinas random more components'.J14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61259144">
                <text:p>2.061259144</text:p>
                <draw:g>
                  <svg:desc>'Campinas random more components'.J2:'Campinas random more components'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47871">
                <text:p>0.002947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51512">
                <text:p>0.002551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779874">
                <text:p>0.002779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62388">
                <text:p>0.002962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23391">
                <text:p>0.003523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58434">
                <text:p>0.003558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67158">
                <text:p>0.003367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623194">
                <text:p>0.003623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661643">
                <text:p>0.487661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71205">
                <text:p>0.01271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072551">
                <text:p>0.00407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77169">
                <text:p>0.0098771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B&amp;B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P2:'Campinas random more components'.P14 'Campinas random more components - relaxed'.P2:'Campinas random more components - relaxed'.P14 'Campinas - relaxed '.K2:'Campinas - relaxed '.K34 'Campinas random more components - no intersection - relaxed'.P2:'Campinas random more components - no intersection - relaxed'.P14" chart:data-source-has-labels="row" svg:x="1.331cm" svg:y="1.275cm" svg:width="9.149cm" svg:height="6.564cm">
          <chartooo:coordinate-region svg:x="1.767cm" svg:y="1.474cm" svg:width="8.713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 more components'.P2:'Campinas random more components'.P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P2:'Campinas random more components - relaxed'.P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P2:'Campinas random more components - no intersection - relaxed'.P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1503810882568">
                <text:p>2.41503810882568</text:p>
                <draw:g>
                  <svg:desc>'Campinas random more components'.P2:'Campinas random more components'.P14</svg:desc>
                </draw:g>
              </table:table-cell>
              <table:table-cell office:value-type="float" office:value="2.47872591018677">
                <text:p>2.47872591018677</text:p>
                <draw:g>
                  <svg:desc>'Campinas random more components - relaxed'.P2:'Campinas random more components - relaxed'.P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49818706512451">
                <text:p>2.49818706512451</text:p>
                <draw:g>
                  <svg:desc>'Campinas random more components - no intersection - relaxed'.P2:'Campinas random more components - no intersection - relaxed'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066900253296">
                <text:p>0.100066900253296</text:p>
              </table:table-cell>
              <table:table-cell office:value-type="float" office:value="0.0969491004943848">
                <text:p>0.0969491004943848</text:p>
              </table:table-cell>
              <table:table-cell office:value-type="float" office:value="5">
                <text:p>5</text:p>
              </table:table-cell>
              <table:table-cell office:value-type="float" office:value="0.100685119628906">
                <text:p>0.10068511962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0840549468994">
                <text:p>0.0870840549468994</text:p>
              </table:table-cell>
              <table:table-cell office:value-type="float" office:value="0.0799801349639893">
                <text:p>0.0799801349639893</text:p>
              </table:table-cell>
              <table:table-cell office:value-type="float" office:value="5">
                <text:p>5</text:p>
              </table:table-cell>
              <table:table-cell office:value-type="float" office:value="0.0829827785491944">
                <text:p>0.0829827785491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3019161224365">
                <text:p>0.0683019161224365</text:p>
              </table:table-cell>
              <table:table-cell office:value-type="float" office:value="0.0721340179443359">
                <text:p>0.0721340179443359</text:p>
              </table:table-cell>
              <table:table-cell office:value-type="float" office:value="5">
                <text:p>5</text:p>
              </table:table-cell>
              <table:table-cell office:value-type="float" office:value="0.0684599876403809">
                <text:p>0.0684599876403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4039764404297">
                <text:p>0.0254039764404297</text:p>
              </table:table-cell>
              <table:table-cell office:value-type="float" office:value="0.0255048274993897">
                <text:p>0.0255048274993897</text:p>
              </table:table-cell>
              <table:table-cell office:value-type="float" office:value="5">
                <text:p>5</text:p>
              </table:table-cell>
              <table:table-cell office:value-type="float" office:value="0.0255730152130127">
                <text:p>0.025573015213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019697189331">
                <text:p>0.71019697189331</text:p>
              </table:table-cell>
              <table:table-cell office:value-type="float" office:value="0.715219020843506">
                <text:p>0.715219020843506</text:p>
              </table:table-cell>
              <table:table-cell office:value-type="float" office:value="10">
                <text:p>10</text:p>
              </table:table-cell>
              <table:table-cell office:value-type="float" office:value="0.710932970046997">
                <text:p>0.710932970046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891649723053">
                <text:p>4.5891649723053</text:p>
              </table:table-cell>
              <table:table-cell office:value-type="float" office:value="4.52568101882935">
                <text:p>4.52568101882935</text:p>
              </table:table-cell>
              <table:table-cell office:value-type="float" office:value="10">
                <text:p>10</text:p>
              </table:table-cell>
              <table:table-cell office:value-type="float" office:value="4.51848793029785">
                <text:p>4.51848793029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18980884552">
                <text:p>0.2118980884552</text:p>
              </table:table-cell>
              <table:table-cell office:value-type="float" office:value="0.212563991546631">
                <text:p>0.212563991546631</text:p>
              </table:table-cell>
              <table:table-cell office:value-type="float" office:value="10">
                <text:p>10</text:p>
              </table:table-cell>
              <table:table-cell office:value-type="float" office:value="0.215949058532715">
                <text:p>0.215949058532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8917112350464">
                <text:p>0.238917112350464</text:p>
              </table:table-cell>
              <table:table-cell office:value-type="float" office:value="0.285967111587524">
                <text:p>0.285967111587524</text:p>
              </table:table-cell>
              <table:table-cell office:value-type="float" office:value="10">
                <text:p>10</text:p>
              </table:table-cell>
              <table:table-cell office:value-type="float" office:value="0.243376970291138">
                <text:p>0.243376970291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8143005371094">
                <text:p>0.448143005371094</text:p>
              </table:table-cell>
              <table:table-cell office:value-type="float" office:value="0.460135936737061">
                <text:p>0.460135936737061</text:p>
              </table:table-cell>
              <table:table-cell office:value-type="float" office:value="10">
                <text:p>10</text:p>
              </table:table-cell>
              <table:table-cell office:value-type="float" office:value="0.456593036651611">
                <text:p>0.456593036651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2814683914185">
                <text:p>1.42814683914185</text:p>
              </table:table-cell>
              <table:table-cell office:value-type="float" office:value="1.4497389793396">
                <text:p>1.4497389793396</text:p>
              </table:table-cell>
              <table:table-cell office:value-type="float" office:value="15">
                <text:p>15</text:p>
              </table:table-cell>
              <table:table-cell office:value-type="float" office:value="1.43970012664795">
                <text:p>1.43970012664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2200493812561">
                <text:p>4.92200493812561</text:p>
              </table:table-cell>
              <table:table-cell office:value-type="float" office:value="4.97034597396851">
                <text:p>4.97034597396851</text:p>
              </table:table-cell>
              <table:table-cell office:value-type="float" office:value="15">
                <text:p>15</text:p>
              </table:table-cell>
              <table:table-cell office:value-type="float" office:value="4.98392605781555">
                <text:p>4.98392605781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0008091926575">
                <text:p>2.90008091926575</text:p>
              </table:table-cell>
              <table:table-cell office:value-type="float" office:value="2.93753790855408">
                <text:p>2.93753790855408</text:p>
              </table:table-cell>
              <table:table-cell office:value-type="float" office:value="15">
                <text:p>15</text:p>
              </table:table-cell>
              <table:table-cell office:value-type="float" office:value="3.00313687324524">
                <text:p>3.00313687324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Number of max-flow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L2:'Campinas random more components'.L14 'Campinas random more components - relaxed'.L2:'Campinas random more components - relaxed'.L14 'Campinas - relaxed '.K2:'Campinas - relaxed '.K34 'Campinas random more components - no intersection - relaxed'.L2:'Campinas random more components - no intersection - relaxed'.L14" chart:data-source-has-labels="row" svg:x="1.331cm" svg:y="1.275cm" svg:width="9.149cm" svg:height="6.564cm">
          <chartooo:coordinate-region svg:x="2.323cm" svg:y="1.474cm" svg:width="8.157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 more components'.L2:'Campinas random more components'.L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L2:'Campinas random more components - relaxed'.L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L2:'Campinas random more components - no intersection - relaxed'.L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Campinas random more components'.L2:'Campinas random more components'.L14</svg:desc>
                </draw:g>
              </table:table-cell>
              <table:table-cell office:value-type="float" office:value="0">
                <text:p>0</text:p>
                <draw:g>
                  <svg:desc>'Campinas random more components - relaxed'.L2:'Campinas random more components - relaxed'.L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0">
                <text:p>0</text:p>
                <draw:g>
                  <svg:desc>'Campinas random more components - no intersection - relaxed'.L2:'Campinas random more components - no intersection - relaxed'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">
                <text:p>439</text:p>
              </table:table-cell>
              <table:table-cell office:value-type="float" office:value="3072">
                <text:p>3072</text:p>
              </table:table-cell>
              <table:table-cell office:value-type="float" office:value="10">
                <text:p>1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">
                <text:p>317</text:p>
              </table:table-cell>
              <table:table-cell office:value-type="float" office:value="327">
                <text:p>327</text:p>
              </table:table-cell>
              <table:table-cell office:value-type="float" office:value="15">
                <text:p>1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6">
                <text:p>376</text:p>
              </table:table-cell>
              <table:table-cell office:value-type="float" office:value="114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N2:'Campinas random more components'.N14 'Campinas random more components - relaxed'.N2:'Campinas random more components - relaxed'.N14 'Campinas - relaxed '.K2:'Campinas - relaxed '.K34 'Campinas random more components - no intersection - relaxed'.N2:'Campinas random more components - no intersection - relaxed'.N14" chart:data-source-has-labels="row" svg:x="1.331cm" svg:y="1.275cm" svg:width="9.149cm" svg:height="6.564cm">
          <chartooo:coordinate-region svg:x="2.138cm" svg:y="1.474cm" svg:width="8.342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 more components'.N2:'Campinas random more components'.N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N2:'Campinas random more components - relaxed'.N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N2:'Campinas random more components - no intersection - relaxed'.N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Campinas random more components'.N2:'Campinas random more components'.N14</svg:desc>
                </draw:g>
              </table:table-cell>
              <table:table-cell office:value-type="float" office:value="17">
                <text:p>17</text:p>
                <draw:g>
                  <svg:desc>'Campinas random more components - relaxed'.N2:'Campinas random more components - relaxed'.N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7">
                <text:p>17</text:p>
                <draw:g>
                  <svg:desc>'Campinas random more components - no intersection - relaxed'.N2:'Campinas random more components - no intersection - relaxed'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5">
                <text:p>1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Max-flow separation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M2:Campinas.M32 'Campinas - relaxed '.M2:'Campinas - relaxed '.M32 'Campinas - relaxed '.K2:'Campinas - relaxed '.K34 'Campinas - no intersection - relaxed '.M2:'Campinas - no intersection - relaxed '.M32" chart:data-source-has-labels="row" svg:x="1.331cm" svg:y="1.275cm" svg:width="9.149cm" svg:height="6.564cm">
          <chartooo:coordinate-region svg:x="2.323cm" svg:y="1.474cm" svg:width="8.149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M2:Campinas.M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M2:'Campinas - relaxed '.M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M2:'Campinas - no intersection - relaxed '.M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00913055">
                <text:p>2.200913055</text:p>
                <draw:g>
                  <svg:desc>Campinas.M2:Campinas.M32</svg:desc>
                </draw:g>
              </table:table-cell>
              <table:table-cell office:value-type="float" office:value="1.758744907">
                <text:p>1.758744907</text:p>
                <draw:g>
                  <svg:desc>'Campinas - relaxed '.M2:'Campinas - relaxed '.M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.862598971">
                <text:p>1.862598971</text:p>
                <draw:g>
                  <svg:desc>'Campinas - no intersection - relaxed '.M2:'Campinas - no intersection - relaxed '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773682">
                <text:p>0.047773682</text:p>
              </table:table-cell>
              <table:table-cell office:value-type="float" office:value="0.005000385">
                <text:p>0.005000385</text:p>
              </table:table-cell>
              <table:table-cell office:value-type="float" office:value="5">
                <text:p>5</text:p>
              </table:table-cell>
              <table:table-cell office:value-type="float" office:value="0.004938395">
                <text:p>0.004938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641072">
                <text:p>0.112641072</text:p>
              </table:table-cell>
              <table:table-cell office:value-type="float" office:value="0.350924969">
                <text:p>0.350924969</text:p>
              </table:table-cell>
              <table:table-cell office:value-type="float" office:value="5">
                <text:p>5</text:p>
              </table:table-cell>
              <table:table-cell office:value-type="float" office:value="0.439276288">
                <text:p>0.43927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225339">
                <text:p>0.168225339</text:p>
              </table:table-cell>
              <table:table-cell office:value-type="float" office:value="0.058373434">
                <text:p>0.058373434</text:p>
              </table:table-cell>
              <table:table-cell office:value-type="float" office:value="5">
                <text:p>5</text:p>
              </table:table-cell>
              <table:table-cell office:value-type="float" office:value="0.028233473">
                <text:p>0.028233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675468">
                <text:p>0.019675468</text:p>
              </table:table-cell>
              <table:table-cell office:value-type="float" office:value="0.129505271">
                <text:p>0.129505271</text:p>
              </table:table-cell>
              <table:table-cell office:value-type="float" office:value="5">
                <text:p>5</text:p>
              </table:table-cell>
              <table:table-cell office:value-type="float" office:value="0.146010857">
                <text:p>0.146010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4424287">
                <text:p>0.234424287</text:p>
              </table:table-cell>
              <table:table-cell office:value-type="float" office:value="1.68528776">
                <text:p>1.68528776</text:p>
              </table:table-cell>
              <table:table-cell office:value-type="float" office:value="10">
                <text:p>10</text:p>
              </table:table-cell>
              <table:table-cell office:value-type="float" office:value="1.648718964">
                <text:p>1.648718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28826503">
                <text:p>1.628826503</text:p>
              </table:table-cell>
              <table:table-cell office:value-type="float" office:value="1.072512231">
                <text:p>1.072512231</text:p>
              </table:table-cell>
              <table:table-cell office:value-type="float" office:value="10">
                <text:p>10</text:p>
              </table:table-cell>
              <table:table-cell office:value-type="float" office:value="1.076583213">
                <text:p>1.076583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04023015">
                <text:p>1.704023015</text:p>
              </table:table-cell>
              <table:table-cell office:value-type="float" office:value="0.162469794">
                <text:p>0.162469794</text:p>
              </table:table-cell>
              <table:table-cell office:value-type="float" office:value="10">
                <text:p>10</text:p>
              </table:table-cell>
              <table:table-cell office:value-type="float" office:value="0.177284864">
                <text:p>0.177284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0114332">
                <text:p>0.720114332</text:p>
              </table:table-cell>
              <table:table-cell office:value-type="float" office:value="0.545441945">
                <text:p>0.545441945</text:p>
              </table:table-cell>
              <table:table-cell office:value-type="float" office:value="10">
                <text:p>10</text:p>
              </table:table-cell>
              <table:table-cell office:value-type="float" office:value="0.990656648">
                <text:p>0.990656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30657282">
                <text:p>1.130657282</text:p>
              </table:table-cell>
              <table:table-cell office:value-type="float" office:value="0.036501503">
                <text:p>0.036501503</text:p>
              </table:table-cell>
              <table:table-cell office:value-type="float" office:value="10">
                <text:p>10</text:p>
              </table:table-cell>
              <table:table-cell office:value-type="float" office:value="0.037024167">
                <text:p>0.037024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144627">
                <text:p>0.107144627</text:p>
              </table:table-cell>
              <table:table-cell office:value-type="float" office:value="92.400816329">
                <text:p>92.400816329</text:p>
              </table:table-cell>
              <table:table-cell office:value-type="float" office:value="15">
                <text:p>15</text:p>
              </table:table-cell>
              <table:table-cell office:value-type="float" office:value="92.223057591">
                <text:p>92.223057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9039098">
                <text:p>0.109039098</text:p>
              </table:table-cell>
              <table:table-cell office:value-type="float" office:value="3.373563873">
                <text:p>3.373563873</text:p>
              </table:table-cell>
              <table:table-cell office:value-type="float" office:value="15">
                <text:p>15</text:p>
              </table:table-cell>
              <table:table-cell office:value-type="float" office:value="3.384418562">
                <text:p>3.384418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62465332">
                <text:p>3.962465332</text:p>
              </table:table-cell>
              <table:table-cell office:value-type="float" office:value="1.977952559">
                <text:p>1.977952559</text:p>
              </table:table-cell>
              <table:table-cell office:value-type="float" office:value="15">
                <text:p>15</text:p>
              </table:table-cell>
              <table:table-cell office:value-type="float" office:value="1.814005057">
                <text:p>1.814005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7286604">
                <text:p>0.657286604</text:p>
              </table:table-cell>
              <table:table-cell office:value-type="float" office:value="20.237632883">
                <text:p>20.237632883</text:p>
              </table:table-cell>
              <table:table-cell office:value-type="float" office:value="15">
                <text:p>15</text:p>
              </table:table-cell>
              <table:table-cell office:value-type="float" office:value="20.217168982">
                <text:p>20.217168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44934742">
                <text:p>1.344934742</text:p>
              </table:table-cell>
              <table:table-cell office:value-type="float" office:value="2.740663732">
                <text:p>2.740663732</text:p>
              </table:table-cell>
              <table:table-cell office:value-type="float" office:value="15">
                <text:p>15</text:p>
              </table:table-cell>
              <table:table-cell office:value-type="float" office:value="2.73630537">
                <text:p>2.73630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901325">
                <text:p>1.95901325</text:p>
              </table:table-cell>
              <table:table-cell office:value-type="float" office:value="86.933860392">
                <text:p>86.933860392</text:p>
              </table:table-cell>
              <table:table-cell office:value-type="float" office:value="20">
                <text:p>20</text:p>
              </table:table-cell>
              <table:table-cell office:value-type="float" office:value="85.801340414">
                <text:p>85.801340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91872432">
                <text:p>16.091872432</text:p>
              </table:table-cell>
              <table:table-cell office:value-type="float" office:value="12.474682218">
                <text:p>12.474682218</text:p>
              </table:table-cell>
              <table:table-cell office:value-type="float" office:value="20">
                <text:p>20</text:p>
              </table:table-cell>
              <table:table-cell office:value-type="float" office:value="12.356912026">
                <text:p>12.356912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541235881">
                <text:p>30.541235881</text:p>
              </table:table-cell>
              <table:table-cell office:value-type="float" office:value="7.822956603">
                <text:p>7.822956603</text:p>
              </table:table-cell>
              <table:table-cell office:value-type="float" office:value="20">
                <text:p>20</text:p>
              </table:table-cell>
              <table:table-cell office:value-type="float" office:value="7.8524124">
                <text:p>7.8524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63761377">
                <text:p>13.563761377</text:p>
              </table:table-cell>
              <table:table-cell office:value-type="float" office:value="6.29253526">
                <text:p>6.29253526</text:p>
              </table:table-cell>
              <table:table-cell office:value-type="float" office:value="20">
                <text:p>20</text:p>
              </table:table-cell>
              <table:table-cell office:value-type="float" office:value="6.140499694">
                <text:p>6.140499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63298312">
                <text:p>36.063298312</text:p>
              </table:table-cell>
              <table:table-cell office:value-type="float" office:value="7.22914004">
                <text:p>7.22914004</text:p>
              </table:table-cell>
              <table:table-cell office:value-type="float" office:value="20">
                <text:p>20</text:p>
              </table:table-cell>
              <table:table-cell office:value-type="float" office:value="6.812935845">
                <text:p>6.812935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849561086">
                <text:p>36.849561086</text:p>
              </table:table-cell>
              <table:table-cell office:value-type="float" office:value="0.80421743">
                <text:p>0.80421743</text:p>
              </table:table-cell>
              <table:table-cell office:value-type="float" office:value="25">
                <text:p>25</text:p>
              </table:table-cell>
              <table:table-cell office:value-type="float" office:value="0.632689979">
                <text:p>0.63268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796349826">
                <text:p>9.796349826</text:p>
              </table:table-cell>
              <table:table-cell office:value-type="float" office:value="30.248825247">
                <text:p>30.248825247</text:p>
              </table:table-cell>
              <table:table-cell office:value-type="float" office:value="25">
                <text:p>25</text:p>
              </table:table-cell>
              <table:table-cell office:value-type="float" office:value="29.611792437">
                <text:p>29.611792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582065432">
                <text:p>60.582065432</text:p>
              </table:table-cell>
              <table:table-cell office:value-type="float" office:value="153.850750618">
                <text:p>153.850750618</text:p>
              </table:table-cell>
              <table:table-cell office:value-type="float" office:value="25">
                <text:p>25</text:p>
              </table:table-cell>
              <table:table-cell office:value-type="float" office:value="151.424023481">
                <text:p>151.424023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4196324">
                <text:p>23.604196324</text:p>
              </table:table-cell>
              <table:table-cell office:value-type="float" office:value="56.910288659">
                <text:p>56.910288659</text:p>
              </table:table-cell>
              <table:table-cell office:value-type="float" office:value="25">
                <text:p>25</text:p>
              </table:table-cell>
              <table:table-cell office:value-type="float" office:value="52.15212453">
                <text:p>52.15212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188640275">
                <text:p>16.188640275</text:p>
              </table:table-cell>
              <table:table-cell office:value-type="float" office:value="299.051650454">
                <text:p>299.051650454</text:p>
              </table:table-cell>
              <table:table-cell office:value-type="float" office:value="25">
                <text:p>25</text:p>
              </table:table-cell>
              <table:table-cell office:value-type="float" office:value="291.325547787">
                <text:p>291.325547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2.552762873">
                <text:p>1332.552762873</text:p>
              </table:table-cell>
              <table:table-cell office:value-type="float" office:value="271.112801039">
                <text:p>271.112801039</text:p>
              </table:table-cell>
              <table:table-cell office:value-type="float" office:value="30">
                <text:p>30</text:p>
              </table:table-cell>
              <table:table-cell office:value-type="float" office:value="274.623888839">
                <text:p>274.623888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912296596">
                <text:p>88.912296596</text:p>
              </table:table-cell>
              <table:table-cell office:value-type="float" office:value="11.38671235">
                <text:p>11.38671235</text:p>
              </table:table-cell>
              <table:table-cell office:value-type="float" office:value="30">
                <text:p>30</text:p>
              </table:table-cell>
              <table:table-cell office:value-type="float" office:value="11.60569435">
                <text:p>11.60569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10.173911219">
                <text:p>3810.173911219</text:p>
              </table:table-cell>
              <table:table-cell office:value-type="float" office:value="192.242254529">
                <text:p>192.242254529</text:p>
              </table:table-cell>
              <table:table-cell office:value-type="float" office:value="30">
                <text:p>30</text:p>
              </table:table-cell>
              <table:table-cell office:value-type="float" office:value="192.102604934">
                <text:p>192.102604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.337856344">
                <text:p>380.337856344</text:p>
              </table:table-cell>
              <table:table-cell office:value-type="float" office:value="853.884357411">
                <text:p>853.884357411</text:p>
              </table:table-cell>
              <table:table-cell office:value-type="float" office:value="30">
                <text:p>30</text:p>
              </table:table-cell>
              <table:table-cell office:value-type="float" office:value="861.064535168">
                <text:p>861.064535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.819740233">
                <text:p>328.819740233</text:p>
              </table:table-cell>
              <table:table-cell office:value-type="float" office:value="128.126262003">
                <text:p>128.126262003</text:p>
              </table:table-cell>
              <table:table-cell office:value-type="float" office:value="30">
                <text:p>30</text:p>
              </table:table-cell>
              <table:table-cell office:value-type="float" office:value="125.915178577">
                <text:p>125.9151785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1.453318541">
                <text:p>1231.453318541</text:p>
              </table:table-cell>
              <table:table-cell office:value-type="float" office:value="5.95025326">
                <text:p>5.95025326</text:p>
              </table:table-cell>
              <table:table-cell office:value-type="float" office:value="35">
                <text:p>35</text:p>
              </table:table-cell>
              <table:table-cell office:value-type="float" office:value="5.624418044">
                <text:p>5.624418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Campinas.J2:Campinas.J32" svg:x="1.331cm" svg:y="1.275cm" svg:width="14.349cm" svg:height="6.564cm">
          <chartooo:coordinate-region svg:x="2.058cm" svg:y="1.474cm" svg:width="13.622cm" svg:height="5.718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Campinas.J2:Campinas.J32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70415891">
                <text:p>2.170415891</text:p>
                <draw:g>
                  <svg:desc>Campinas.J2:Campina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2759914">
                <text:p>0.282759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68356">
                <text:p>0.0026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66633">
                <text:p>0.00306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34923">
                <text:p>0.002934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007031">
                <text:p>0.011007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21888">
                <text:p>0.006521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06704">
                <text:p>0.007406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556825">
                <text:p>0.01155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716006">
                <text:p>0.006716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299396">
                <text:p>0.015299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85894">
                <text:p>0.011085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994686">
                <text:p>0.011994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992161">
                <text:p>0.010992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824311">
                <text:p>0.003824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92345">
                <text:p>0.01792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5085211">
                <text:p>0.085085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1615376">
                <text:p>0.021615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072816">
                <text:p>0.028072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276454">
                <text:p>0.037276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101098">
                <text:p>0.019101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712832">
                <text:p>0.016712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447682">
                <text:p>0.030447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782735">
                <text:p>0.047782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213589">
                <text:p>0.072213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2336872">
                <text:p>0.142336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125115">
                <text:p>0.134125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4957309">
                <text:p>0.094957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9230805">
                <text:p>0.409230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515166">
                <text:p>0.061515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5217031">
                <text:p>0.135217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B&amp;B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P2:Campinas.P32 'Campinas - relaxed '.P2:'Campinas - relaxed '.P32 'Campinas - relaxed '.K2:'Campinas - relaxed '.K34 'Campinas - no intersection - relaxed '.P2:'Campinas - no intersection - relaxed '.P32" chart:data-source-has-labels="row" svg:x="1.331cm" svg:y="1.275cm" svg:width="9.149cm" svg:height="6.564cm">
          <chartooo:coordinate-region svg:x="2.138cm" svg:y="1.474cm" svg:width="8.15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P2:Campinas.P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P2:'Campinas - relaxed '.P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P2:'Campinas - no intersection - relaxed '.P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6074500083923">
                <text:p>2.56074500083923</text:p>
                <draw:g>
                  <svg:desc>Campinas.P2:Campinas.P32</svg:desc>
                </draw:g>
              </table:table-cell>
              <table:table-cell office:value-type="float" office:value="2.49375796318054">
                <text:p>2.49375796318054</text:p>
                <draw:g>
                  <svg:desc>'Campinas - relaxed '.P2:'Campinas - relaxed '.P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53163909912109">
                <text:p>2.53163909912109</text:p>
                <draw:g>
                  <svg:desc>'Campinas - no intersection - relaxed '.P2:'Campinas - no intersection - relaxed '.P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9039707183838">
                <text:p>0.0189039707183838</text:p>
              </table:table-cell>
              <table:table-cell office:value-type="float" office:value="0.0185830593109131">
                <text:p>0.0185830593109131</text:p>
              </table:table-cell>
              <table:table-cell office:value-type="float" office:value="5">
                <text:p>5</text:p>
              </table:table-cell>
              <table:table-cell office:value-type="float" office:value="0.0194060802459717">
                <text:p>0.0194060802459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191858291626">
                <text:p>0.047191858291626</text:p>
              </table:table-cell>
              <table:table-cell office:value-type="float" office:value="0.0474381446838379">
                <text:p>0.0474381446838379</text:p>
              </table:table-cell>
              <table:table-cell office:value-type="float" office:value="5">
                <text:p>5</text:p>
              </table:table-cell>
              <table:table-cell office:value-type="float" office:value="0.0669300556182861">
                <text:p>0.0669300556182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6761512756348">
                <text:p>0.0796761512756348</text:p>
              </table:table-cell>
              <table:table-cell office:value-type="float" office:value="0.0784749984741211">
                <text:p>0.0784749984741211</text:p>
              </table:table-cell>
              <table:table-cell office:value-type="float" office:value="5">
                <text:p>5</text:p>
              </table:table-cell>
              <table:table-cell office:value-type="float" office:value="0.0791900157928467">
                <text:p>0.0791900157928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928249359131">
                <text:p>0.0285928249359131</text:p>
              </table:table-cell>
              <table:table-cell office:value-type="float" office:value="0.028587818145752">
                <text:p>0.028587818145752</text:p>
              </table:table-cell>
              <table:table-cell office:value-type="float" office:value="5">
                <text:p>5</text:p>
              </table:table-cell>
              <table:table-cell office:value-type="float" office:value="0.0287270545959473">
                <text:p>0.0287270545959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8270816802979">
                <text:p>0.178270816802979</text:p>
              </table:table-cell>
              <table:table-cell office:value-type="float" office:value="0.176439046859741">
                <text:p>0.176439046859741</text:p>
              </table:table-cell>
              <table:table-cell office:value-type="float" office:value="10">
                <text:p>10</text:p>
              </table:table-cell>
              <table:table-cell office:value-type="float" office:value="0.179049968719482">
                <text:p>0.17904996871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3146028518677">
                <text:p>0.653146028518677</text:p>
              </table:table-cell>
              <table:table-cell office:value-type="float" office:value="0.6474289894104">
                <text:p>0.6474289894104</text:p>
              </table:table-cell>
              <table:table-cell office:value-type="float" office:value="10">
                <text:p>10</text:p>
              </table:table-cell>
              <table:table-cell office:value-type="float" office:value="0.660964965820313">
                <text:p>0.660964965820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7350826263428">
                <text:p>0.357350826263428</text:p>
              </table:table-cell>
              <table:table-cell office:value-type="float" office:value="0.349163055419922">
                <text:p>0.349163055419922</text:p>
              </table:table-cell>
              <table:table-cell office:value-type="float" office:value="10">
                <text:p>10</text:p>
              </table:table-cell>
              <table:table-cell office:value-type="float" office:value="0.591742992401123">
                <text:p>0.591742992401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854699134827">
                <text:p>1.58854699134827</text:p>
              </table:table-cell>
              <table:table-cell office:value-type="float" office:value="1.56264400482178">
                <text:p>1.56264400482178</text:p>
              </table:table-cell>
              <table:table-cell office:value-type="float" office:value="10">
                <text:p>10</text:p>
              </table:table-cell>
              <table:table-cell office:value-type="float" office:value="1.57563591003418">
                <text:p>1.57563591003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5113162994385">
                <text:p>0.215113162994385</text:p>
              </table:table-cell>
              <table:table-cell office:value-type="float" office:value="0.220194101333618">
                <text:p>0.220194101333618</text:p>
              </table:table-cell>
              <table:table-cell office:value-type="float" office:value="10">
                <text:p>10</text:p>
              </table:table-cell>
              <table:table-cell office:value-type="float" office:value="0.226030826568604">
                <text:p>0.226030826568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2357015609741">
                <text:p>0.242357015609741</text:p>
              </table:table-cell>
              <table:table-cell office:value-type="float" office:value="0.249589920043945">
                <text:p>0.249589920043945</text:p>
              </table:table-cell>
              <table:table-cell office:value-type="float" office:value="15">
                <text:p>15</text:p>
              </table:table-cell>
              <table:table-cell office:value-type="float" office:value="0.253065824508667">
                <text:p>0.25306582450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2618999481201">
                <text:p>0.282618999481201</text:p>
              </table:table-cell>
              <table:table-cell office:value-type="float" office:value="0.282855987548828">
                <text:p>0.282855987548828</text:p>
              </table:table-cell>
              <table:table-cell office:value-type="float" office:value="15">
                <text:p>15</text:p>
              </table:table-cell>
              <table:table-cell office:value-type="float" office:value="0.28507399559021">
                <text:p>0.28507399559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1961126327515">
                <text:p>0.861961126327515</text:p>
              </table:table-cell>
              <table:table-cell office:value-type="float" office:value="0.850291967391968">
                <text:p>0.850291967391968</text:p>
              </table:table-cell>
              <table:table-cell office:value-type="float" office:value="15">
                <text:p>15</text:p>
              </table:table-cell>
              <table:table-cell office:value-type="float" office:value="0.846692085266113">
                <text:p>0.846692085266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3717927932739">
                <text:p>0.973717927932739</text:p>
              </table:table-cell>
              <table:table-cell office:value-type="float" office:value="0.968384027481079">
                <text:p>0.968384027481079</text:p>
              </table:table-cell>
              <table:table-cell office:value-type="float" office:value="15">
                <text:p>15</text:p>
              </table:table-cell>
              <table:table-cell office:value-type="float" office:value="0.977978944778442">
                <text:p>0.97797894477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4880900382996">
                <text:p>2.84880900382996</text:p>
              </table:table-cell>
              <table:table-cell office:value-type="float" office:value="2.82736396789551">
                <text:p>2.82736396789551</text:p>
              </table:table-cell>
              <table:table-cell office:value-type="float" office:value="15">
                <text:p>15</text:p>
              </table:table-cell>
              <table:table-cell office:value-type="float" office:value="2.850172996521">
                <text:p>2.850172996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0476198196411">
                <text:p>3.20476198196411</text:p>
              </table:table-cell>
              <table:table-cell office:value-type="float" office:value="3.18528079986572">
                <text:p>3.18528079986572</text:p>
              </table:table-cell>
              <table:table-cell office:value-type="float" office:value="20">
                <text:p>20</text:p>
              </table:table-cell>
              <table:table-cell office:value-type="float" office:value="3.18324995040894">
                <text:p>3.18324995040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223205566406">
                <text:p>2.02223205566406</text:p>
              </table:table-cell>
              <table:table-cell office:value-type="float" office:value="2.01614308357239">
                <text:p>2.01614308357239</text:p>
              </table:table-cell>
              <table:table-cell office:value-type="float" office:value="20">
                <text:p>20</text:p>
              </table:table-cell>
              <table:table-cell office:value-type="float" office:value="2.01758980751038">
                <text:p>2.01758980751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4464073181152">
                <text:p>0.334464073181152</text:p>
              </table:table-cell>
              <table:table-cell office:value-type="float" office:value="0.311187982559204">
                <text:p>0.311187982559204</text:p>
              </table:table-cell>
              <table:table-cell office:value-type="float" office:value="20">
                <text:p>20</text:p>
              </table:table-cell>
              <table:table-cell office:value-type="float" office:value="0.318031072616577">
                <text:p>0.318031072616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1451683044434">
                <text:p>3.01451683044434</text:p>
              </table:table-cell>
              <table:table-cell office:value-type="float" office:value="3.00749397277832">
                <text:p>3.00749397277832</text:p>
              </table:table-cell>
              <table:table-cell office:value-type="float" office:value="20">
                <text:p>20</text:p>
              </table:table-cell>
              <table:table-cell office:value-type="float" office:value="3.00980687141418">
                <text:p>3.00980687141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25679063797">
                <text:p>3.825679063797</text:p>
              </table:table-cell>
              <table:table-cell office:value-type="float" office:value="3.83151197433472">
                <text:p>3.83151197433472</text:p>
              </table:table-cell>
              <table:table-cell office:value-type="float" office:value="20">
                <text:p>20</text:p>
              </table:table-cell>
              <table:table-cell office:value-type="float" office:value="3.84084987640381">
                <text:p>3.8408498764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5633401870728">
                <text:p>2.55633401870728</text:p>
              </table:table-cell>
              <table:table-cell office:value-type="float" office:value="2.59605503082275">
                <text:p>2.59605503082275</text:p>
              </table:table-cell>
              <table:table-cell office:value-type="float" office:value="25">
                <text:p>25</text:p>
              </table:table-cell>
              <table:table-cell office:value-type="float" office:value="2.56216716766357">
                <text:p>2.5621671676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3244218826294">
                <text:p>4.93244218826294</text:p>
              </table:table-cell>
              <table:table-cell office:value-type="float" office:value="4.92323088645935">
                <text:p>4.92323088645935</text:p>
              </table:table-cell>
              <table:table-cell office:value-type="float" office:value="25">
                <text:p>25</text:p>
              </table:table-cell>
              <table:table-cell office:value-type="float" office:value="4.9846670627594">
                <text:p>4.9846670627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2188520431519">
                <text:p>5.22188520431519</text:p>
              </table:table-cell>
              <table:table-cell office:value-type="float" office:value="5.27702498435974">
                <text:p>5.27702498435974</text:p>
              </table:table-cell>
              <table:table-cell office:value-type="float" office:value="25">
                <text:p>25</text:p>
              </table:table-cell>
              <table:table-cell office:value-type="float" office:value="5.28946495056152">
                <text:p>5.28946495056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6963610649109">
                <text:p>3.56963610649109</text:p>
              </table:table-cell>
              <table:table-cell office:value-type="float" office:value="3.53899693489075">
                <text:p>3.53899693489075</text:p>
              </table:table-cell>
              <table:table-cell office:value-type="float" office:value="25">
                <text:p>25</text:p>
              </table:table-cell>
              <table:table-cell office:value-type="float" office:value="3.55307412147522">
                <text:p>3.55307412147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9300503730774">
                <text:p>4.99300503730774</text:p>
              </table:table-cell>
              <table:table-cell office:value-type="float" office:value="5.00108909606934">
                <text:p>5.00108909606934</text:p>
              </table:table-cell>
              <table:table-cell office:value-type="float" office:value="25">
                <text:p>25</text:p>
              </table:table-cell>
              <table:table-cell office:value-type="float" office:value="5.00530815124512">
                <text:p>5.00530815124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0621294975281">
                <text:p>5.00621294975281</text:p>
              </table:table-cell>
              <table:table-cell office:value-type="float" office:value="4.88018012046814">
                <text:p>4.88018012046814</text:p>
              </table:table-cell>
              <table:table-cell office:value-type="float" office:value="30">
                <text:p>30</text:p>
              </table:table-cell>
              <table:table-cell office:value-type="float" office:value="4.91999197006226">
                <text:p>4.91999197006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1738796234131">
                <text:p>3.91738796234131</text:p>
              </table:table-cell>
              <table:table-cell office:value-type="float" office:value="3.90037393569946">
                <text:p>3.90037393569946</text:p>
              </table:table-cell>
              <table:table-cell office:value-type="float" office:value="30">
                <text:p>30</text:p>
              </table:table-cell>
              <table:table-cell office:value-type="float" office:value="3.9190719127655">
                <text:p>3.919071912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9.16958403587">
                <text:p>1839.16958403587</text:p>
              </table:table-cell>
              <table:table-cell office:value-type="float" office:value="1837.31259298325">
                <text:p>1837.31259298325</text:p>
              </table:table-cell>
              <table:table-cell office:value-type="float" office:value="30">
                <text:p>30</text:p>
              </table:table-cell>
              <table:table-cell office:value-type="float" office:value="1850.49319601059">
                <text:p>1850.49319601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864068508148">
                <text:p>55.1864068508148</text:p>
              </table:table-cell>
              <table:table-cell office:value-type="float" office:value="54.5619630813599">
                <text:p>54.5619630813599</text:p>
              </table:table-cell>
              <table:table-cell office:value-type="float" office:value="30">
                <text:p>30</text:p>
              </table:table-cell>
              <table:table-cell office:value-type="float" office:value="55.90172290802">
                <text:p>55.90172290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1137080192566">
                <text:p>3.61137080192566</text:p>
              </table:table-cell>
              <table:table-cell office:value-type="float" office:value="3.64087986946106">
                <text:p>3.64087986946106</text:p>
              </table:table-cell>
              <table:table-cell office:value-type="float" office:value="30">
                <text:p>30</text:p>
              </table:table-cell>
              <table:table-cell office:value-type="float" office:value="3.59146618843079">
                <text:p>3.59146618843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7.289262056351">
                <text:p>817.289262056351</text:p>
              </table:table-cell>
              <table:table-cell office:value-type="float" office:value="828.775786876678">
                <text:p>828.775786876678</text:p>
              </table:table-cell>
              <table:table-cell office:value-type="float" office:value="35">
                <text:p>35</text:p>
              </table:table-cell>
              <table:table-cell office:value-type="float" office:value="831.752591133118">
                <text:p>831.752591133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Number of max-flow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L2:Campinas.L32 'Campinas - relaxed '.L2:'Campinas - relaxed '.L32 'Campinas - relaxed '.K2:'Campinas - relaxed '.K34 'Campinas - no intersection - relaxed '.L2:'Campinas - no intersection - relaxed '.L33" chart:data-source-has-labels="row" svg:x="1.331cm" svg:y="1.275cm" svg:width="9.149cm" svg:height="6.564cm">
          <chartooo:coordinate-region svg:x="2.323cm" svg:y="1.474cm" svg:width="8.157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Campinas.L2:Campinas.L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L2:'Campinas - relaxed '.L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L2:'Campinas - no intersection - relaxed '.L33" chart:label-cell-address="'Campinas graphics'.J7:'Campinas graphics'.J7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Campinas.L2:Campinas.L32</svg:desc>
                </draw:g>
              </table:table-cell>
              <table:table-cell office:value-type="float" office:value="0">
                <text:p>0</text:p>
                <draw:g>
                  <svg:desc>'Campinas - relaxed '.L2:'Campinas - relaxed '.L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0">
                <text:p>0</text:p>
                <draw:g>
                  <svg:desc>'Campinas - no intersection - relaxed '.L2:'Campinas - no intersection - relaxed '.L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44">
                <text:p>944</text:p>
              </table:table-cell>
              <table:table-cell office:value-type="float" office:value="15">
                <text:p>1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36">
                <text:p>536</text:p>
              </table:table-cell>
              <table:table-cell office:value-type="float" office:value="15">
                <text:p>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0">
                <text:p>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183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">
                <text:p>352</text:p>
              </table:table-cell>
              <table:table-cell office:value-type="float" office:value="73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">
                <text:p>31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92">
                <text:p>192</text:p>
              </table:table-cell>
              <table:table-cell office:value-type="float" office:value="25">
                <text:p>2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492">
                <text:p>492</text:p>
              </table:table-cell>
              <table:table-cell office:value-type="float" office:value="25">
                <text:p>2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2">
                <text:p>1582</text:p>
              </table:table-cell>
              <table:table-cell office:value-type="float" office:value="467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">
                <text:p>195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8">
                <text:p>2968</text:p>
              </table:table-cell>
              <table:table-cell office:value-type="float" office:value="149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0">
                <text:p>660</text:p>
              </table:table-cell>
              <table:table-cell office:value-type="float" office:value="878">
                <text:p>878</text:p>
              </table:table-cell>
              <table:table-cell office:value-type="float" office:value="30">
                <text:p>3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4">
                <text:p>844</text:p>
              </table:table-cell>
              <table:table-cell office:value-type="float" office:value="322">
                <text:p>322</text:p>
              </table:table-cell>
              <table:table-cell office:value-type="float" office:value="30">
                <text:p>3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3">
                <text:p>1173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N2:Campinas.N32 'Campinas - relaxed '.N2:'Campinas - relaxed '.N32 'Campinas - relaxed '.K2:'Campinas - relaxed '.K34 'Campinas - no intersection - relaxed '.N2:'Campinas - no intersection - relaxed '.N32" chart:data-source-has-labels="row" svg:x="1.331cm" svg:y="1.275cm" svg:width="9.149cm" svg:height="6.564cm">
          <chartooo:coordinate-region svg:x="2.508cm" svg:y="1.474cm" svg:width="7.961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Campinas.N2:Campinas.N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N2:'Campinas - relaxed '.N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N2:'Campinas - no intersection - relaxed '.N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Campinas.N2:Campinas.N32</svg:desc>
                </draw:g>
              </table:table-cell>
              <table:table-cell office:value-type="float" office:value="19">
                <text:p>19</text:p>
                <draw:g>
                  <svg:desc>'Campinas - relaxed '.N2:'Campinas - relaxed '.N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9">
                <text:p>19</text:p>
                <draw:g>
                  <svg:desc>'Campinas - no intersection - relaxed '.N2:'Campinas - no intersection - relaxed '.N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0">
                <text:p>1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0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5">
                <text:p>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5">
                <text:p>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5">
                <text:p>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35">
                <text:p>19935</text:p>
              </table:table-cell>
              <table:table-cell office:value-type="float" office:value="19935">
                <text:p>19935</text:p>
              </table:table-cell>
              <table:table-cell office:value-type="float" office:value="30">
                <text:p>30</text:p>
              </table:table-cell>
              <table:table-cell office:value-type="float" office:value="19935">
                <text:p>19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9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30">
                <text:p>30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04">
                <text:p>9704</text:p>
              </table:table-cell>
              <table:table-cell office:value-type="float" office:value="9704">
                <text:p>9704</text:p>
              </table:table-cell>
              <table:table-cell office:value-type="float" office:value="35">
                <text:p>35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V2:'Campinas random'.V27 'Campinas random - relaxed'.V2:'Campinas random - relaxed'.V27 'Campinas random - no intersection - relaxed'.V2:'Campinas random - no intersection - relaxed'.V27" chart:data-source-has-labels="row" svg:x="1.331cm" svg:y="1.275cm" svg:width="9.149cm" svg:height="6.564cm">
          <chartooo:coordinate-region svg:x="2.138cm" svg:y="1.474cm" svg:width="8.34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'.V2:'Campinas random'.V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V2:'Campinas random - relaxed'.V27" chart:label-cell-address="'Campinas graphics'.J6:'Campinas graphics'.J6" chart:class="chart:bar">
            <chart:data-point chart:repeated="26"/>
          </chart:series>
          <chart:series chart:style-name="ch12" chart:values-cell-range-address="'Campinas random - no intersection - relaxed'.V2:'Campinas random - no intersection - relaxed'.V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2946608719116">
                <text:p>6.82946608719116</text:p>
                <draw:g>
                  <svg:desc>'Campinas random'.V2:'Campinas random'.V27</svg:desc>
                </draw:g>
              </table:table-cell>
              <table:table-cell office:value-type="float" office:value="7.02537974889465">
                <text:p>7.02537974889465</text:p>
                <draw:g>
                  <svg:desc>'Campinas random - relaxed'.V2:'Campinas random - relaxed'.V27</svg:desc>
                </draw:g>
              </table:table-cell>
              <table:table-cell office:value-type="float" office:value="4.93472720827966">
                <text:p>4.93472720827966</text:p>
                <draw:g>
                  <svg:desc>'Campinas random - no intersection - relaxed'.V2:'Campinas random - no intersection - relaxed'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4740226222412">
                <text:p>0.834740226222412</text:p>
              </table:table-cell>
              <table:table-cell office:value-type="float" office:value="0.490443161840576">
                <text:p>0.490443161840576</text:p>
              </table:table-cell>
              <table:table-cell office:value-type="float" office:value="0.482311829828979">
                <text:p>0.48231182982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6507477054443">
                <text:p>0.0916507477054443</text:p>
              </table:table-cell>
              <table:table-cell office:value-type="float" office:value="0.0876307728961182">
                <text:p>0.0876307728961182</text:p>
              </table:table-cell>
              <table:table-cell office:value-type="float" office:value="0.0822153659884033">
                <text:p>0.0822153659884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749432554321">
                <text:p>0.112749432554321</text:p>
              </table:table-cell>
              <table:table-cell office:value-type="float" office:value="0.0399002044691162">
                <text:p>0.0399002044691162</text:p>
              </table:table-cell>
              <table:table-cell office:value-type="float" office:value="0.0371707029018555">
                <text:p>0.037170702901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919306644898">
                <text:p>0.141919306644898</text:p>
              </table:table-cell>
              <table:table-cell office:value-type="float" office:value="1.44622659302759">
                <text:p>1.44622659302759</text:p>
              </table:table-cell>
              <table:table-cell office:value-type="float" office:value="1.44993880695642">
                <text:p>1.4499388069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1820643772339">
                <text:p>0.921820643772339</text:p>
              </table:table-cell>
              <table:table-cell office:value-type="float" office:value="49.223953541745">
                <text:p>49.223953541745</text:p>
              </table:table-cell>
              <table:table-cell office:value-type="float" office:value="48.7415109211447">
                <text:p>48.7415109211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1767076765503">
                <text:p>0.521767076765503</text:p>
              </table:table-cell>
              <table:table-cell office:value-type="float" office:value="0.848408940470093">
                <text:p>0.848408940470093</text:p>
              </table:table-cell>
              <table:table-cell office:value-type="float" office:value="0.815636361884277">
                <text:p>0.815636361884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398739155896">
                <text:p>0.69398739155896</text:p>
              </table:table-cell>
              <table:table-cell office:value-type="float" office:value="4.04506509469531">
                <text:p>4.04506509469531</text:p>
              </table:table-cell>
              <table:table-cell office:value-type="float" office:value="4.05201870737293">
                <text:p>4.05201870737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5362507311646">
                <text:p>3.45362507311646</text:p>
              </table:table-cell>
              <table:table-cell office:value-type="float" office:value="0.362232518093018">
                <text:p>0.362232518093018</text:p>
              </table:table-cell>
              <table:table-cell office:value-type="float" office:value="0.370396609988281">
                <text:p>0.37039660998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9774234999512">
                <text:p>0.909774234999512</text:p>
              </table:table-cell>
              <table:table-cell office:value-type="float" office:value="2.79750911408582">
                <text:p>2.79750911408582</text:p>
              </table:table-cell>
              <table:table-cell office:value-type="float" office:value="2.87840047335632">
                <text:p>2.87840047335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767329467371">
                <text:p>1.20767329467371</text:p>
              </table:table-cell>
              <table:table-cell office:value-type="float" office:value="2.26371646068957">
                <text:p>2.26371646068957</text:p>
              </table:table-cell>
              <table:table-cell office:value-type="float" office:value="2.23334444817688">
                <text:p>2.23334444817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7330592111023">
                <text:p>1.87330592111023</text:p>
              </table:table-cell>
              <table:table-cell office:value-type="float" office:value="1.0368910114812">
                <text:p>1.0368910114812</text:p>
              </table:table-cell>
              <table:table-cell office:value-type="float" office:value="1.00480433710156">
                <text:p>1.00480433710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247471130212">
                <text:p>1.22247471130212</text:p>
              </table:table-cell>
              <table:table-cell office:value-type="float" office:value="13.4782716072461">
                <text:p>13.4782716072461</text:p>
              </table:table-cell>
              <table:table-cell office:value-type="float" office:value="13.7513160749048">
                <text:p>13.7513160749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5372591795251">
                <text:p>1.45372591795251</text:p>
              </table:table-cell>
              <table:table-cell office:value-type="float" office:value="23.5087057494904">
                <text:p>23.5087057494904</text:p>
              </table:table-cell>
              <table:table-cell office:value-type="float" office:value="23.4103594453472">
                <text:p>23.4103594453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9970555438061">
                <text:p>3.69970555438061</text:p>
              </table:table-cell>
              <table:table-cell office:value-type="float" office:value="1.71217890312854">
                <text:p>1.71217890312854</text:p>
              </table:table-cell>
              <table:table-cell office:value-type="float" office:value="1.49350669572595">
                <text:p>1.49350669572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9634467609122">
                <text:p>98.9634467609122</text:p>
              </table:table-cell>
              <table:table-cell office:value-type="float" office:value="27.5479757599518">
                <text:p>27.5479757599518</text:p>
              </table:table-cell>
              <table:table-cell office:value-type="float" office:value="27.3670331233752">
                <text:p>27.3670331233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0492227301733">
                <text:p>3.40492227301733</text:p>
              </table:table-cell>
              <table:table-cell office:value-type="float" office:value="7.91983420940674">
                <text:p>7.91983420940674</text:p>
              </table:table-cell>
              <table:table-cell office:value-type="float" office:value="7.9799736146449">
                <text:p>7.9799736146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.503754631313">
                <text:p>398.503754631313</text:p>
              </table:table-cell>
              <table:table-cell office:value-type="float" office:value="542.147912480726">
                <text:p>542.147912480726</text:p>
              </table:table-cell>
              <table:table-cell office:value-type="float" office:value="551.656646966498">
                <text:p>551.656646966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6444755368129">
                <text:p>30.6444755368129</text:p>
              </table:table-cell>
              <table:table-cell office:value-type="float" office:value="2.26011486982642">
                <text:p>2.26011486982642</text:p>
              </table:table-cell>
              <table:table-cell office:value-type="float" office:value="2.55612688933813">
                <text:p>2.55612688933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60579625398">
                <text:p>1.0660579625398</text:p>
              </table:table-cell>
              <table:table-cell office:value-type="float" office:value="22.7517033492278">
                <text:p>22.7517033492278</text:p>
              </table:table-cell>
              <table:table-cell office:value-type="float" office:value="22.6520288751079">
                <text:p>22.6520288751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.75985436991">
                <text:p>398.75985436991</text:p>
              </table:table-cell>
              <table:table-cell office:value-type="float" office:value="267.652169175267">
                <text:p>267.652169175267</text:p>
              </table:table-cell>
              <table:table-cell office:value-type="float" office:value="251.269626091547">
                <text:p>251.269626091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596651093105">
                <text:p>124.596651093105</text:p>
              </table:table-cell>
              <table:table-cell office:value-type="float" office:value="238.918167172377">
                <text:p>238.918167172377</text:p>
              </table:table-cell>
              <table:table-cell office:value-type="float" office:value="246.088978681103">
                <text:p>246.088978681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5303079727612">
                <text:p>4.55303079727612</text:p>
              </table:table-cell>
              <table:table-cell office:value-type="float" office:value="43.8458255445601">
                <text:p>43.8458255445601</text:p>
              </table:table-cell>
              <table:table-cell office:value-type="float" office:value="40.7887975233386">
                <text:p>40.7887975233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.1630963938893">
                <text:p>67.1630963938893</text:p>
              </table:table-cell>
              <table:table-cell office:value-type="float" office:value="477.543265284294">
                <text:p>477.543265284294</text:p>
              </table:table-cell>
              <table:table-cell office:value-type="float" office:value="492.928243445222">
                <text:p>492.928243445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.22010101345">
                <text:p>404.22010101345</text:p>
              </table:table-cell>
              <table:table-cell office:value-type="float" office:value="308.183838423006">
                <text:p>308.183838423006</text:p>
              </table:table-cell>
              <table:table-cell office:value-type="float" office:value="312.226397287228">
                <text:p>312.226397287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2395017020228">
                <text:p>68.2395017020228</text:p>
              </table:table-cell>
              <table:table-cell office:value-type="float" office:value="116.909951027251">
                <text:p>116.909951027251</text:p>
              </table:table-cell>
              <table:table-cell office:value-type="float" office:value="111.540731257898">
                <text:p>111.5407312578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Max-flow separation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M2:'Campinas random'.M27 'Campinas random - relaxed'.M2:'Campinas random - relaxed'.M27 'Campinas - relaxed '.K2:'Campinas - relaxed '.K34 'Campinas random - no intersection - relaxed'.M2:'Campinas random - no intersection - relaxed'.M27" chart:data-source-has-labels="row" svg:x="1.331cm" svg:y="1.275cm" svg:width="9.149cm" svg:height="6.564cm">
          <chartooo:coordinate-region svg:x="2.138cm" svg:y="1.474cm" svg:width="8.34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'.M2:'Campinas random'.M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M2:'Campinas random - relaxed'.M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M2:'Campinas random - no intersection - relaxed'.M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08696393">
                <text:p>2.108696393</text:p>
                <draw:g>
                  <svg:desc>'Campinas random'.M2:'Campinas random'.M27</svg:desc>
                </draw:g>
              </table:table-cell>
              <table:table-cell office:value-type="float" office:value="2.179468322">
                <text:p>2.179468322</text:p>
                <draw:g>
                  <svg:desc>'Campinas random - relaxed'.M2:'Campinas random - relaxed'.M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31761676">
                <text:p>2.31761676</text:p>
                <draw:g>
                  <svg:desc>'Campinas random - no intersection - relaxed'.M2:'Campinas random - no intersection - relaxed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9660437">
                <text:p>0.349660437</text:p>
              </table:table-cell>
              <table:table-cell office:value-type="float" office:value="0.081817898">
                <text:p>0.081817898</text:p>
              </table:table-cell>
              <table:table-cell office:value-type="float" office:value="5">
                <text:p>5</text:p>
              </table:table-cell>
              <table:table-cell office:value-type="float" office:value="0.06492564">
                <text:p>0.06492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5115439">
                <text:p>0.055115439</text:p>
              </table:table-cell>
              <table:table-cell office:value-type="float" office:value="0.049731968">
                <text:p>0.049731968</text:p>
              </table:table-cell>
              <table:table-cell office:value-type="float" office:value="5">
                <text:p>5</text:p>
              </table:table-cell>
              <table:table-cell office:value-type="float" office:value="0.04776102">
                <text:p>0.04776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211966">
                <text:p>0.080211966</text:p>
              </table:table-cell>
              <table:table-cell office:value-type="float" office:value="0.007728187">
                <text:p>0.007728187</text:p>
              </table:table-cell>
              <table:table-cell office:value-type="float" office:value="5">
                <text:p>5</text:p>
              </table:table-cell>
              <table:table-cell office:value-type="float" office:value="0.007341491">
                <text:p>0.007341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979575">
                <text:p>0.069979575</text:p>
              </table:table-cell>
              <table:table-cell office:value-type="float" office:value="1.374258546">
                <text:p>1.374258546</text:p>
              </table:table-cell>
              <table:table-cell office:value-type="float" office:value="5">
                <text:p>5</text:p>
              </table:table-cell>
              <table:table-cell office:value-type="float" office:value="1.381751872">
                <text:p>1.381751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1944812">
                <text:p>0.291944812</text:p>
              </table:table-cell>
              <table:table-cell office:value-type="float" office:value="48.605104088">
                <text:p>48.605104088</text:p>
              </table:table-cell>
              <table:table-cell office:value-type="float" office:value="10">
                <text:p>10</text:p>
              </table:table-cell>
              <table:table-cell office:value-type="float" office:value="48.425057843">
                <text:p>48.425057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6740853">
                <text:p>0.346740853</text:p>
              </table:table-cell>
              <table:table-cell office:value-type="float" office:value="0.66659612">
                <text:p>0.66659612</text:p>
              </table:table-cell>
              <table:table-cell office:value-type="float" office:value="10">
                <text:p>10</text:p>
              </table:table-cell>
              <table:table-cell office:value-type="float" office:value="0.64016446">
                <text:p>0.64016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2426669">
                <text:p>0.392426669</text:p>
              </table:table-cell>
              <table:table-cell office:value-type="float" office:value="3.732901101">
                <text:p>3.732901101</text:p>
              </table:table-cell>
              <table:table-cell office:value-type="float" office:value="10">
                <text:p>10</text:p>
              </table:table-cell>
              <table:table-cell office:value-type="float" office:value="3.752176812">
                <text:p>3.752176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11346192">
                <text:p>3.211346192</text:p>
              </table:table-cell>
              <table:table-cell office:value-type="float" office:value="0.117637153">
                <text:p>0.117637153</text:p>
              </table:table-cell>
              <table:table-cell office:value-type="float" office:value="10">
                <text:p>10</text:p>
              </table:table-cell>
              <table:table-cell office:value-type="float" office:value="0.132603211">
                <text:p>0.132603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543782">
                <text:p>0.60543782</text:p>
              </table:table-cell>
              <table:table-cell office:value-type="float" office:value="2.50085304">
                <text:p>2.50085304</text:p>
              </table:table-cell>
              <table:table-cell office:value-type="float" office:value="10">
                <text:p>10</text:p>
              </table:table-cell>
              <table:table-cell office:value-type="float" office:value="2.58766494">
                <text:p>2.58766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847969">
                <text:p>0.76847969</text:p>
              </table:table-cell>
              <table:table-cell office:value-type="float" office:value="1.813824681">
                <text:p>1.813824681</text:p>
              </table:table-cell>
              <table:table-cell office:value-type="float" office:value="15">
                <text:p>15</text:p>
              </table:table-cell>
              <table:table-cell office:value-type="float" office:value="1.807669502">
                <text:p>1.807669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8012235">
                <text:p>0.978012235</text:p>
              </table:table-cell>
              <table:table-cell office:value-type="float" office:value="0.119608585">
                <text:p>0.119608585</text:p>
              </table:table-cell>
              <table:table-cell office:value-type="float" office:value="15">
                <text:p>15</text:p>
              </table:table-cell>
              <table:table-cell office:value-type="float" office:value="0.086209941">
                <text:p>0.086209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7985848">
                <text:p>0.557985848</text:p>
              </table:table-cell>
              <table:table-cell office:value-type="float" office:value="12.820105612">
                <text:p>12.820105612</text:p>
              </table:table-cell>
              <table:table-cell office:value-type="float" office:value="15">
                <text:p>15</text:p>
              </table:table-cell>
              <table:table-cell office:value-type="float" office:value="13.106815469">
                <text:p>13.106815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9866095">
                <text:p>0.889866095</text:p>
              </table:table-cell>
              <table:table-cell office:value-type="float" office:value="22.923056005">
                <text:p>22.923056005</text:p>
              </table:table-cell>
              <table:table-cell office:value-type="float" office:value="15">
                <text:p>15</text:p>
              </table:table-cell>
              <table:table-cell office:value-type="float" office:value="22.86645157">
                <text:p>22.86645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6963956">
                <text:p>2.766963956</text:p>
              </table:table-cell>
              <table:table-cell office:value-type="float" office:value="0.731614339">
                <text:p>0.731614339</text:p>
              </table:table-cell>
              <table:table-cell office:value-type="float" office:value="15">
                <text:p>15</text:p>
              </table:table-cell>
              <table:table-cell office:value-type="float" office:value="0.558197407">
                <text:p>0.558197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824007661">
                <text:p>93.824007661</text:p>
              </table:table-cell>
              <table:table-cell office:value-type="float" office:value="22.443196131">
                <text:p>22.443196131</text:p>
              </table:table-cell>
              <table:table-cell office:value-type="float" office:value="20">
                <text:p>20</text:p>
              </table:table-cell>
              <table:table-cell office:value-type="float" office:value="22.259063181">
                <text:p>22.259063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3199007">
                <text:p>0.863199007</text:p>
              </table:table-cell>
              <table:table-cell office:value-type="float" office:value="5.373317634">
                <text:p>5.373317634</text:p>
              </table:table-cell>
              <table:table-cell office:value-type="float" office:value="20">
                <text:p>20</text:p>
              </table:table-cell>
              <table:table-cell office:value-type="float" office:value="5.445395635">
                <text:p>5.445395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.396333065">
                <text:p>391.396333065</text:p>
              </table:table-cell>
              <table:table-cell office:value-type="float" office:value="535.000475551">
                <text:p>535.000475551</text:p>
              </table:table-cell>
              <table:table-cell office:value-type="float" office:value="20">
                <text:p>20</text:p>
              </table:table-cell>
              <table:table-cell office:value-type="float" office:value="544.485076968">
                <text:p>544.485076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735220071">
                <text:p>28.735220071</text:p>
              </table:table-cell>
              <table:table-cell office:value-type="float" office:value="0.355539165">
                <text:p>0.355539165</text:p>
              </table:table-cell>
              <table:table-cell office:value-type="float" office:value="20">
                <text:p>20</text:p>
              </table:table-cell>
              <table:table-cell office:value-type="float" office:value="0.453866342">
                <text:p>0.453866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917254">
                <text:p>0.13917254</text:p>
              </table:table-cell>
              <table:table-cell office:value-type="float" office:value="21.863953295">
                <text:p>21.863953295</text:p>
              </table:table-cell>
              <table:table-cell office:value-type="float" office:value="20">
                <text:p>20</text:p>
              </table:table-cell>
              <table:table-cell office:value-type="float" office:value="21.813710979">
                <text:p>21.813710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2.223668539">
                <text:p>392.223668539</text:p>
              </table:table-cell>
              <table:table-cell office:value-type="float" office:value="261.117405821">
                <text:p>261.117405821</text:p>
              </table:table-cell>
              <table:table-cell office:value-type="float" office:value="25">
                <text:p>25</text:p>
              </table:table-cell>
              <table:table-cell office:value-type="float" office:value="244.775584593">
                <text:p>244.775584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438086033">
                <text:p>119.438086033</text:p>
              </table:table-cell>
              <table:table-cell office:value-type="float" office:value="233.650105993">
                <text:p>233.650105993</text:p>
              </table:table-cell>
              <table:table-cell office:value-type="float" office:value="25">
                <text:p>25</text:p>
              </table:table-cell>
              <table:table-cell office:value-type="float" office:value="240.904337094">
                <text:p>240.904337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7637218">
                <text:p>0.227637218</text:p>
              </table:table-cell>
              <table:table-cell office:value-type="float" office:value="39.528413119">
                <text:p>39.528413119</text:p>
              </table:table-cell>
              <table:table-cell office:value-type="float" office:value="25">
                <text:p>25</text:p>
              </table:table-cell>
              <table:table-cell office:value-type="float" office:value="36.545344724">
                <text:p>36.545344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294298974">
                <text:p>60.294298974</text:p>
              </table:table-cell>
              <table:table-cell office:value-type="float" office:value="470.590615942">
                <text:p>470.590615942</text:p>
              </table:table-cell>
              <table:table-cell office:value-type="float" office:value="25">
                <text:p>25</text:p>
              </table:table-cell>
              <table:table-cell office:value-type="float" office:value="486.135328929">
                <text:p>486.135328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.258515654">
                <text:p>400.258515654</text:p>
              </table:table-cell>
              <table:table-cell office:value-type="float" office:value="304.123907708">
                <text:p>304.123907708</text:p>
              </table:table-cell>
              <table:table-cell office:value-type="float" office:value="25">
                <text:p>25</text:p>
              </table:table-cell>
              <table:table-cell office:value-type="float" office:value="308.320229064">
                <text:p>308.32022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410014764">
                <text:p>64.410014764</text:p>
              </table:table-cell>
              <table:table-cell office:value-type="float" office:value="113.02680522">
                <text:p>113.02680522</text:p>
              </table:table-cell>
              <table:table-cell office:value-type="float" office:value="30">
                <text:p>30</text:p>
              </table:table-cell>
              <table:table-cell office:value-type="float" office:value="107.769854519">
                <text:p>107.769854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'Campinas random'.J2:'Campinas random'.J32" svg:x="1.331cm" svg:y="1.275cm" svg:width="14.349cm" svg:height="6.564cm">
          <chartooo:coordinate-region svg:x="2.058cm" svg:y="1.474cm" svg:width="13.622cm" svg:height="5.718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'Campinas random'.J2:'Campinas random'.J32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48766762">
                <text:p>2.148766762</text:p>
                <draw:g>
                  <svg:desc>'Campinas random'.J2:'Campinas random'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14496">
                <text:p>0.002814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90486">
                <text:p>0.002590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96546">
                <text:p>0.002996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96032">
                <text:p>0.002896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3075409">
                <text:p>0.313075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9312">
                <text:p>0.003129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995312">
                <text:p>0.005995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00232">
                <text:p>0.006700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48639">
                <text:p>0.003248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350676">
                <text:p>0.011350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550249">
                <text:p>0.010550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661011">
                <text:p>0.013661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264425">
                <text:p>0.012264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759925">
                <text:p>0.019759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1053393">
                <text:p>0.021053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4338543">
                <text:p>0.034338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266039">
                <text:p>0.016266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619215">
                <text:p>0.030619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5753779">
                <text:p>0.075753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4344933">
                <text:p>0.064344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44476">
                <text:p>0.045644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004974">
                <text:p>0.0230049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146534">
                <text:p>0.056146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8251865">
                <text:p>0.068251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264543">
                <text:p>0.05264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